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3" style:family="table">
      <style:table-properties style:width="3.649cm" table:align="margins"/>
    </style:style>
    <style:style style:name="Table13.A" style:family="table-column">
      <style:table-column-properties style:column-width="3.649cm" style:rel-column-width="65535*"/>
    </style:style>
    <style:style style:name="Table13.A1" style:family="table-cell">
      <style:table-cell-properties fo:padding="0.097cm" fo:border="0.5pt solid #000000"/>
    </style:style>
    <style:style style:name="Table13.A2" style:family="table-cell">
      <style:table-cell-properties fo:padding="0.097cm" fo:border-left="0.5pt solid #000000" fo:border-right="0.5pt solid #000000" fo:border-top="none" fo:border-bottom="0.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3cm" style:rel-column-width="11566*"/>
    </style:style>
    <style:style style:name="Table14.B" style:family="table-column">
      <style:table-column-properties style:column-width="1cm" style:rel-column-width="3855*"/>
    </style:style>
    <style:style style:name="Table14.O" style:family="table-column">
      <style:table-column-properties style:column-width="1cm" style:rel-column-width="3854*"/>
    </style:style>
    <style:style style:name="Table14.A1" style:family="table-cell">
      <style:table-cell-properties style:vertical-align="middle" fo:padding="0.097cm" fo:border="none"/>
    </style:style>
    <style:style style:name="Table14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4.O1" style:family="table-cell">
      <style:table-cell-properties style:vertical-align="middle" fo:padding="0.097cm" fo:border="0.5pt solid #000000"/>
    </style:style>
    <style:style style:name="Table1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4.O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16.967cm" table:align="right"/>
    </style:style>
    <style:style style:name="Table15.A" style:family="table-column">
      <style:table-column-properties style:column-width="2.979cm"/>
    </style:style>
    <style:style style:name="Table15.B" style:family="table-column">
      <style:table-column-properties style:column-width="1.004cm"/>
    </style:style>
    <style:style style:name="Table15.C" style:family="table-column">
      <style:table-column-properties style:column-width="1.002cm"/>
    </style:style>
    <style:style style:name="Table15.D" style:family="table-column">
      <style:table-column-properties style:column-width="0.975cm"/>
    </style:style>
    <style:style style:name="Table15.O" style:family="table-column">
      <style:table-column-properties style:column-width="0.981cm"/>
    </style:style>
    <style:style style:name="Table15.A1" style:family="table-cell">
      <style:table-cell-properties style:vertical-align="middle" fo:padding="0.097cm" fo:border="none"/>
    </style:style>
    <style:style style:name="Table15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5.O1" style:family="table-cell">
      <style:table-cell-properties style:vertical-align="middle" fo:padding="0.097cm" fo:border="0.5pt solid #000000"/>
    </style:style>
    <style:style style:name="Table1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5.O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1" style:family="table">
      <style:table-properties style:width="9.301cm" table:align="margins"/>
    </style:style>
    <style:style style:name="Table21.A" style:family="table-column">
      <style:table-column-properties style:column-width="4.65cm" style:rel-column-width="32761*"/>
    </style:style>
    <style:style style:name="Table21.B" style:family="table-column">
      <style:table-column-properties style:column-width="1.162cm" style:rel-column-width="8190*"/>
    </style:style>
    <style:style style:name="Table21.E" style:family="table-column">
      <style:table-column-properties style:column-width="1.164cm" style:rel-column-width="8204*"/>
    </style:style>
    <style:style style:name="Table21.A1" style:family="table-cell">
      <style:table-cell-properties fo:padding="0.097cm" fo:border="none"/>
    </style:style>
    <style:style style:name="Table21.B1" style:family="table-cell">
      <style:table-cell-properties fo:padding="0.097cm" fo:border="0.5pt solid #000000"/>
    </style:style>
    <style:style style:name="Table2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1.A3" style:family="table-cell">
      <style:table-cell-properties style:vertical-align="middle" fo:padding="0.097cm" fo:border="none"/>
    </style:style>
    <style:style style:name="Table21.B3" style:family="table-cell">
      <style:table-cell-properties fo:padding="0.097cm" fo:border-left="0.5pt solid #000000" fo:border-right="none" fo:border-top="0.5pt solid #000000" fo:border-bottom="0.5pt solid #000000"/>
    </style:style>
    <style:style style:name="Table21.C3" style:family="table-cell">
      <style:table-cell-properties fo:padding="0.097cm" fo:border-left="none" fo:border-right="none" fo:border-top="0.5pt solid #000000" fo:border-bottom="0.5pt solid #000000"/>
    </style:style>
    <style:style style:name="Table21.D3" style:family="table-cell">
      <style:table-cell-properties fo:padding="0.097cm" fo:border-left="none" fo:border-right="none" fo:border-top="0.5pt solid #000000" fo:border-bottom="0.5pt solid #000000"/>
    </style:style>
    <style:style style:name="Table21.E3" style:family="table-cell">
      <style:table-cell-properties fo:padding="0.097cm" fo:border-left="none" fo:border-right="0.5pt solid #000000" fo:border-top="0.5pt solid #000000" fo:border-bottom="0.5pt solid #000000"/>
    </style:style>
    <style:style style:name="Table21.B4" style:family="table-cell">
      <style:table-cell-properties fo:padding="0.097cm" fo:border-left="0.5pt solid #000000" fo:border-right="none" fo:border-top="0.5pt solid #000000" fo:border-bottom="0.5pt solid #000000"/>
    </style:style>
    <style:style style:name="Table21.C4" style:family="table-cell">
      <style:table-cell-properties fo:padding="0.097cm" fo:border-left="none" fo:border-right="none" fo:border-top="0.5pt solid #000000" fo:border-bottom="0.5pt solid #000000"/>
    </style:style>
    <style:style style:name="Table21.D4" style:family="table-cell">
      <style:table-cell-properties fo:padding="0.097cm" fo:border-left="none" fo:border-right="none" fo:border-top="0.5pt solid #000000" fo:border-bottom="0.5pt solid #000000"/>
    </style:style>
    <style:style style:name="Table21.E4" style:family="table-cell">
      <style:table-cell-properties fo:padding="0.097cm" fo:border-left="none" fo:border-right="0.5pt solid #000000" fo:border-top="0.5pt solid #000000" fo:border-bottom="0.5pt solid #000000"/>
    </style:style>
    <style:style style:name="Table22" style:family="table">
      <style:table-properties style:width="9.301cm" table:align="margins"/>
    </style:style>
    <style:style style:name="Table22.A" style:family="table-column">
      <style:table-column-properties style:column-width="1.034cm" style:rel-column-width="7281*"/>
    </style:style>
    <style:style style:name="Table22.I" style:family="table-column">
      <style:table-column-properties style:column-width="1.034cm" style:rel-column-width="7287*"/>
    </style:style>
    <style:style style:name="Table2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2.I1" style:family="table-cell">
      <style:table-cell-properties fo:padding="0.097cm" fo:border="0.5pt solid #000000"/>
    </style:style>
    <style:style style:name="Table22.A2" style:family="table-cell">
      <style:table-cell-properties fo:padding="0.097cm" fo:border-left="0.5pt solid #000000" fo:border-right="none" fo:border-top="none" fo:border-bottom="0.5pt solid #000000"/>
    </style:style>
    <style:style style:name="Table22.I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9.301cm" table:align="margins"/>
    </style:style>
    <style:style style:name="Table1.A" style:family="table-column">
      <style:table-column-properties style:column-width="4.65cm" style:rel-column-width="32761*"/>
    </style:style>
    <style:style style:name="Table1.B" style:family="table-column">
      <style:table-column-properties style:column-width="1.162cm" style:rel-column-width="8190*"/>
    </style:style>
    <style:style style:name="Table1.E" style:family="table-column">
      <style:table-column-properties style:column-width="1.164cm" style:rel-column-width="8204*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fo:padding="0.097cm" fo:border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style:vertical-align="middle" fo:padding="0.097cm" fo:border="none"/>
    </style:style>
    <style:style style:name="Table1.B3" style:family="table-cell">
      <style:table-cell-properties fo:padding="0.097cm" fo:border-left="0.5pt solid #000000" fo:border-right="none" fo:border-top="0.5pt solid #000000" fo:border-bottom="0.5pt solid #000000"/>
    </style:style>
    <style:style style:name="Table1.C3" style:family="table-cell">
      <style:table-cell-properties fo:padding="0.097cm" fo:border-left="none" fo:border-right="none" fo:border-top="0.5pt solid #000000" fo:border-bottom="0.5pt solid #000000"/>
    </style:style>
    <style:style style:name="Table1.D3" style:family="table-cell">
      <style:table-cell-properties fo:padding="0.097cm" fo:border-left="none" fo:border-right="none" fo:border-top="0.5pt solid #000000" fo:border-bottom="0.5pt solid #000000"/>
    </style:style>
    <style:style style:name="Table1.E3" style:family="table-cell">
      <style:table-cell-properties fo:padding="0.097cm" fo:border-left="none" fo:border-right="0.5pt solid #000000" fo:border-top="0.5pt solid #000000" fo:border-bottom="0.5pt solid #000000"/>
    </style:style>
    <style:style style:name="Table1.B4" style:family="table-cell">
      <style:table-cell-properties fo:padding="0.097cm" fo:border-left="0.5pt solid #000000" fo:border-right="none" fo:border-top="0.5pt solid #000000" fo:border-bottom="0.5pt solid #000000"/>
    </style:style>
    <style:style style:name="Table1.C4" style:family="table-cell">
      <style:table-cell-properties fo:padding="0.097cm" fo:border-left="none" fo:border-right="none" fo:border-top="0.5pt solid #000000" fo:border-bottom="0.5pt solid #000000"/>
    </style:style>
    <style:style style:name="Table1.D4" style:family="table-cell">
      <style:table-cell-properties fo:padding="0.097cm" fo:border-left="none" fo:border-right="none" fo:border-top="0.5pt solid #000000" fo:border-bottom="0.5pt solid #000000"/>
    </style:style>
    <style:style style:name="Table1.E4" style:family="table-cell">
      <style:table-cell-properties fo:padding="0.097cm" fo:border-left="none" fo:border-right="0.5pt solid #000000" fo:border-top="0.5pt solid #000000" fo:border-bottom="0.5pt solid #000000"/>
    </style:style>
    <style:style style:name="Table3" style:family="table">
      <style:table-properties style:width="9.301cm" table:align="margins"/>
    </style:style>
    <style:style style:name="Table3.A" style:family="table-column">
      <style:table-column-properties style:column-width="1.034cm" style:rel-column-width="7281*"/>
    </style:style>
    <style:style style:name="Table3.I" style:family="table-column">
      <style:table-column-properties style:column-width="1.034cm" style:rel-column-width="7287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I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I2" style:family="table-cell">
      <style:table-cell-properties fo:padding="0.097cm" fo:border-left="0.5pt solid #000000" fo:border-right="0.5pt solid #000000" fo:border-top="none" fo:border-bottom="0.5pt solid #000000"/>
    </style:style>
    <style:style style:name="Table27" style:family="table">
      <style:table-properties style:width="9.301cm" table:align="margins"/>
    </style:style>
    <style:style style:name="Table27.A" style:family="table-column">
      <style:table-column-properties style:column-width="4.65cm" style:rel-column-width="32761*"/>
    </style:style>
    <style:style style:name="Table27.B" style:family="table-column">
      <style:table-column-properties style:column-width="1.162cm" style:rel-column-width="8190*"/>
    </style:style>
    <style:style style:name="Table27.E" style:family="table-column">
      <style:table-column-properties style:column-width="1.164cm" style:rel-column-width="8204*"/>
    </style:style>
    <style:style style:name="Table27.A1" style:family="table-cell">
      <style:table-cell-properties fo:padding="0.097cm" fo:border="none"/>
    </style:style>
    <style:style style:name="Table27.B1" style:family="table-cell">
      <style:table-cell-properties fo:padding="0.097cm" fo:border="0.5pt solid #000000"/>
    </style:style>
    <style:style style:name="Table27.B2" style:family="table-cell">
      <style:table-cell-properties fo:padding="0.097cm" fo:border-left="0.5pt solid #000000" fo:border-right="0.5pt solid #000000" fo:border-top="none" fo:border-bottom="0.5pt solid #000000"/>
    </style:style>
    <style:style style:name="Table27.A3" style:family="table-cell">
      <style:table-cell-properties style:vertical-align="middle" fo:padding="0.097cm" fo:border="none"/>
    </style:style>
    <style:style style:name="Table27.B3" style:family="table-cell">
      <style:table-cell-properties fo:padding="0.097cm" fo:border-left="0.5pt solid #000000" fo:border-right="none" fo:border-top="0.5pt solid #000000" fo:border-bottom="0.5pt solid #000000"/>
    </style:style>
    <style:style style:name="Table27.C3" style:family="table-cell">
      <style:table-cell-properties fo:padding="0.097cm" fo:border-left="none" fo:border-right="none" fo:border-top="0.5pt solid #000000" fo:border-bottom="0.5pt solid #000000"/>
    </style:style>
    <style:style style:name="Table27.D3" style:family="table-cell">
      <style:table-cell-properties fo:padding="0.097cm" fo:border-left="none" fo:border-right="none" fo:border-top="0.5pt solid #000000" fo:border-bottom="0.5pt solid #000000"/>
    </style:style>
    <style:style style:name="Table27.E3" style:family="table-cell">
      <style:table-cell-properties fo:padding="0.097cm" fo:border-left="none" fo:border-right="0.5pt solid #000000" fo:border-top="0.5pt solid #000000" fo:border-bottom="0.5pt solid #000000"/>
    </style:style>
    <style:style style:name="Table27.B4" style:family="table-cell">
      <style:table-cell-properties fo:padding="0.097cm" fo:border-left="0.5pt solid #000000" fo:border-right="none" fo:border-top="none" fo:border-bottom="0.5pt solid #000000"/>
    </style:style>
    <style:style style:name="Table27.C4" style:family="table-cell">
      <style:table-cell-properties fo:padding="0.097cm" fo:border-left="none" fo:border-right="none" fo:border-top="none" fo:border-bottom="0.5pt solid #000000"/>
    </style:style>
    <style:style style:name="Table27.D4" style:family="table-cell">
      <style:table-cell-properties fo:padding="0.097cm" fo:border-left="none" fo:border-right="none" fo:border-top="none" fo:border-bottom="0.5pt solid #000000"/>
    </style:style>
    <style:style style:name="Table27.E4" style:family="table-cell">
      <style:table-cell-properties fo:padding="0.097cm" fo:border-left="none" fo:border-right="0.5pt solid #000000" fo:border-top="none" fo:border-bottom="0.5pt solid #000000"/>
    </style:style>
    <style:style style:name="Table28" style:family="table">
      <style:table-properties style:width="9.301cm" table:align="margins"/>
    </style:style>
    <style:style style:name="Table28.A" style:family="table-column">
      <style:table-column-properties style:column-width="1.034cm" style:rel-column-width="7281*"/>
    </style:style>
    <style:style style:name="Table28.I" style:family="table-column">
      <style:table-column-properties style:column-width="1.034cm" style:rel-column-width="7287*"/>
    </style:style>
    <style:style style:name="Table28.A1" style:family="table-cell">
      <style:table-cell-properties fo:padding="0.097cm" fo:border-left="0.5pt solid #000000" fo:border-right="none" fo:border-top="0.5pt solid #000000" fo:border-bottom="0.5pt solid #000000"/>
    </style:style>
    <style:style style:name="Table28.I1" style:family="table-cell">
      <style:table-cell-properties fo:padding="0.097cm" fo:border="0.5pt solid #000000"/>
    </style:style>
    <style:style style:name="Table28.A2" style:family="table-cell">
      <style:table-cell-properties fo:padding="0.097cm" fo:border-left="0.5pt solid #000000" fo:border-right="none" fo:border-top="none" fo:border-bottom="0.5pt solid #000000"/>
    </style:style>
    <style:style style:name="Table28.I2" style:family="table-cell">
      <style:table-cell-properties fo:padding="0.097cm" fo:border-left="0.5pt solid #000000" fo:border-right="0.5pt solid #000000" fo:border-top="none" fo:border-bottom="0.5pt solid #000000"/>
    </style:style>
    <style:style style:name="Table29" style:family="table">
      <style:table-properties style:width="9.301cm" table:align="margins"/>
    </style:style>
    <style:style style:name="Table29.A" style:family="table-column">
      <style:table-column-properties style:column-width="4.65cm" style:rel-column-width="32761*"/>
    </style:style>
    <style:style style:name="Table29.B" style:family="table-column">
      <style:table-column-properties style:column-width="1.162cm" style:rel-column-width="8190*"/>
    </style:style>
    <style:style style:name="Table29.E" style:family="table-column">
      <style:table-column-properties style:column-width="1.164cm" style:rel-column-width="8204*"/>
    </style:style>
    <style:style style:name="Table29.A1" style:family="table-cell">
      <style:table-cell-properties fo:padding="0.097cm" fo:border="none"/>
    </style:style>
    <style:style style:name="Table29.B1" style:family="table-cell">
      <style:table-cell-properties fo:padding="0.097cm" fo:border="0.5pt solid #000000"/>
    </style:style>
    <style:style style:name="Table29.B2" style:family="table-cell">
      <style:table-cell-properties fo:padding="0.097cm" fo:border-left="0.5pt solid #000000" fo:border-right="0.5pt solid #000000" fo:border-top="none" fo:border-bottom="0.5pt solid #000000"/>
    </style:style>
    <style:style style:name="Table29.A3" style:family="table-cell">
      <style:table-cell-properties style:vertical-align="middle" fo:padding="0.097cm" fo:border="none"/>
    </style:style>
    <style:style style:name="Table29.B3" style:family="table-cell">
      <style:table-cell-properties fo:padding="0.097cm" fo:border-left="0.5pt solid #000000" fo:border-right="none" fo:border-top="0.5pt solid #000000" fo:border-bottom="0.5pt solid #000000"/>
    </style:style>
    <style:style style:name="Table29.C3" style:family="table-cell">
      <style:table-cell-properties fo:padding="0.097cm" fo:border-left="0.5pt solid #000000" fo:border-right="none" fo:border-top="0.5pt solid #000000" fo:border-bottom="0.5pt solid #000000"/>
    </style:style>
    <style:style style:name="Table29.D3" style:family="table-cell">
      <style:table-cell-properties fo:padding="0.097cm" fo:border-left="0.5pt solid #000000" fo:border-right="none" fo:border-top="0.5pt solid #000000" fo:border-bottom="0.5pt solid #000000"/>
    </style:style>
    <style:style style:name="Table29.B4" style:family="table-cell">
      <style:table-cell-properties fo:padding="0.097cm" fo:border-left="0.5pt solid #000000" fo:border-right="none" fo:border-top="none" fo:border-bottom="0.5pt solid #000000"/>
    </style:style>
    <style:style style:name="Table29.C4" style:family="table-cell">
      <style:table-cell-properties fo:padding="0.097cm" fo:border-left="0.5pt solid #000000" fo:border-right="none" fo:border-top="none" fo:border-bottom="0.5pt solid #000000"/>
    </style:style>
    <style:style style:name="Table29.D4" style:family="table-cell">
      <style:table-cell-properties fo:padding="0.097cm" fo:border-left="0.5pt solid #000000" fo:border-right="none" fo:border-top="none" fo:border-bottom="0.5pt solid #000000"/>
    </style:style>
    <style:style style:name="Table30" style:family="table">
      <style:table-properties style:width="9.301cm" table:align="margins"/>
    </style:style>
    <style:style style:name="Table30.A" style:family="table-column">
      <style:table-column-properties style:column-width="1.034cm" style:rel-column-width="7281*"/>
    </style:style>
    <style:style style:name="Table30.I" style:family="table-column">
      <style:table-column-properties style:column-width="1.034cm" style:rel-column-width="7287*"/>
    </style:style>
    <style:style style:name="Table30.A1" style:family="table-cell">
      <style:table-cell-properties fo:padding="0.097cm" fo:border-left="0.5pt solid #000000" fo:border-right="none" fo:border-top="0.5pt solid #000000" fo:border-bottom="0.5pt solid #000000"/>
    </style:style>
    <style:style style:name="Table30.I1" style:family="table-cell">
      <style:table-cell-properties fo:padding="0.097cm" fo:border="0.5pt solid #000000"/>
    </style:style>
    <style:style style:name="Table30.A2" style:family="table-cell">
      <style:table-cell-properties fo:padding="0.097cm" fo:border-left="0.5pt solid #000000" fo:border-right="none" fo:border-top="none" fo:border-bottom="0.5pt solid #000000"/>
    </style:style>
    <style:style style:name="Table30.I2" style:family="table-cell">
      <style:table-cell-properties fo:padding="0.097cm" fo:border-left="0.5pt solid #000000" fo:border-right="0.5pt solid #000000" fo:border-top="none" fo:border-bottom="0.5pt solid #000000"/>
    </style:style>
    <style:style style:name="Table31" style:family="table">
      <style:table-properties style:width="9.301cm" table:align="margins"/>
    </style:style>
    <style:style style:name="Table31.A" style:family="table-column">
      <style:table-column-properties style:column-width="4.65cm" style:rel-column-width="32761*"/>
    </style:style>
    <style:style style:name="Table31.B" style:family="table-column">
      <style:table-column-properties style:column-width="1.162cm" style:rel-column-width="8190*"/>
    </style:style>
    <style:style style:name="Table31.E" style:family="table-column">
      <style:table-column-properties style:column-width="1.164cm" style:rel-column-width="8204*"/>
    </style:style>
    <style:style style:name="Table31.A1" style:family="table-cell">
      <style:table-cell-properties fo:padding="0.097cm" fo:border="none"/>
    </style:style>
    <style:style style:name="Table31.B1" style:family="table-cell">
      <style:table-cell-properties fo:padding="0.097cm" fo:border="0.5pt solid #000000"/>
    </style:style>
    <style:style style:name="Table31.B2" style:family="table-cell">
      <style:table-cell-properties fo:padding="0.097cm" fo:border-left="0.5pt solid #000000" fo:border-right="0.5pt solid #000000" fo:border-top="none" fo:border-bottom="0.5pt solid #000000"/>
    </style:style>
    <style:style style:name="Table31.A3" style:family="table-cell">
      <style:table-cell-properties style:vertical-align="middle" fo:padding="0.097cm" fo:border="none"/>
    </style:style>
    <style:style style:name="Table31.B3" style:family="table-cell">
      <style:table-cell-properties fo:padding="0.097cm" fo:border-left="0.5pt solid #000000" fo:border-right="none" fo:border-top="none" fo:border-bottom="0.5pt solid #000000"/>
    </style:style>
    <style:style style:name="Table31.C3" style:family="table-cell">
      <style:table-cell-properties fo:padding="0.097cm" fo:border-left="0.5pt solid #000000" fo:border-right="none" fo:border-top="none" fo:border-bottom="0.5pt solid #000000"/>
    </style:style>
    <style:style style:name="Table31.D3" style:family="table-cell">
      <style:table-cell-properties fo:padding="0.097cm" fo:border-left="0.5pt solid #000000" fo:border-right="none" fo:border-top="none" fo:border-bottom="0.5pt solid #000000"/>
    </style:style>
    <style:style style:name="Table31.B4" style:family="table-cell">
      <style:table-cell-properties fo:padding="0.097cm" fo:border-left="0.5pt solid #000000" fo:border-right="none" fo:border-top="none" fo:border-bottom="0.5pt solid #000000"/>
    </style:style>
    <style:style style:name="Table31.C4" style:family="table-cell">
      <style:table-cell-properties fo:padding="0.097cm" fo:border-left="0.5pt solid #000000" fo:border-right="none" fo:border-top="none" fo:border-bottom="0.5pt solid #000000"/>
    </style:style>
    <style:style style:name="Table31.D4" style:family="table-cell">
      <style:table-cell-properties fo:padding="0.097cm" fo:border-left="0.5pt solid #000000" fo:border-right="none" fo:border-top="none" fo:border-bottom="0.5pt solid #000000"/>
    </style:style>
    <style:style style:name="Table32" style:family="table">
      <style:table-properties style:width="9.301cm" table:align="margins"/>
    </style:style>
    <style:style style:name="Table32.A" style:family="table-column">
      <style:table-column-properties style:column-width="1.034cm" style:rel-column-width="7281*"/>
    </style:style>
    <style:style style:name="Table32.I" style:family="table-column">
      <style:table-column-properties style:column-width="1.034cm" style:rel-column-width="7287*"/>
    </style:style>
    <style:style style:name="Table32.A1" style:family="table-cell">
      <style:table-cell-properties fo:padding="0.097cm" fo:border-left="0.5pt solid #000000" fo:border-right="none" fo:border-top="0.5pt solid #000000" fo:border-bottom="0.5pt solid #000000"/>
    </style:style>
    <style:style style:name="Table32.I1" style:family="table-cell">
      <style:table-cell-properties fo:padding="0.097cm" fo:border="0.5pt solid #000000"/>
    </style:style>
    <style:style style:name="Table32.A2" style:family="table-cell">
      <style:table-cell-properties fo:padding="0.097cm" fo:border-left="0.5pt solid #000000" fo:border-right="none" fo:border-top="none" fo:border-bottom="0.5pt solid #000000"/>
    </style:style>
    <style:style style:name="Table32.I2" style:family="table-cell">
      <style:table-cell-properties fo:padding="0.097cm" fo:border-left="0.5pt solid #000000" fo:border-right="0.5pt solid #000000" fo:border-top="none" fo:border-bottom="0.5pt solid #000000"/>
    </style:style>
    <style:style style:name="Table33" style:family="table">
      <style:table-properties style:width="9.301cm" table:align="margins"/>
    </style:style>
    <style:style style:name="Table33.A" style:family="table-column">
      <style:table-column-properties style:column-width="4.65cm" style:rel-column-width="32761*"/>
    </style:style>
    <style:style style:name="Table33.B" style:family="table-column">
      <style:table-column-properties style:column-width="1.162cm" style:rel-column-width="8190*"/>
    </style:style>
    <style:style style:name="Table33.E" style:family="table-column">
      <style:table-column-properties style:column-width="1.164cm" style:rel-column-width="8204*"/>
    </style:style>
    <style:style style:name="Table33.A1" style:family="table-cell">
      <style:table-cell-properties fo:padding="0.097cm" fo:border="none"/>
    </style:style>
    <style:style style:name="Table33.B1" style:family="table-cell">
      <style:table-cell-properties fo:padding="0.097cm" fo:border="0.5pt solid #000000"/>
    </style:style>
    <style:style style:name="Table33.B2" style:family="table-cell">
      <style:table-cell-properties fo:padding="0.097cm" fo:border-left="0.5pt solid #000000" fo:border-right="0.5pt solid #000000" fo:border-top="none" fo:border-bottom="0.5pt solid #000000"/>
    </style:style>
    <style:style style:name="Table33.A3" style:family="table-cell">
      <style:table-cell-properties style:vertical-align="middle" fo:padding="0.097cm" fo:border="none"/>
    </style:style>
    <style:style style:name="Table33.B3" style:family="table-cell">
      <style:table-cell-properties fo:padding="0.097cm" fo:border-left="0.5pt solid #000000" fo:border-right="none" fo:border-top="none" fo:border-bottom="0.5pt solid #000000"/>
    </style:style>
    <style:style style:name="Table33.C3" style:family="table-cell">
      <style:table-cell-properties fo:padding="0.097cm" fo:border-left="0.5pt solid #000000" fo:border-right="none" fo:border-top="none" fo:border-bottom="0.5pt solid #000000"/>
    </style:style>
    <style:style style:name="Table33.D3" style:family="table-cell">
      <style:table-cell-properties fo:padding="0.097cm" fo:border-left="0.5pt solid #000000" fo:border-right="none" fo:border-top="none" fo:border-bottom="0.5pt solid #000000"/>
    </style:style>
    <style:style style:name="Table33.B4" style:family="table-cell">
      <style:table-cell-properties fo:padding="0.097cm" fo:border-left="0.5pt solid #000000" fo:border-right="none" fo:border-top="none" fo:border-bottom="0.5pt solid #000000"/>
    </style:style>
    <style:style style:name="Table33.C4" style:family="table-cell">
      <style:table-cell-properties fo:padding="0.097cm" fo:border-left="0.5pt solid #000000" fo:border-right="none" fo:border-top="none" fo:border-bottom="0.5pt solid #000000"/>
    </style:style>
    <style:style style:name="Table33.D4" style:family="table-cell">
      <style:table-cell-properties fo:padding="0.097cm" fo:border-left="0.5pt solid #000000" fo:border-right="none" fo:border-top="none" fo:border-bottom="0.5pt solid #000000"/>
    </style:style>
    <style:style style:name="Table34" style:family="table">
      <style:table-properties style:width="9.301cm" table:align="margins"/>
    </style:style>
    <style:style style:name="Table34.A" style:family="table-column">
      <style:table-column-properties style:column-width="1.034cm" style:rel-column-width="7281*"/>
    </style:style>
    <style:style style:name="Table34.I" style:family="table-column">
      <style:table-column-properties style:column-width="1.034cm" style:rel-column-width="7287*"/>
    </style:style>
    <style:style style:name="Table34.A1" style:family="table-cell">
      <style:table-cell-properties fo:padding="0.097cm" fo:border-left="0.5pt solid #000000" fo:border-right="none" fo:border-top="0.5pt solid #000000" fo:border-bottom="0.5pt solid #000000"/>
    </style:style>
    <style:style style:name="Table34.I1" style:family="table-cell">
      <style:table-cell-properties fo:padding="0.097cm" fo:border="0.5pt solid #000000"/>
    </style:style>
    <style:style style:name="Table34.A2" style:family="table-cell">
      <style:table-cell-properties fo:padding="0.097cm" fo:border-left="0.5pt solid #000000" fo:border-right="none" fo:border-top="none" fo:border-bottom="0.5pt solid #000000"/>
    </style:style>
    <style:style style:name="Table34.I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9.301cm" table:align="margins"/>
    </style:style>
    <style:style style:name="Table2.A" style:family="table-column">
      <style:table-column-properties style:column-width="4.65cm" style:rel-column-width="32767*"/>
    </style:style>
    <style:style style:name="Table2.B" style:family="table-column">
      <style:table-column-properties style:column-width="4.651cm" style:rel-column-width="32768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9.301cm" table:align="margins"/>
    </style:style>
    <style:style style:name="Table4.A" style:family="table-column">
      <style:table-column-properties style:column-width="1.034cm" style:rel-column-width="7281*"/>
    </style:style>
    <style:style style:name="Table4.I" style:family="table-column">
      <style:table-column-properties style:column-width="1.034cm" style:rel-column-width="7287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I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I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9.301cm" table:align="margins"/>
    </style:style>
    <style:style style:name="Table5.A" style:family="table-column">
      <style:table-column-properties style:column-width="4.65cm" style:rel-column-width="32767*"/>
    </style:style>
    <style:style style:name="Table5.B" style:family="table-column">
      <style:table-column-properties style:column-width="4.651cm" style:rel-column-width="32768*"/>
    </style:style>
    <style:style style:name="Table5.A1" style:family="table-cell">
      <style:table-cell-properties fo:padding="0.097cm" fo:border="none"/>
    </style:style>
    <style:style style:name="Table5.B1" style:family="table-cell">
      <style:table-cell-properties fo:padding="0.097cm" fo:border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9.301cm" table:align="margins"/>
    </style:style>
    <style:style style:name="Table6.A" style:family="table-column">
      <style:table-column-properties style:column-width="1.034cm" style:rel-column-width="7281*"/>
    </style:style>
    <style:style style:name="Table6.I" style:family="table-column">
      <style:table-column-properties style:column-width="1.034cm" style:rel-column-width="7287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I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I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9.301cm" table:align="margins"/>
    </style:style>
    <style:style style:name="Table7.A" style:family="table-column">
      <style:table-column-properties style:column-width="4.65cm" style:rel-column-width="32767*"/>
    </style:style>
    <style:style style:name="Table7.B" style:family="table-column">
      <style:table-column-properties style:column-width="4.651cm" style:rel-column-width="32768*"/>
    </style:style>
    <style:style style:name="Table7.A1" style:family="table-cell">
      <style:table-cell-properties fo:padding="0.097cm" fo:border="none"/>
    </style:style>
    <style:style style:name="Table7.B1" style:family="table-cell">
      <style:table-cell-properties fo:padding="0.097cm" fo:border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9.301cm" table:align="margins"/>
    </style:style>
    <style:style style:name="Table8.A" style:family="table-column">
      <style:table-column-properties style:column-width="1.034cm" style:rel-column-width="7281*"/>
    </style:style>
    <style:style style:name="Table8.I" style:family="table-column">
      <style:table-column-properties style:column-width="1.034cm" style:rel-column-width="7287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I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I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9.301cm" table:align="margins"/>
    </style:style>
    <style:style style:name="Table11.A" style:family="table-column">
      <style:table-column-properties style:column-width="4.65cm" style:rel-column-width="32767*"/>
    </style:style>
    <style:style style:name="Table11.B" style:family="table-column">
      <style:table-column-properties style:column-width="4.651cm" style:rel-column-width="32768*"/>
    </style:style>
    <style:style style:name="Table11.A1" style:family="table-cell">
      <style:table-cell-properties fo:padding="0.097cm" fo:border="none"/>
    </style:style>
    <style:style style:name="Table11.B1" style:family="table-cell">
      <style:table-cell-properties fo:padding="0.097cm" fo:border="0.5pt solid #000000"/>
    </style:style>
    <style:style style:name="Table1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9.301cm" table:align="margins"/>
    </style:style>
    <style:style style:name="Table12.A" style:family="table-column">
      <style:table-column-properties style:column-width="1.034cm" style:rel-column-width="7281*"/>
    </style:style>
    <style:style style:name="Table12.I" style:family="table-column">
      <style:table-column-properties style:column-width="1.034cm" style:rel-column-width="7287*"/>
    </style:style>
    <style:style style:name="Table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12.I1" style:family="table-cell">
      <style:table-cell-properties fo:padding="0.097cm" fo:border="0.5pt solid #000000"/>
    </style:style>
    <style:style style:name="Table12.A2" style:family="table-cell">
      <style:table-cell-properties fo:padding="0.097cm" fo:border-left="0.5pt solid #000000" fo:border-right="none" fo:border-top="none" fo:border-bottom="0.5pt solid #000000"/>
    </style:style>
    <style:style style:name="Table12.I2" style:family="table-cell">
      <style:table-cell-properties fo:padding="0.097cm" fo:border-left="0.5pt solid #000000" fo:border-right="0.5pt solid #000000" fo:border-top="none" fo:border-bottom="0.5pt solid #000000"/>
    </style:style>
    <style:style style:name="Table19" style:family="table">
      <style:table-properties style:width="9.301cm" table:align="margins"/>
    </style:style>
    <style:style style:name="Table19.A" style:family="table-column">
      <style:table-column-properties style:column-width="4.65cm" style:rel-column-width="32767*"/>
    </style:style>
    <style:style style:name="Table19.B" style:family="table-column">
      <style:table-column-properties style:column-width="4.651cm" style:rel-column-width="32768*"/>
    </style:style>
    <style:style style:name="Table19.A1" style:family="table-cell">
      <style:table-cell-properties fo:padding="0.097cm" fo:border="none"/>
    </style:style>
    <style:style style:name="Table19.B1" style:family="table-cell">
      <style:table-cell-properties fo:padding="0.097cm" fo:border="0.5pt solid #000000"/>
    </style:style>
    <style:style style:name="Table19.B2" style:family="table-cell">
      <style:table-cell-properties fo:padding="0.097cm" fo:border-left="0.5pt solid #000000" fo:border-right="0.5pt solid #000000" fo:border-top="none" fo:border-bottom="0.5pt solid #000000"/>
    </style:style>
    <style:style style:name="Table20" style:family="table">
      <style:table-properties style:width="9.301cm" table:align="margins"/>
    </style:style>
    <style:style style:name="Table20.A" style:family="table-column">
      <style:table-column-properties style:column-width="1.034cm" style:rel-column-width="7281*"/>
    </style:style>
    <style:style style:name="Table20.I" style:family="table-column">
      <style:table-column-properties style:column-width="1.034cm" style:rel-column-width="7287*"/>
    </style:style>
    <style:style style:name="Table20.A1" style:family="table-cell">
      <style:table-cell-properties fo:padding="0.097cm" fo:border-left="0.5pt solid #000000" fo:border-right="none" fo:border-top="0.5pt solid #000000" fo:border-bottom="0.5pt solid #000000"/>
    </style:style>
    <style:style style:name="Table20.I1" style:family="table-cell">
      <style:table-cell-properties fo:padding="0.097cm" fo:border="0.5pt solid #000000"/>
    </style:style>
    <style:style style:name="Table20.A2" style:family="table-cell">
      <style:table-cell-properties fo:padding="0.097cm" fo:border-left="0.5pt solid #000000" fo:border-right="none" fo:border-top="none" fo:border-bottom="0.5pt solid #000000"/>
    </style:style>
    <style:style style:name="Table20.I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9.301cm" table:align="margins"/>
    </style:style>
    <style:style style:name="Table9.A" style:family="table-column">
      <style:table-column-properties style:column-width="4.65cm" style:rel-column-width="32767*"/>
    </style:style>
    <style:style style:name="Table9.B" style:family="table-column">
      <style:table-column-properties style:column-width="4.651cm" style:rel-column-width="32768*"/>
    </style:style>
    <style:style style:name="Table9.A1" style:family="table-cell">
      <style:table-cell-properties fo:padding="0.097cm" fo:border="none"/>
    </style:style>
    <style:style style:name="Table9.B1" style:family="table-cell">
      <style:table-cell-properties fo:padding="0.097cm" fo:border="0.5pt solid #000000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9.301cm" table:align="margins"/>
    </style:style>
    <style:style style:name="Table10.A" style:family="table-column">
      <style:table-column-properties style:column-width="1.034cm" style:rel-column-width="7281*"/>
    </style:style>
    <style:style style:name="Table10.I" style:family="table-column">
      <style:table-column-properties style:column-width="1.034cm" style:rel-column-width="7287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I1" style:family="table-cell">
      <style:table-cell-properties fo:padding="0.097cm" fo:border="0.5pt solid #000000"/>
    </style:style>
    <style:style style:name="Table10.A2" style:family="table-cell">
      <style:table-cell-properties fo:padding="0.097cm" fo:border-left="0.5pt solid #000000" fo:border-right="none" fo:border-top="none" fo:border-bottom="0.5pt solid #000000"/>
    </style:style>
    <style:style style:name="Table10.I2" style:family="table-cell">
      <style:table-cell-properties fo:padding="0.097cm" fo:border-left="0.5pt solid #000000" fo:border-right="0.5pt solid #000000" fo:border-top="none" fo:border-bottom="0.5pt solid #000000"/>
    </style:style>
    <style:style style:name="Table16" style:family="table">
      <style:table-properties style:width="16.94cm" table:align="right"/>
    </style:style>
    <style:style style:name="Table16.A" style:family="table-column">
      <style:table-column-properties style:column-width="1.588cm"/>
    </style:style>
    <style:style style:name="Table16.B" style:family="table-column">
      <style:table-column-properties style:column-width="13.397cm"/>
    </style:style>
    <style:style style:name="Table16.C" style:family="table-column">
      <style:table-column-properties style:column-width="1.956cm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C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C2" style:family="table-cell">
      <style:table-cell-properties fo:padding="0.097cm" fo:border-left="0.5pt solid #000000" fo:border-right="0.5pt solid #000000" fo:border-top="none" fo:border-bottom="0.5pt solid #000000"/>
    </style:style>
    <style:style style:name="Table17" style:family="table">
      <style:table-properties style:width="9.301cm" table:align="margins"/>
    </style:style>
    <style:style style:name="Table17.A" style:family="table-column">
      <style:table-column-properties style:column-width="4.65cm" style:rel-column-width="32761*"/>
    </style:style>
    <style:style style:name="Table17.B" style:family="table-column">
      <style:table-column-properties style:column-width="1.162cm" style:rel-column-width="8190*"/>
    </style:style>
    <style:style style:name="Table17.E" style:family="table-column">
      <style:table-column-properties style:column-width="1.164cm" style:rel-column-width="8204*"/>
    </style:style>
    <style:style style:name="Table17.A1" style:family="table-cell">
      <style:table-cell-properties fo:padding="0.097cm" fo:border="none"/>
    </style:style>
    <style:style style:name="Table17.B1" style:family="table-cell">
      <style:table-cell-properties fo:padding="0.097cm" fo:border="0.5pt solid #000000"/>
    </style:style>
    <style:style style:name="Table17.B2" style:family="table-cell">
      <style:table-cell-properties fo:padding="0.097cm" fo:border-left="0.5pt solid #000000" fo:border-right="0.5pt solid #000000" fo:border-top="none" fo:border-bottom="0.5pt solid #000000"/>
    </style:style>
    <style:style style:name="Table17.A3" style:family="table-cell">
      <style:table-cell-properties style:vertical-align="middle" fo:padding="0.097cm" fo:border="none"/>
    </style:style>
    <style:style style:name="Table17.B3" style:family="table-cell">
      <style:table-cell-properties fo:padding="0.097cm" fo:border-left="0.5pt solid #000000" fo:border-right="none" fo:border-top="0.5pt solid #000000" fo:border-bottom="0.5pt solid #000000"/>
    </style:style>
    <style:style style:name="Table17.C3" style:family="table-cell">
      <style:table-cell-properties fo:padding="0.097cm" fo:border-left="none" fo:border-right="none" fo:border-top="0.5pt solid #000000" fo:border-bottom="0.5pt solid #000000"/>
    </style:style>
    <style:style style:name="Table17.D3" style:family="table-cell">
      <style:table-cell-properties fo:padding="0.097cm" fo:border-left="none" fo:border-right="none" fo:border-top="0.5pt solid #000000" fo:border-bottom="0.5pt solid #000000"/>
    </style:style>
    <style:style style:name="Table17.E3" style:family="table-cell">
      <style:table-cell-properties fo:padding="0.097cm" fo:border-left="none" fo:border-right="0.5pt solid #000000" fo:border-top="0.5pt solid #000000" fo:border-bottom="0.5pt solid #000000"/>
    </style:style>
    <style:style style:name="Table17.B4" style:family="table-cell">
      <style:table-cell-properties fo:padding="0.097cm" fo:border-left="0.5pt solid #000000" fo:border-right="none" fo:border-top="0.5pt solid #000000" fo:border-bottom="0.5pt solid #000000"/>
    </style:style>
    <style:style style:name="Table17.C4" style:family="table-cell">
      <style:table-cell-properties fo:padding="0.097cm" fo:border-left="none" fo:border-right="none" fo:border-top="0.5pt solid #000000" fo:border-bottom="0.5pt solid #000000"/>
    </style:style>
    <style:style style:name="Table17.D4" style:family="table-cell">
      <style:table-cell-properties fo:padding="0.097cm" fo:border-left="none" fo:border-right="none" fo:border-top="0.5pt solid #000000" fo:border-bottom="0.5pt solid #000000"/>
    </style:style>
    <style:style style:name="Table17.E4" style:family="table-cell">
      <style:table-cell-properties fo:padding="0.097cm" fo:border-left="none" fo:border-right="0.5pt solid #000000" fo:border-top="0.5pt solid #000000" fo:border-bottom="0.5pt solid #000000"/>
    </style:style>
    <style:style style:name="Table18" style:family="table">
      <style:table-properties style:width="9.301cm" table:align="margins"/>
    </style:style>
    <style:style style:name="Table18.A" style:family="table-column">
      <style:table-column-properties style:column-width="1.034cm" style:rel-column-width="7281*"/>
    </style:style>
    <style:style style:name="Table18.I" style:family="table-column">
      <style:table-column-properties style:column-width="1.034cm" style:rel-column-width="7287*"/>
    </style:style>
    <style:style style:name="Table18.A1" style:family="table-cell">
      <style:table-cell-properties fo:padding="0.097cm" fo:border-left="0.5pt solid #000000" fo:border-right="none" fo:border-top="0.5pt solid #000000" fo:border-bottom="0.5pt solid #000000"/>
    </style:style>
    <style:style style:name="Table18.I1" style:family="table-cell">
      <style:table-cell-properties fo:padding="0.097cm" fo:border="0.5pt solid #000000"/>
    </style:style>
    <style:style style:name="Table18.A2" style:family="table-cell">
      <style:table-cell-properties fo:padding="0.097cm" fo:border-left="0.5pt solid #000000" fo:border-right="none" fo:border-top="none" fo:border-bottom="0.5pt solid #000000"/>
    </style:style>
    <style:style style:name="Table18.I2" style:family="table-cell">
      <style:table-cell-properties fo:padding="0.097cm" fo:border-left="0.5pt solid #000000" fo:border-right="0.5pt solid #000000" fo:border-top="none" fo:border-bottom="0.5pt solid #000000"/>
    </style:style>
    <style:style style:name="Table23" style:family="table">
      <style:table-properties style:width="9.301cm" table:align="margins"/>
    </style:style>
    <style:style style:name="Table23.A" style:family="table-column">
      <style:table-column-properties style:column-width="4.65cm" style:rel-column-width="32761*"/>
    </style:style>
    <style:style style:name="Table23.B" style:family="table-column">
      <style:table-column-properties style:column-width="1.162cm" style:rel-column-width="8190*"/>
    </style:style>
    <style:style style:name="Table23.E" style:family="table-column">
      <style:table-column-properties style:column-width="1.164cm" style:rel-column-width="8204*"/>
    </style:style>
    <style:style style:name="Table23.A1" style:family="table-cell">
      <style:table-cell-properties fo:padding="0.097cm" fo:border="none"/>
    </style:style>
    <style:style style:name="Table23.B1" style:family="table-cell">
      <style:table-cell-properties fo:padding="0.097cm" fo:border="0.5pt solid #000000"/>
    </style:style>
    <style:style style:name="Table23.B2" style:family="table-cell">
      <style:table-cell-properties fo:padding="0.097cm" fo:border-left="0.5pt solid #000000" fo:border-right="0.5pt solid #000000" fo:border-top="none" fo:border-bottom="0.5pt solid #000000"/>
    </style:style>
    <style:style style:name="Table23.A3" style:family="table-cell">
      <style:table-cell-properties style:vertical-align="middle" fo:padding="0.097cm" fo:border="none"/>
    </style:style>
    <style:style style:name="Table23.B3" style:family="table-cell">
      <style:table-cell-properties fo:padding="0.097cm" fo:border-left="0.5pt solid #000000" fo:border-right="none" fo:border-top="0.5pt solid #000000" fo:border-bottom="0.5pt solid #000000"/>
    </style:style>
    <style:style style:name="Table23.C3" style:family="table-cell">
      <style:table-cell-properties fo:padding="0.097cm" fo:border-left="none" fo:border-right="none" fo:border-top="0.5pt solid #000000" fo:border-bottom="0.5pt solid #000000"/>
    </style:style>
    <style:style style:name="Table23.D3" style:family="table-cell">
      <style:table-cell-properties fo:padding="0.097cm" fo:border-left="none" fo:border-right="none" fo:border-top="0.5pt solid #000000" fo:border-bottom="0.5pt solid #000000"/>
    </style:style>
    <style:style style:name="Table23.E3" style:family="table-cell">
      <style:table-cell-properties fo:padding="0.097cm" fo:border-left="none" fo:border-right="0.5pt solid #000000" fo:border-top="0.5pt solid #000000" fo:border-bottom="0.5pt solid #000000"/>
    </style:style>
    <style:style style:name="Table23.B4" style:family="table-cell">
      <style:table-cell-properties fo:padding="0.097cm" fo:border-left="0.5pt solid #000000" fo:border-right="none" fo:border-top="0.5pt solid #000000" fo:border-bottom="0.5pt solid #000000"/>
    </style:style>
    <style:style style:name="Table23.C4" style:family="table-cell">
      <style:table-cell-properties fo:padding="0.097cm" fo:border-left="none" fo:border-right="none" fo:border-top="0.5pt solid #000000" fo:border-bottom="0.5pt solid #000000"/>
    </style:style>
    <style:style style:name="Table23.D4" style:family="table-cell">
      <style:table-cell-properties fo:padding="0.097cm" fo:border-left="none" fo:border-right="none" fo:border-top="0.5pt solid #000000" fo:border-bottom="0.5pt solid #000000"/>
    </style:style>
    <style:style style:name="Table23.E4" style:family="table-cell">
      <style:table-cell-properties fo:padding="0.097cm" fo:border-left="none" fo:border-right="0.5pt solid #000000" fo:border-top="0.5pt solid #000000" fo:border-bottom="0.5pt solid #000000"/>
    </style:style>
    <style:style style:name="Table24" style:family="table">
      <style:table-properties style:width="9.301cm" table:align="margins"/>
    </style:style>
    <style:style style:name="Table24.A" style:family="table-column">
      <style:table-column-properties style:column-width="1.034cm" style:rel-column-width="7281*"/>
    </style:style>
    <style:style style:name="Table24.I" style:family="table-column">
      <style:table-column-properties style:column-width="1.034cm" style:rel-column-width="7287*"/>
    </style:style>
    <style:style style:name="Table24.A1" style:family="table-cell">
      <style:table-cell-properties fo:padding="0.097cm" fo:border-left="0.5pt solid #000000" fo:border-right="none" fo:border-top="0.5pt solid #000000" fo:border-bottom="0.5pt solid #000000"/>
    </style:style>
    <style:style style:name="Table24.I1" style:family="table-cell">
      <style:table-cell-properties fo:padding="0.097cm" fo:border="0.5pt solid #000000"/>
    </style:style>
    <style:style style:name="Table24.A2" style:family="table-cell">
      <style:table-cell-properties fo:padding="0.097cm" fo:border-left="0.5pt solid #000000" fo:border-right="none" fo:border-top="none" fo:border-bottom="0.5pt solid #000000"/>
    </style:style>
    <style:style style:name="Table24.I2" style:family="table-cell">
      <style:table-cell-properties fo:padding="0.097cm" fo:border-left="0.5pt solid #000000" fo:border-right="0.5pt solid #000000" fo:border-top="none" fo:border-bottom="0.5pt solid #000000"/>
    </style:style>
    <style:style style:name="Table25" style:family="table">
      <style:table-properties style:width="9.301cm" table:align="margins"/>
    </style:style>
    <style:style style:name="Table25.A" style:family="table-column">
      <style:table-column-properties style:column-width="4.65cm" style:rel-column-width="32761*"/>
    </style:style>
    <style:style style:name="Table25.B" style:family="table-column">
      <style:table-column-properties style:column-width="1.162cm" style:rel-column-width="8190*"/>
    </style:style>
    <style:style style:name="Table25.E" style:family="table-column">
      <style:table-column-properties style:column-width="1.164cm" style:rel-column-width="8204*"/>
    </style:style>
    <style:style style:name="Table25.A1" style:family="table-cell">
      <style:table-cell-properties fo:padding="0.097cm" fo:border="none"/>
    </style:style>
    <style:style style:name="Table25.B1" style:family="table-cell">
      <style:table-cell-properties fo:padding="0.097cm" fo:border="0.5pt solid #000000"/>
    </style:style>
    <style:style style:name="Table25.B2" style:family="table-cell">
      <style:table-cell-properties fo:padding="0.097cm" fo:border-left="0.5pt solid #000000" fo:border-right="0.5pt solid #000000" fo:border-top="none" fo:border-bottom="0.5pt solid #000000"/>
    </style:style>
    <style:style style:name="Table25.A3" style:family="table-cell">
      <style:table-cell-properties style:vertical-align="middle" fo:padding="0.097cm" fo:border="none"/>
    </style:style>
    <style:style style:name="Table25.B3" style:family="table-cell">
      <style:table-cell-properties fo:padding="0.097cm" fo:border-left="0.5pt solid #000000" fo:border-right="none" fo:border-top="0.5pt solid #000000" fo:border-bottom="0.5pt solid #000000"/>
    </style:style>
    <style:style style:name="Table25.C3" style:family="table-cell">
      <style:table-cell-properties fo:padding="0.097cm" fo:border-left="none" fo:border-right="none" fo:border-top="0.5pt solid #000000" fo:border-bottom="0.5pt solid #000000"/>
    </style:style>
    <style:style style:name="Table25.D3" style:family="table-cell">
      <style:table-cell-properties fo:padding="0.097cm" fo:border-left="none" fo:border-right="none" fo:border-top="0.5pt solid #000000" fo:border-bottom="0.5pt solid #000000"/>
    </style:style>
    <style:style style:name="Table25.E3" style:family="table-cell">
      <style:table-cell-properties fo:padding="0.097cm" fo:border-left="none" fo:border-right="0.5pt solid #000000" fo:border-top="0.5pt solid #000000" fo:border-bottom="0.5pt solid #000000"/>
    </style:style>
    <style:style style:name="Table25.B4" style:family="table-cell">
      <style:table-cell-properties fo:padding="0.097cm" fo:border-left="0.5pt solid #000000" fo:border-right="none" fo:border-top="none" fo:border-bottom="0.5pt solid #000000"/>
    </style:style>
    <style:style style:name="Table25.C4" style:family="table-cell">
      <style:table-cell-properties fo:padding="0.097cm" fo:border-left="none" fo:border-right="none" fo:border-top="none" fo:border-bottom="0.5pt solid #000000"/>
    </style:style>
    <style:style style:name="Table25.D4" style:family="table-cell">
      <style:table-cell-properties fo:padding="0.097cm" fo:border-left="none" fo:border-right="none" fo:border-top="none" fo:border-bottom="0.5pt solid #000000"/>
    </style:style>
    <style:style style:name="Table25.E4" style:family="table-cell">
      <style:table-cell-properties fo:padding="0.097cm" fo:border-left="none" fo:border-right="0.5pt solid #000000" fo:border-top="none" fo:border-bottom="0.5pt solid #000000"/>
    </style:style>
    <style:style style:name="Table26" style:family="table">
      <style:table-properties style:width="9.301cm" table:align="margins"/>
    </style:style>
    <style:style style:name="Table26.A" style:family="table-column">
      <style:table-column-properties style:column-width="1.034cm" style:rel-column-width="7281*"/>
    </style:style>
    <style:style style:name="Table26.I" style:family="table-column">
      <style:table-column-properties style:column-width="1.034cm" style:rel-column-width="7287*"/>
    </style:style>
    <style:style style:name="Table26.A1" style:family="table-cell">
      <style:table-cell-properties fo:padding="0.097cm" fo:border-left="0.5pt solid #000000" fo:border-right="none" fo:border-top="0.5pt solid #000000" fo:border-bottom="0.5pt solid #000000"/>
    </style:style>
    <style:style style:name="Table26.I1" style:family="table-cell">
      <style:table-cell-properties fo:padding="0.097cm" fo:border="0.5pt solid #000000"/>
    </style:style>
    <style:style style:name="Table26.A2" style:family="table-cell">
      <style:table-cell-properties fo:padding="0.097cm" fo:border-left="0.5pt solid #000000" fo:border-right="none" fo:border-top="none" fo:border-bottom="0.5pt solid #000000"/>
    </style:style>
    <style:style style:name="Table26.I2" style:family="table-cell">
      <style:table-cell-properties fo:padding="0.097cm" fo:border-left="0.5pt solid #000000" fo:border-right="0.5pt solid #000000" fo:border-top="none" fo:border-bottom="0.5pt solid #000000"/>
    </style:style>
    <style:style style:name="Table35" style:family="table">
      <style:table-properties style:width="9.301cm" table:align="margins"/>
    </style:style>
    <style:style style:name="Table35.A" style:family="table-column">
      <style:table-column-properties style:column-width="4.65cm" style:rel-column-width="32761*"/>
    </style:style>
    <style:style style:name="Table35.B" style:family="table-column">
      <style:table-column-properties style:column-width="1.162cm" style:rel-column-width="8190*"/>
    </style:style>
    <style:style style:name="Table35.E" style:family="table-column">
      <style:table-column-properties style:column-width="1.164cm" style:rel-column-width="8204*"/>
    </style:style>
    <style:style style:name="Table35.A1" style:family="table-cell">
      <style:table-cell-properties fo:padding="0.097cm" fo:border="none"/>
    </style:style>
    <style:style style:name="Table35.B1" style:family="table-cell">
      <style:table-cell-properties fo:padding="0.097cm" fo:border="0.5pt solid #000000"/>
    </style:style>
    <style:style style:name="Table35.B2" style:family="table-cell">
      <style:table-cell-properties fo:padding="0.097cm" fo:border-left="0.5pt solid #000000" fo:border-right="0.5pt solid #000000" fo:border-top="none" fo:border-bottom="0.5pt solid #000000"/>
    </style:style>
    <style:style style:name="Table35.A3" style:family="table-cell">
      <style:table-cell-properties style:vertical-align="middle" fo:padding="0.097cm" fo:border="none"/>
    </style:style>
    <style:style style:name="Table35.B3" style:family="table-cell">
      <style:table-cell-properties fo:padding="0.097cm" fo:border-left="0.5pt solid #000000" fo:border-right="none" fo:border-top="0.5pt solid #000000" fo:border-bottom="0.5pt solid #000000"/>
    </style:style>
    <style:style style:name="Table35.C3" style:family="table-cell">
      <style:table-cell-properties fo:padding="0.097cm" fo:border-left="0.5pt solid #000000" fo:border-right="none" fo:border-top="0.5pt solid #000000" fo:border-bottom="0.5pt solid #000000"/>
    </style:style>
    <style:style style:name="Table35.D3" style:family="table-cell">
      <style:table-cell-properties fo:padding="0.097cm" fo:border-left="0.5pt solid #000000" fo:border-right="none" fo:border-top="0.5pt solid #000000" fo:border-bottom="0.5pt solid #000000"/>
    </style:style>
    <style:style style:name="Table35.B4" style:family="table-cell">
      <style:table-cell-properties fo:padding="0.097cm" fo:border-left="0.5pt solid #000000" fo:border-right="none" fo:border-top="none" fo:border-bottom="0.5pt solid #000000"/>
    </style:style>
    <style:style style:name="Table35.C4" style:family="table-cell">
      <style:table-cell-properties fo:padding="0.097cm" fo:border-left="0.5pt solid #000000" fo:border-right="none" fo:border-top="none" fo:border-bottom="0.5pt solid #000000"/>
    </style:style>
    <style:style style:name="Table35.D4" style:family="table-cell">
      <style:table-cell-properties fo:padding="0.097cm" fo:border-left="0.5pt solid #000000" fo:border-right="none" fo:border-top="none" fo:border-bottom="0.5pt solid #000000"/>
    </style:style>
    <style:style style:name="Table36" style:family="table">
      <style:table-properties style:width="9.301cm" table:align="margins"/>
    </style:style>
    <style:style style:name="Table36.A" style:family="table-column">
      <style:table-column-properties style:column-width="1.034cm" style:rel-column-width="7281*"/>
    </style:style>
    <style:style style:name="Table36.I" style:family="table-column">
      <style:table-column-properties style:column-width="1.034cm" style:rel-column-width="7287*"/>
    </style:style>
    <style:style style:name="Table36.A1" style:family="table-cell">
      <style:table-cell-properties fo:padding="0.097cm" fo:border-left="0.5pt solid #000000" fo:border-right="none" fo:border-top="0.5pt solid #000000" fo:border-bottom="0.5pt solid #000000"/>
    </style:style>
    <style:style style:name="Table36.I1" style:family="table-cell">
      <style:table-cell-properties fo:padding="0.097cm" fo:border="0.5pt solid #000000"/>
    </style:style>
    <style:style style:name="Table36.A2" style:family="table-cell">
      <style:table-cell-properties fo:padding="0.097cm" fo:border-left="0.5pt solid #000000" fo:border-right="none" fo:border-top="none" fo:border-bottom="0.5pt solid #000000"/>
    </style:style>
    <style:style style:name="Table36.I2" style:family="table-cell">
      <style:table-cell-properties fo:padding="0.097cm" fo:border-left="0.5pt solid #000000" fo:border-right="0.5pt solid #000000" fo:border-top="none" fo:border-bottom="0.5pt solid #000000"/>
    </style:style>
    <style:style style:name="Table37" style:family="table">
      <style:table-properties style:width="9.301cm" table:align="margins"/>
    </style:style>
    <style:style style:name="Table37.A" style:family="table-column">
      <style:table-column-properties style:column-width="4.65cm" style:rel-column-width="32761*"/>
    </style:style>
    <style:style style:name="Table37.B" style:family="table-column">
      <style:table-column-properties style:column-width="1.162cm" style:rel-column-width="8190*"/>
    </style:style>
    <style:style style:name="Table37.E" style:family="table-column">
      <style:table-column-properties style:column-width="1.164cm" style:rel-column-width="8204*"/>
    </style:style>
    <style:style style:name="Table37.A1" style:family="table-cell">
      <style:table-cell-properties fo:padding="0.097cm" fo:border="none"/>
    </style:style>
    <style:style style:name="Table37.B1" style:family="table-cell">
      <style:table-cell-properties fo:padding="0.097cm" fo:border="0.5pt solid #000000"/>
    </style:style>
    <style:style style:name="Table37.B2" style:family="table-cell">
      <style:table-cell-properties fo:padding="0.097cm" fo:border-left="0.5pt solid #000000" fo:border-right="0.5pt solid #000000" fo:border-top="none" fo:border-bottom="0.5pt solid #000000"/>
    </style:style>
    <style:style style:name="Table37.A3" style:family="table-cell">
      <style:table-cell-properties style:vertical-align="middle" fo:padding="0.097cm" fo:border="none"/>
    </style:style>
    <style:style style:name="Table37.B3" style:family="table-cell">
      <style:table-cell-properties fo:padding="0.097cm" fo:border-left="0.5pt solid #000000" fo:border-right="none" fo:border-top="0.5pt solid #000000" fo:border-bottom="0.5pt solid #000000"/>
    </style:style>
    <style:style style:name="Table37.C3" style:family="table-cell">
      <style:table-cell-properties fo:padding="0.097cm" fo:border-left="0.5pt solid #000000" fo:border-right="none" fo:border-top="0.5pt solid #000000" fo:border-bottom="0.5pt solid #000000"/>
    </style:style>
    <style:style style:name="Table37.D3" style:family="table-cell">
      <style:table-cell-properties fo:padding="0.097cm" fo:border-left="0.5pt solid #000000" fo:border-right="none" fo:border-top="0.5pt solid #000000" fo:border-bottom="0.5pt solid #000000"/>
    </style:style>
    <style:style style:name="Table37.B4" style:family="table-cell">
      <style:table-cell-properties fo:padding="0.097cm" fo:border-left="0.5pt solid #000000" fo:border-right="none" fo:border-top="none" fo:border-bottom="0.5pt solid #000000"/>
    </style:style>
    <style:style style:name="Table37.C4" style:family="table-cell">
      <style:table-cell-properties fo:padding="0.097cm" fo:border-left="0.5pt solid #000000" fo:border-right="none" fo:border-top="none" fo:border-bottom="0.5pt solid #000000"/>
    </style:style>
    <style:style style:name="Table37.D4" style:family="table-cell">
      <style:table-cell-properties fo:padding="0.097cm" fo:border-left="0.5pt solid #000000" fo:border-right="none" fo:border-top="none" fo:border-bottom="0.5pt solid #000000"/>
    </style:style>
    <style:style style:name="Table38" style:family="table">
      <style:table-properties style:width="9.301cm" table:align="margins"/>
    </style:style>
    <style:style style:name="Table38.A" style:family="table-column">
      <style:table-column-properties style:column-width="1.034cm" style:rel-column-width="7281*"/>
    </style:style>
    <style:style style:name="Table38.I" style:family="table-column">
      <style:table-column-properties style:column-width="1.034cm" style:rel-column-width="7287*"/>
    </style:style>
    <style:style style:name="Table38.A1" style:family="table-cell">
      <style:table-cell-properties fo:padding="0.097cm" fo:border-left="0.5pt solid #000000" fo:border-right="none" fo:border-top="0.5pt solid #000000" fo:border-bottom="0.5pt solid #000000"/>
    </style:style>
    <style:style style:name="Table38.I1" style:family="table-cell">
      <style:table-cell-properties fo:padding="0.097cm" fo:border="0.5pt solid #000000"/>
    </style:style>
    <style:style style:name="Table38.A2" style:family="table-cell">
      <style:table-cell-properties fo:padding="0.097cm" fo:border-left="0.5pt solid #000000" fo:border-right="none" fo:border-top="none" fo:border-bottom="0.5pt solid #000000"/>
    </style:style>
    <style:style style:name="Table38.I2" style:family="table-cell">
      <style:table-cell-properties fo:padding="0.097cm" fo:border-left="0.5pt solid #000000" fo:border-right="0.5pt solid #000000" fo:border-top="none" fo:border-bottom="0.5pt solid #000000"/>
    </style:style>
    <style:style style:name="Table39" style:family="table">
      <style:table-properties style:width="9.301cm" table:align="margins"/>
    </style:style>
    <style:style style:name="Table39.A" style:family="table-column">
      <style:table-column-properties style:column-width="4.65cm" style:rel-column-width="32761*"/>
    </style:style>
    <style:style style:name="Table39.B" style:family="table-column">
      <style:table-column-properties style:column-width="1.162cm" style:rel-column-width="8190*"/>
    </style:style>
    <style:style style:name="Table39.E" style:family="table-column">
      <style:table-column-properties style:column-width="1.164cm" style:rel-column-width="8204*"/>
    </style:style>
    <style:style style:name="Table39.A1" style:family="table-cell">
      <style:table-cell-properties fo:padding="0.097cm" fo:border="none"/>
    </style:style>
    <style:style style:name="Table39.B1" style:family="table-cell">
      <style:table-cell-properties fo:padding="0.097cm" fo:border="0.5pt solid #000000"/>
    </style:style>
    <style:style style:name="Table39.B2" style:family="table-cell">
      <style:table-cell-properties fo:padding="0.097cm" fo:border-left="0.5pt solid #000000" fo:border-right="0.5pt solid #000000" fo:border-top="none" fo:border-bottom="0.5pt solid #000000"/>
    </style:style>
    <style:style style:name="Table39.A3" style:family="table-cell">
      <style:table-cell-properties style:vertical-align="middle" fo:padding="0.097cm" fo:border="none"/>
    </style:style>
    <style:style style:name="Table39.B3" style:family="table-cell">
      <style:table-cell-properties fo:padding="0.097cm" fo:border-left="0.5pt solid #000000" fo:border-right="none" fo:border-top="0.5pt solid #000000" fo:border-bottom="0.5pt solid #000000"/>
    </style:style>
    <style:style style:name="Table39.C3" style:family="table-cell">
      <style:table-cell-properties fo:padding="0.097cm" fo:border-left="0.5pt solid #000000" fo:border-right="none" fo:border-top="0.5pt solid #000000" fo:border-bottom="0.5pt solid #000000"/>
    </style:style>
    <style:style style:name="Table39.D3" style:family="table-cell">
      <style:table-cell-properties fo:padding="0.097cm" fo:border-left="0.5pt solid #000000" fo:border-right="none" fo:border-top="0.5pt solid #000000" fo:border-bottom="0.5pt solid #000000"/>
    </style:style>
    <style:style style:name="Table39.B4" style:family="table-cell">
      <style:table-cell-properties fo:padding="0.097cm" fo:border-left="0.5pt solid #000000" fo:border-right="none" fo:border-top="none" fo:border-bottom="0.5pt solid #000000"/>
    </style:style>
    <style:style style:name="Table39.C4" style:family="table-cell">
      <style:table-cell-properties fo:padding="0.097cm" fo:border-left="0.5pt solid #000000" fo:border-right="none" fo:border-top="none" fo:border-bottom="0.5pt solid #000000"/>
    </style:style>
    <style:style style:name="Table39.D4" style:family="table-cell">
      <style:table-cell-properties fo:padding="0.097cm" fo:border-left="0.5pt solid #000000" fo:border-right="none" fo:border-top="none" fo:border-bottom="0.5pt solid #000000"/>
    </style:style>
    <style:style style:name="Table40" style:family="table">
      <style:table-properties style:width="9.301cm" table:align="margins"/>
    </style:style>
    <style:style style:name="Table40.A" style:family="table-column">
      <style:table-column-properties style:column-width="1.034cm" style:rel-column-width="7281*"/>
    </style:style>
    <style:style style:name="Table40.I" style:family="table-column">
      <style:table-column-properties style:column-width="1.034cm" style:rel-column-width="7287*"/>
    </style:style>
    <style:style style:name="Table40.A1" style:family="table-cell">
      <style:table-cell-properties fo:padding="0.097cm" fo:border-left="0.5pt solid #000000" fo:border-right="none" fo:border-top="0.5pt solid #000000" fo:border-bottom="0.5pt solid #000000"/>
    </style:style>
    <style:style style:name="Table40.I1" style:family="table-cell">
      <style:table-cell-properties fo:padding="0.097cm" fo:border="0.5pt solid #000000"/>
    </style:style>
    <style:style style:name="Table40.A2" style:family="table-cell">
      <style:table-cell-properties fo:padding="0.097cm" fo:border-left="0.5pt solid #000000" fo:border-right="none" fo:border-top="none" fo:border-bottom="0.5pt solid #000000"/>
    </style:style>
    <style:style style:name="Table40.I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rame_20_contents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6pt" officeooo:rsid="000dc25b" officeooo:paragraph-rsid="000dc25b" style:font-size-asian="16pt" style:font-size-complex="16pt"/>
    </style:style>
    <style:style style:name="P4" style:family="paragraph" style:parent-style-name="Table_20_Contents">
      <style:paragraph-properties fo:line-height="115%" fo:text-align="end" style:justify-single-word="false"/>
      <style:text-properties fo:font-size="16pt" officeooo:rsid="000dc25b" officeooo:paragraph-rsid="000dc25b" style:font-size-asian="16pt" style:font-size-complex="16pt"/>
    </style:style>
    <style:style style:name="P5" style:family="paragraph" style:parent-style-name="Table_20_Contents">
      <style:paragraph-properties fo:line-height="115%" fo:text-align="end" style:justify-single-word="false"/>
      <style:text-properties fo:font-size="16pt" officeooo:rsid="000dc25b" officeooo:paragraph-rsid="00140510" style:font-size-asian="16pt" style:font-size-complex="16pt"/>
    </style:style>
    <style:style style:name="P6" style:family="paragraph" style:parent-style-name="Table_20_Contents">
      <style:paragraph-properties fo:line-height="115%" fo:text-align="start" style:justify-single-word="false"/>
      <style:text-properties fo:font-size="16pt" officeooo:rsid="000dc25b" officeooo:paragraph-rsid="000dc25b" style:font-size-asian="16pt" style:font-size-complex="16pt"/>
    </style:style>
    <style:style style:name="P7" style:family="paragraph" style:parent-style-name="Table_20_Contents">
      <style:paragraph-properties fo:line-height="115%" fo:text-align="start" style:justify-single-word="false"/>
      <style:text-properties fo:font-size="16pt" officeooo:rsid="000dc25b" officeooo:paragraph-rsid="000fa442" style:font-size-asian="16pt" style:font-size-complex="16pt"/>
    </style:style>
    <style:style style:name="P8" style:family="paragraph" style:parent-style-name="Table_20_Contents">
      <style:paragraph-properties fo:line-height="150%" fo:text-align="center" style:justify-single-word="false"/>
      <style:text-properties fo:font-size="16pt" officeooo:rsid="000fa442" officeooo:paragraph-rsid="000fa442" style:font-size-asian="16pt" style:font-size-complex="16pt"/>
    </style:style>
    <style:style style:name="P9" style:family="paragraph" style:parent-style-name="Table_20_Contents">
      <style:paragraph-properties fo:line-height="150%" fo:text-align="end" style:justify-single-word="false"/>
      <style:text-properties fo:font-size="16pt" officeooo:rsid="000fa442" officeooo:paragraph-rsid="000fa442" style:font-size-asian="16pt" style:font-size-complex="16pt"/>
    </style:style>
    <style:style style:name="P10" style:family="paragraph" style:parent-style-name="Table_20_Contents">
      <style:paragraph-properties fo:line-height="115%" fo:text-align="center" style:justify-single-word="false"/>
      <style:text-properties fo:font-size="16pt" officeooo:rsid="000fa442" officeooo:paragraph-rsid="000fa442" style:font-size-asian="16pt" style:font-size-complex="16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6pt" officeooo:rsid="000fa442" officeooo:paragraph-rsid="000fa442" style:font-size-asian="16pt" style:font-size-complex="16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6pt" officeooo:rsid="000fa442" officeooo:paragraph-rsid="00165ab2" style:font-size-asian="16pt" style:font-size-complex="16pt"/>
    </style:style>
    <style:style style:name="P13" style:family="paragraph" style:parent-style-name="Table_20_Contents">
      <style:paragraph-properties fo:line-height="150%" fo:text-align="center" style:justify-single-word="false"/>
      <style:text-properties fo:font-size="16pt" style:font-size-asian="16pt" style:font-size-complex="16pt"/>
    </style:style>
    <style:style style:name="P14" style:family="paragraph" style:parent-style-name="Table_20_Contents">
      <style:paragraph-properties fo:line-height="115%" fo:text-align="center" style:justify-single-word="false"/>
      <style:text-properties fo:font-size="16pt" officeooo:paragraph-rsid="000fa442" style:font-size-asian="16pt" style:font-size-complex="16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6pt" officeooo:rsid="00106393" officeooo:paragraph-rsid="00106393" style:font-size-asian="16pt" style:font-size-complex="16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6pt" officeooo:rsid="00106393" officeooo:paragraph-rsid="001182c8" style:font-size-asian="16pt" style:font-size-complex="16pt"/>
    </style:style>
    <style:style style:name="P17" style:family="paragraph" style:parent-style-name="Table_20_Contents">
      <style:paragraph-properties fo:line-height="115%" fo:text-align="start" style:justify-single-word="false"/>
      <style:text-properties fo:font-size="16pt" officeooo:rsid="00106393" officeooo:paragraph-rsid="00106393" style:font-size-asian="16pt" style:font-size-complex="16pt"/>
    </style:style>
    <style:style style:name="P18" style:family="paragraph" style:parent-style-name="Frame_20_contents">
      <style:paragraph-properties fo:text-align="center" style:justify-single-word="false"/>
      <style:text-properties fo:font-size="16pt" officeooo:rsid="0012af15" officeooo:paragraph-rsid="0012af15" style:font-size-asian="16pt" style:font-size-complex="16pt"/>
    </style:style>
    <style:style style:name="P19" style:family="paragraph" style:parent-style-name="Table_20_Contents">
      <style:paragraph-properties fo:line-height="115%" fo:text-align="end" style:justify-single-word="false"/>
      <style:text-properties fo:font-size="16pt" officeooo:rsid="00165ab2" officeooo:paragraph-rsid="00165ab2" style:font-size-asian="16pt" style:font-size-complex="16pt"/>
    </style:style>
    <style:style style:name="P20" style:family="paragraph" style:parent-style-name="Table_20_Contents">
      <style:paragraph-properties fo:line-height="115%" fo:text-align="end" style:justify-single-word="false" style:writing-mode="lr-tb"/>
      <style:text-properties fo:font-size="16pt" officeooo:rsid="00165ab2" officeooo:paragraph-rsid="00165ab2" style:font-size-asian="16pt" style:font-size-complex="16pt"/>
    </style:style>
    <style:style style:name="P21" style:family="paragraph" style:parent-style-name="Table_20_Contents">
      <style:paragraph-properties fo:line-height="115%" fo:text-align="start" style:justify-single-word="false"/>
      <style:text-properties fo:font-size="16pt" officeooo:rsid="00165ab2" officeooo:paragraph-rsid="00165ab2" style:font-size-asian="16pt" style:font-size-complex="16pt"/>
    </style:style>
    <style:style style:name="P22" style:family="paragraph" style:parent-style-name="Table_20_Contents">
      <style:paragraph-properties fo:line-height="115%" fo:text-align="start" style:justify-single-word="false" style:writing-mode="lr-tb"/>
      <style:text-properties fo:font-size="16pt" officeooo:rsid="00165ab2" officeooo:paragraph-rsid="00165ab2" style:font-size-asian="16pt" style:font-size-complex="16pt"/>
    </style:style>
    <style:style style:name="P23" style:family="paragraph" style:parent-style-name="Table_20_Contents">
      <style:paragraph-properties fo:text-align="center" style:justify-single-word="false"/>
      <style:text-properties fo:font-size="16pt" officeooo:rsid="000fa442" officeooo:paragraph-rsid="000fa442" style:font-size-asian="14pt" style:font-size-complex="16pt"/>
    </style:style>
    <style:style style:name="P24" style:family="paragraph" style:parent-style-name="Frame_20_contents">
      <style:paragraph-properties fo:line-height="150%" fo:text-align="center" style:justify-single-word="false"/>
      <style:text-properties fo:font-size="16pt" fo:font-weight="bold" officeooo:rsid="000dc25b" officeooo:paragraph-rsid="000dc25b" style:font-size-asian="16pt" style:font-weight-asian="bold" style:font-size-complex="16pt" style:font-weight-complex="bold"/>
    </style:style>
    <style:style style:name="P25" style:family="paragraph" style:parent-style-name="Frame_20_contents">
      <style:paragraph-properties fo:line-height="115%" fo:text-align="center" style:justify-single-word="false"/>
      <style:text-properties fo:font-size="16pt" fo:font-weight="bold" officeooo:rsid="000dc25b" style:font-size-asian="16pt" style:font-weight-asian="bold" style:font-size-complex="16pt" style:font-weight-complex="bold"/>
    </style:style>
    <style:style style:name="P26" style:family="paragraph" style:parent-style-name="Frame_20_contents">
      <style:paragraph-properties fo:line-height="150%" fo:text-align="center" style:justify-single-word="false"/>
      <style:text-properties officeooo:paragraph-rsid="000dc25b"/>
    </style:style>
    <style:style style:name="P27" style:family="paragraph" style:parent-style-name="Standard">
      <style:text-properties officeooo:paragraph-rsid="000fa442"/>
    </style:style>
    <style:style style:name="P28" style:family="paragraph" style:parent-style-name="Text_20_body">
      <style:text-properties officeooo:paragraph-rsid="000fa442"/>
    </style:style>
    <style:style style:name="P29" style:family="paragraph" style:parent-style-name="Standard">
      <style:text-properties officeooo:paragraph-rsid="0012af15"/>
    </style:style>
    <style:style style:name="P30" style:family="paragraph" style:parent-style-name="Frame_20_contents">
      <style:paragraph-properties fo:text-align="center" style:justify-single-word="false"/>
      <style:text-properties fo:font-size="8pt" style:font-size-asian="7pt" style:font-size-complex="8pt"/>
    </style:style>
    <style:style style:name="P31" style:family="paragraph" style:parent-style-name="Standard">
      <style:text-properties officeooo:paragraph-rsid="00140510"/>
    </style:style>
    <style:style style:name="P32" style:family="paragraph" style:parent-style-name="Standard">
      <style:text-properties officeooo:paragraph-rsid="00165ab2"/>
    </style:style>
    <style:style style:name="P33" style:family="paragraph" style:parent-style-name="Title" style:master-page-name="First_20_Page">
      <style:paragraph-properties style:page-number="auto"/>
    </style:style>
    <style:style style:name="P34" style:family="paragraph" style:parent-style-name="Frame_20_contents">
      <style:paragraph-properties fo:line-height="150%" fo:text-align="center" style:justify-single-word="false"/>
      <style:text-properties fo:font-size="16pt" fo:font-weight="bold" officeooo:rsid="000dc25b" officeooo:paragraph-rsid="000dc25b" style:font-size-asian="16pt" style:font-weight-asian="bold" style:font-size-complex="16pt" style:font-weight-complex="bold"/>
    </style:style>
    <style:style style:name="P35" style:family="paragraph" style:parent-style-name="Frame_20_contents">
      <style:paragraph-properties fo:line-height="115%" fo:text-align="center" style:justify-single-word="false"/>
      <style:text-properties fo:font-size="16pt" fo:font-weight="bold" officeooo:rsid="000dc25b" style:font-size-asian="16pt" style:font-weight-asian="bold" style:font-size-complex="16pt" style:font-weight-complex="bold"/>
    </style:style>
    <style:style style:name="P36" style:family="paragraph" style:parent-style-name="Frame_20_contents">
      <style:paragraph-properties fo:text-align="center" style:justify-single-word="false"/>
      <style:text-properties fo:font-size="8pt" style:font-size-asian="7pt" style:font-size-complex="8pt"/>
    </style:style>
    <style:style style:name="P37" style:family="paragraph" style:parent-style-name="Heading_20_1">
      <style:text-properties officeooo:rsid="000fa442" officeooo:paragraph-rsid="000fa442"/>
    </style:style>
    <style:style style:name="P38" style:family="paragraph" style:parent-style-name="Standard">
      <style:text-properties officeooo:paragraph-rsid="0019c522"/>
    </style:style>
    <style:style style:name="P39" style:family="paragraph" style:parent-style-name="Standard">
      <style:text-properties officeooo:paragraph-rsid="0012af15"/>
    </style:style>
    <style:style style:name="P40" style:family="paragraph" style:parent-style-name="Standard">
      <style:paragraph-properties fo:break-before="page"/>
      <style:text-properties officeooo:paragraph-rsid="0012af15"/>
    </style:style>
    <style:style style:name="P41" style:family="paragraph" style:parent-style-name="Table_20_Contents">
      <style:text-properties fo:font-size="16pt" officeooo:rsid="0019c522" officeooo:paragraph-rsid="0019c522" style:font-size-asian="16pt" style:font-size-complex="16pt"/>
    </style:style>
    <style:style style:name="P42" style:family="paragraph" style:parent-style-name="Table_20_Contents">
      <style:paragraph-properties fo:line-height="115%" fo:text-align="end" style:justify-single-word="false"/>
      <style:text-properties fo:font-size="16pt" officeooo:rsid="0019c522" officeooo:paragraph-rsid="0019c522" style:font-size-asian="16pt" style:font-size-complex="16pt"/>
    </style:style>
    <style:style style:name="P43" style:family="paragraph" style:parent-style-name="Table_20_Contents">
      <style:paragraph-properties fo:text-align="center" style:justify-single-word="false"/>
      <style:text-properties fo:font-size="16pt" officeooo:rsid="0019c522" officeooo:paragraph-rsid="0019c522" style:font-size-asian="16pt" style:font-size-complex="16pt"/>
    </style:style>
    <style:style style:name="P44" style:family="paragraph" style:parent-style-name="Table_20_Contents">
      <style:paragraph-properties fo:text-align="start" style:justify-single-word="false"/>
      <style:text-properties fo:font-size="16pt" officeooo:rsid="0019c522" officeooo:paragraph-rsid="0019c522" style:font-size-asian="16pt" style:font-size-complex="16pt"/>
    </style:style>
    <style:style style:name="P45" style:family="paragraph" style:parent-style-name="Table_20_Contents">
      <style:paragraph-properties fo:text-align="end" style:justify-single-word="false"/>
      <style:text-properties fo:font-size="16pt" officeooo:rsid="0019c522" officeooo:paragraph-rsid="0019c522" style:font-size-asian="16pt" style:font-size-complex="16pt"/>
    </style:style>
    <style:style style:name="P46" style:family="paragraph" style:parent-style-name="Table_20_Contents">
      <style:paragraph-properties fo:line-height="115%" fo:text-align="center" style:justify-single-word="false"/>
      <style:text-properties fo:font-size="16pt" officeooo:rsid="000fa442" officeooo:paragraph-rsid="000fa442" style:font-size-asian="16pt" style:font-size-complex="16pt"/>
    </style:style>
    <style:style style:name="P47" style:family="paragraph" style:parent-style-name="Table_20_Contents">
      <style:paragraph-properties fo:line-height="115%" fo:text-align="end" style:justify-single-word="false"/>
      <style:text-properties fo:font-size="16pt" officeooo:rsid="000dc25b" officeooo:paragraph-rsid="00140510" style:font-size-asian="16pt" style:font-size-complex="16pt"/>
    </style:style>
    <style:style style:name="P48" style:family="paragraph" style:parent-style-name="Table_20_Contents">
      <style:paragraph-properties fo:line-height="115%" fo:text-align="start" style:justify-single-word="false"/>
      <style:text-properties fo:font-size="16pt" officeooo:rsid="000dc25b" officeooo:paragraph-rsid="000dc25b" style:font-size-asian="16pt" style:font-size-complex="16pt"/>
    </style:style>
    <style:style style:name="P49" style:family="paragraph" style:parent-style-name="Table_20_Contents">
      <style:paragraph-properties fo:text-align="center" style:justify-single-word="false"/>
      <style:text-properties fo:font-size="16pt" officeooo:rsid="000dc25b" officeooo:paragraph-rsid="000dc25b" style:font-size-asian="16pt" style:font-size-complex="16pt"/>
    </style:style>
    <style:style style:name="P50" style:family="paragraph" style:parent-style-name="Table_20_Contents">
      <style:paragraph-properties fo:line-height="115%" fo:text-align="end" style:justify-single-word="false"/>
      <style:text-properties fo:font-size="16pt" officeooo:rsid="00106393" officeooo:paragraph-rsid="00106393" style:font-size-asian="16pt" style:font-size-complex="16pt"/>
    </style:style>
    <style:style style:name="P51" style:family="paragraph" style:parent-style-name="Table_20_Contents">
      <style:paragraph-properties fo:line-height="115%" fo:text-align="end" style:justify-single-word="false"/>
      <style:text-properties fo:font-size="16pt" officeooo:rsid="00106393" officeooo:paragraph-rsid="001182c8" style:font-size-asian="16pt" style:font-size-complex="16pt"/>
    </style:style>
    <style:style style:name="P52" style:family="paragraph" style:parent-style-name="Table_20_Contents">
      <style:paragraph-properties fo:line-height="115%" fo:text-align="start" style:justify-single-word="false"/>
      <style:text-properties fo:font-size="16pt" officeooo:rsid="00106393" officeooo:paragraph-rsid="00106393" style:font-size-asian="16pt" style:font-size-complex="16pt"/>
    </style:style>
    <style:style style:name="P53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54" style:family="paragraph" style:parent-style-name="Table_20_Contents">
      <style:paragraph-properties fo:text-align="start" style:justify-single-word="false"/>
      <style:text-properties fo:font-size="16pt" officeooo:rsid="001c8cf1" officeooo:paragraph-rsid="001c8cf1" style:font-size-asian="16pt" style:font-size-complex="16pt"/>
    </style:style>
    <style:style style:name="P55" style:family="paragraph" style:parent-style-name="Table_20_Contents">
      <style:paragraph-properties fo:line-height="115%" fo:text-align="center" style:justify-single-word="false"/>
      <style:text-properties fo:font-size="16pt" officeooo:paragraph-rsid="000fa442" style:font-size-asian="16pt" style:font-size-complex="16pt"/>
    </style:style>
    <style:style style:name="P56" style:family="paragraph" style:parent-style-name="Table_20_Contents">
      <style:paragraph-properties fo:line-height="115%" fo:text-align="end" style:justify-single-word="false"/>
      <style:text-properties fo:font-size="16pt" officeooo:rsid="001d3ff1" officeooo:paragraph-rsid="001d3ff1" style:font-size-asian="16pt" style:font-size-complex="16pt"/>
    </style:style>
    <style:style style:name="T1" style:family="text">
      <style:text-properties officeooo:rsid="000fa442"/>
    </style:style>
    <style:style style:name="T2" style:family="text">
      <style:text-properties fo:font-size="16pt" fo:font-weight="bold" officeooo:rsid="000fa442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0dc25b" style:font-size-asian="16pt" style:font-weight-asian="bold" style:font-size-complex="16pt" style:font-weight-complex="bold"/>
    </style:style>
    <style:style style:name="T4" style:family="text">
      <style:text-properties officeooo:rsid="00106393"/>
    </style:style>
    <style:style style:name="T5" style:family="text">
      <style:text-properties officeooo:rsid="001182c8"/>
    </style:style>
    <style:style style:name="T6" style:family="text">
      <style:text-properties officeooo:rsid="00147e9a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fo:padding="0.101cm" fo:border="none" draw:wrap-influence-on-position="once-concurrent" loext:allow-overlap="true" loext:rel-width-rel="paragraph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fo:padding="0.101cm" fo:border="none" draw:wrap-influence-on-position="once-concurrent" loext:allow-overlap="true" loext:rel-width-rel="paragraph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15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draw:frame draw:style-name="fr3" draw:name="Frame5" text:anchor-type="paragraph" svg:x="13.197cm" svg:y="-0.189cm" svg:width="3.949cm" draw:z-index="0"><draw:text-box fo:min-height="1cm"><table:table table:name="Table13" table:style-name="Table13"><table:table-column table:style-name="Table13.A"/><table:table-row><table:table-cell table:style-name="Table13.A1" office:value-type="string"><text:p text:style-name="P23">raft_id</text:p></table:table-cell></table:table-row><table:table-row><table:table-cell table:style-name="Table13.A2" office:value-type="string"><text:p text:style-name="Table_20_Contents"/><text:p text:style-name="Table_20_Contents"/></table:table-cell></table:table-row></table:table><text:p text:style-name="Frame_20_contents"/></draw:text-box></draw:frame>Raft State</text:p>
      <text:p text:style-name="Text_20_body"/>
      <text:h text:style-name="Heading_20_1" text:outline-level="1">Terms</text:h>
      <table:table table:name="Table14" table:style-name="Table14">
        <table:table-column table:style-name="Table14.A"/>
        <table:table-column table:style-name="Table14.B" table:number-columns-repeated="13"/>
        <table:table-column table:style-name="Table14.O"/>
        <table:table-row>
          <table:table-cell table:style-name="Table14.A1" office:value-type="string">
            <text:p text:style-name="P9">term: </text:p>
          </table:table-cell>
          <table:table-cell table:style-name="Table14.B1" office:value-type="string">
            <text:p text:style-name="P8">1</text:p>
          </table:table-cell>
          <table:table-cell table:style-name="Table14.B1" office:value-type="string">
            <text:p text:style-name="P8">2</text:p>
          </table:table-cell>
          <table:table-cell table:style-name="Table14.B1" office:value-type="string">
            <text:p text:style-name="P8">3</text:p>
          </table:table-cell>
          <table:table-cell table:style-name="Table14.B1" office:value-type="string">
            <text:p text:style-name="P8">4</text:p>
          </table:table-cell>
          <table:table-cell table:style-name="Table14.B1" office:value-type="string">
            <text:p text:style-name="P8">5</text:p>
          </table:table-cell>
          <table:table-cell table:style-name="Table14.B1" office:value-type="string">
            <text:p text:style-name="P8">6</text:p>
          </table:table-cell>
          <table:table-cell table:style-name="Table14.B1" office:value-type="string">
            <text:p text:style-name="P8">7</text:p>
          </table:table-cell>
          <table:table-cell table:style-name="Table14.B1" office:value-type="string">
            <text:p text:style-name="P8">8</text:p>
          </table:table-cell>
          <table:table-cell table:style-name="Table14.B1" office:value-type="string">
            <text:p text:style-name="P8">9</text:p>
          </table:table-cell>
          <table:table-cell table:style-name="Table14.B1" office:value-type="string">
            <text:p text:style-name="P8">10</text:p>
          </table:table-cell>
          <table:table-cell table:style-name="Table14.B1" office:value-type="string">
            <text:p text:style-name="P8">11</text:p>
          </table:table-cell>
          <table:table-cell table:style-name="Table14.B1" office:value-type="string">
            <text:p text:style-name="P8">12</text:p>
          </table:table-cell>
          <table:table-cell table:style-name="Table14.B1" office:value-type="string">
            <text:p text:style-name="P8">13</text:p>
          </table:table-cell>
          <table:table-cell table:style-name="Table14.O1" office:value-type="string">
            <text:p text:style-name="P8">14</text:p>
          </table:table-cell>
        </table:table-row>
        <table:table-row>
          <table:table-cell table:style-name="Table14.A1" office:value-type="string">
            <text:p text:style-name="P9">vote: </text:p>
          </table:table-cell>
          <table:table-cell table:style-name="Table14.B2" office:value-type="string">
            <text:p text:style-name="P13"/>
          </table:table-cell>
          <table:table-cell table:style-name="Table14.B2" office:value-type="string">
            <text:p text:style-name="P13"/>
          </table:table-cell>
          <table:table-cell table:style-name="Table14.B2" office:value-type="string">
            <text:p text:style-name="P13"/>
          </table:table-cell>
          <table:table-cell table:style-name="Table14.B2" office:value-type="string">
            <text:p text:style-name="P13"/>
          </table:table-cell>
          <table:table-cell table:style-name="Table14.B2" office:value-type="string">
            <text:p text:style-name="P13"/>
          </table:table-cell>
          <table:table-cell table:style-name="Table14.B2" office:value-type="string">
            <text:p text:style-name="P13"/>
          </table:table-cell>
          <table:table-cell table:style-name="Table14.B2" office:value-type="string">
            <text:p text:style-name="P13"/>
          </table:table-cell>
          <table:table-cell table:style-name="Table14.B2" office:value-type="string">
            <text:p text:style-name="P13"/>
          </table:table-cell>
          <table:table-cell table:style-name="Table14.B2" office:value-type="string">
            <text:p text:style-name="P13"/>
          </table:table-cell>
          <table:table-cell table:style-name="Table14.B2" office:value-type="string">
            <text:p text:style-name="P13"/>
          </table:table-cell>
          <table:table-cell table:style-name="Table14.B2" office:value-type="string">
            <text:p text:style-name="P13"/>
          </table:table-cell>
          <table:table-cell table:style-name="Table14.B2" office:value-type="string">
            <text:p text:style-name="P13"/>
          </table:table-cell>
          <table:table-cell table:style-name="Table14.B2" office:value-type="string">
            <text:p text:style-name="P13"/>
          </table:table-cell>
          <table:table-cell table:style-name="Table14.O2" office:value-type="string">
            <text:p text:style-name="P13"/>
          </table:table-cell>
        </table:table-row>
      </table:table>
      <text:p text:style-name="P28"/>
      <text:h text:style-name="P37" text:outline-level="1">Raft Log</text:h>
      <text:p text:style-name="P28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C"/>
        <table:table-column table:style-name="Table15.B"/>
        <table:table-column table:style-name="Table15.C"/>
        <table:table-column table:style-name="Table15.B"/>
        <table:table-column table:style-name="Table15.C" table:number-columns-repeated="2"/>
        <table:table-column table:style-name="Table15.B"/>
        <table:table-column table:style-name="Table15.C"/>
        <table:table-column table:style-name="Table15.B"/>
        <table:table-column table:style-name="Table15.C"/>
        <table:table-column table:style-name="Table15.O"/>
        <table:table-row>
          <table:table-cell table:style-name="Table15.A1" office:value-type="string">
            <text:p text:style-name="P11">index: </text:p>
          </table:table-cell>
          <table:table-cell table:style-name="Table15.B1" office:value-type="string">
            <text:p text:style-name="P10"/>
          </table:table-cell>
          <table:table-cell table:style-name="Table15.B1" office:value-type="string">
            <text:p text:style-name="P10"/>
          </table:table-cell>
          <table:table-cell table:style-name="Table15.B1" office:value-type="string">
            <text:p text:style-name="P10"/>
          </table:table-cell>
          <table:table-cell table:style-name="Table15.B1" office:value-type="string">
            <text:p text:style-name="P10"/>
          </table:table-cell>
          <table:table-cell table:style-name="Table15.B1" office:value-type="string">
            <text:p text:style-name="P10"/>
          </table:table-cell>
          <table:table-cell table:style-name="Table15.B1" office:value-type="string">
            <text:p text:style-name="P10"/>
          </table:table-cell>
          <table:table-cell table:style-name="Table15.B1" office:value-type="string">
            <text:p text:style-name="P10"/>
          </table:table-cell>
          <table:table-cell table:style-name="Table15.B1" office:value-type="string">
            <text:p text:style-name="P10"/>
          </table:table-cell>
          <table:table-cell table:style-name="Table15.B1" office:value-type="string">
            <text:p text:style-name="P10"/>
          </table:table-cell>
          <table:table-cell table:style-name="Table15.B1" office:value-type="string">
            <text:p text:style-name="P10"/>
          </table:table-cell>
          <table:table-cell table:style-name="Table15.B1" office:value-type="string">
            <text:p text:style-name="P10"/>
          </table:table-cell>
          <table:table-cell table:style-name="Table15.B1" office:value-type="string">
            <text:p text:style-name="P10"/>
          </table:table-cell>
          <table:table-cell table:style-name="Table15.B1" office:value-type="string">
            <text:p text:style-name="P10"/>
          </table:table-cell>
          <table:table-cell table:style-name="Table15.O1" office:value-type="string">
            <text:p text:style-name="P10"/>
          </table:table-cell>
        </table:table-row>
        <table:table-row>
          <table:table-cell table:style-name="Table15.A1" office:value-type="string">
            <text:p text:style-name="P11">value: </text:p>
          </table:table-cell>
          <table:table-cell table:style-name="Table15.B2" office:value-type="string">
            <text:p text:style-name="P14"/>
          </table:table-cell>
          <table:table-cell table:style-name="Table15.B2" office:value-type="string">
            <text:p text:style-name="P14"/>
          </table:table-cell>
          <table:table-cell table:style-name="Table15.B2" office:value-type="string">
            <text:p text:style-name="P14"/>
          </table:table-cell>
          <table:table-cell table:style-name="Table15.B2" office:value-type="string">
            <text:p text:style-name="P14"/>
          </table:table-cell>
          <table:table-cell table:style-name="Table15.B2" office:value-type="string">
            <text:p text:style-name="P14"/>
          </table:table-cell>
          <table:table-cell table:style-name="Table15.B2" office:value-type="string">
            <text:p text:style-name="P14"/>
          </table:table-cell>
          <table:table-cell table:style-name="Table15.B2" office:value-type="string">
            <text:p text:style-name="P14"/>
          </table:table-cell>
          <table:table-cell table:style-name="Table15.B2" office:value-type="string">
            <text:p text:style-name="P14"/>
          </table:table-cell>
          <table:table-cell table:style-name="Table15.B2" office:value-type="string">
            <text:p text:style-name="P14"/>
          </table:table-cell>
          <table:table-cell table:style-name="Table15.B2" office:value-type="string">
            <text:p text:style-name="P14"/>
          </table:table-cell>
          <table:table-cell table:style-name="Table15.B2" office:value-type="string">
            <text:p text:style-name="P14"/>
          </table:table-cell>
          <table:table-cell table:style-name="Table15.B2" office:value-type="string">
            <text:p text:style-name="P14"/>
          </table:table-cell>
          <table:table-cell table:style-name="Table15.B2" office:value-type="string">
            <text:p text:style-name="P14"/>
          </table:table-cell>
          <table:table-cell table:style-name="Table15.O2" office:value-type="string">
            <text:p text:style-name="P14"/>
          </table:table-cell>
        </table:table-row>
        <table:table-row>
          <table:table-cell table:style-name="Table15.A1" office:value-type="string">
            <text:p text:style-name="P11"><text:span text:style-name="T6">applied</text:span>: </text:p>
          </table:table-cell>
          <table:table-cell table:style-name="Table15.B2" office:value-type="string">
            <text:p text:style-name="P14"/>
          </table:table-cell>
          <table:table-cell table:style-name="Table15.B2" office:value-type="string">
            <text:p text:style-name="P14"/>
          </table:table-cell>
          <table:table-cell table:style-name="Table15.B2" office:value-type="string">
            <text:p text:style-name="P14"/>
          </table:table-cell>
          <table:table-cell table:style-name="Table15.B2" office:value-type="string">
            <text:p text:style-name="P14"/>
          </table:table-cell>
          <table:table-cell table:style-name="Table15.B2" office:value-type="string">
            <text:p text:style-name="P14"/>
          </table:table-cell>
          <table:table-cell table:style-name="Table15.B2" office:value-type="string">
            <text:p text:style-name="P14"/>
          </table:table-cell>
          <table:table-cell table:style-name="Table15.B2" office:value-type="string">
            <text:p text:style-name="P14"/>
          </table:table-cell>
          <table:table-cell table:style-name="Table15.B2" office:value-type="string">
            <text:p text:style-name="P14"/>
          </table:table-cell>
          <table:table-cell table:style-name="Table15.B2" office:value-type="string">
            <text:p text:style-name="P14"/>
          </table:table-cell>
          <table:table-cell table:style-name="Table15.B2" office:value-type="string">
            <text:p text:style-name="P14"/>
          </table:table-cell>
          <table:table-cell table:style-name="Table15.B2" office:value-type="string">
            <text:p text:style-name="P14"/>
          </table:table-cell>
          <table:table-cell table:style-name="Table15.B2" office:value-type="string">
            <text:p text:style-name="P14"/>
          </table:table-cell>
          <table:table-cell table:style-name="Table15.B2" office:value-type="string">
            <text:p text:style-name="P14"/>
          </table:table-cell>
          <table:table-cell table:style-name="Table15.O2" office:value-type="string">
            <text:p text:style-name="P14"/>
          </table:table-cell>
        </table:table-row>
      </table:table>
      <text:p text:style-name="P27"/>
      <text:p text:style-name="P38"><text:line-break/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44">index</text:p>
          </table:table-cell>
          <table:table-cell table:style-name="Table16.A1" office:value-type="string">
            <text:p text:style-name="P43">value</text:p>
          </table:table-cell>
          <table:table-cell table:style-name="Table16.C1" office:value-type="string">
            <text:p text:style-name="P45">applied</text:p>
          </table:table-cell>
        </table:table-row>
        <table:table-row>
          <table:table-cell table:style-name="Table16.A2" office:value-type="string">
            <text:p text:style-name="P41"/>
          </table:table-cell>
          <table:table-cell table:style-name="Table16.A2" office:value-type="string">
            <text:p text:style-name="P41"/>
          </table:table-cell>
          <table:table-cell table:style-name="Table16.C2" office:value-type="string">
            <text:p text:style-name="P41"/>
          </table:table-cell>
        </table:table-row>
        <table:table-row>
          <table:table-cell table:style-name="Table16.A2" office:value-type="string">
            <text:p text:style-name="P41"/>
          </table:table-cell>
          <table:table-cell table:style-name="Table16.A2" office:value-type="string">
            <text:p text:style-name="P41"/>
          </table:table-cell>
          <table:table-cell table:style-name="Table16.C2" office:value-type="string">
            <text:p text:style-name="P41"/>
          </table:table-cell>
        </table:table-row>
        <table:table-row>
          <table:table-cell table:style-name="Table16.A2" office:value-type="string">
            <text:p text:style-name="P41"/>
          </table:table-cell>
          <table:table-cell table:style-name="Table16.A2" office:value-type="string">
            <text:p text:style-name="P41"/>
          </table:table-cell>
          <table:table-cell table:style-name="Table16.C2" office:value-type="string">
            <text:p text:style-name="P41"/>
          </table:table-cell>
        </table:table-row>
        <table:table-row>
          <table:table-cell table:style-name="Table16.A2" office:value-type="string">
            <text:p text:style-name="P41"/>
          </table:table-cell>
          <table:table-cell table:style-name="Table16.A2" office:value-type="string">
            <text:p text:style-name="P41"/>
          </table:table-cell>
          <table:table-cell table:style-name="Table16.C2" office:value-type="string">
            <text:p text:style-name="P41"/>
          </table:table-cell>
        </table:table-row>
        <table:table-row>
          <table:table-cell table:style-name="Table16.A2" office:value-type="string">
            <text:p text:style-name="P41"/>
          </table:table-cell>
          <table:table-cell table:style-name="Table16.A2" office:value-type="string">
            <text:p text:style-name="P41"/>
          </table:table-cell>
          <table:table-cell table:style-name="Table16.C2" office:value-type="string">
            <text:p text:style-name="P41"/>
          </table:table-cell>
        </table:table-row>
        <table:table-row>
          <table:table-cell table:style-name="Table16.A2" office:value-type="string">
            <text:p text:style-name="P41"/>
          </table:table-cell>
          <table:table-cell table:style-name="Table16.A2" office:value-type="string">
            <text:p text:style-name="P41"/>
          </table:table-cell>
          <table:table-cell table:style-name="Table16.C2" office:value-type="string">
            <text:p text:style-name="P41"/>
          </table:table-cell>
        </table:table-row>
        <table:table-row>
          <table:table-cell table:style-name="Table16.A2" office:value-type="string">
            <text:p text:style-name="P41"/>
          </table:table-cell>
          <table:table-cell table:style-name="Table16.A2" office:value-type="string">
            <text:p text:style-name="P41"/>
          </table:table-cell>
          <table:table-cell table:style-name="Table16.C2" office:value-type="string">
            <text:p text:style-name="P41"/>
          </table:table-cell>
        </table:table-row>
        <table:table-row>
          <table:table-cell table:style-name="Table16.A2" office:value-type="string">
            <text:p text:style-name="P41"/>
          </table:table-cell>
          <table:table-cell table:style-name="Table16.A2" office:value-type="string">
            <text:p text:style-name="P41"/>
          </table:table-cell>
          <table:table-cell table:style-name="Table16.C2" office:value-type="string">
            <text:p text:style-name="P41"/>
          </table:table-cell>
        </table:table-row>
        <table:table-row>
          <table:table-cell table:style-name="Table16.A2" office:value-type="string">
            <text:p text:style-name="P41"/>
          </table:table-cell>
          <table:table-cell table:style-name="Table16.A2" office:value-type="string">
            <text:p text:style-name="P41"/>
          </table:table-cell>
          <table:table-cell table:style-name="Table16.C2" office:value-type="string">
            <text:p text:style-name="P41"/>
          </table:table-cell>
        </table:table-row>
        <table:table-row>
          <table:table-cell table:style-name="Table16.A2" office:value-type="string">
            <text:p text:style-name="P41"/>
          </table:table-cell>
          <table:table-cell table:style-name="Table16.A2" office:value-type="string">
            <text:p text:style-name="P41"/>
          </table:table-cell>
          <table:table-cell table:style-name="Table16.C2" office:value-type="string">
            <text:p text:style-name="P41"/>
          </table:table-cell>
        </table:table-row>
        <table:table-row>
          <table:table-cell table:style-name="Table16.A2" office:value-type="string">
            <text:p text:style-name="P41"/>
          </table:table-cell>
          <table:table-cell table:style-name="Table16.A2" office:value-type="string">
            <text:p text:style-name="P41"/>
          </table:table-cell>
          <table:table-cell table:style-name="Table16.C2" office:value-type="string">
            <text:p text:style-name="P41"/>
          </table:table-cell>
        </table:table-row>
        <table:table-row>
          <table:table-cell table:style-name="Table16.A2" office:value-type="string">
            <text:p text:style-name="P41"/>
          </table:table-cell>
          <table:table-cell table:style-name="Table16.A2" office:value-type="string">
            <text:p text:style-name="P41"/>
          </table:table-cell>
          <table:table-cell table:style-name="Table16.C2" office:value-type="string">
            <text:p text:style-name="P41"/>
          </table:table-cell>
        </table:table-row>
      </table:table>
      <text:p text:style-name="P38"/>
      <text:p text:style-name="P38"><text:soft-page-break/><draw:frame draw:style-name="fr1" draw:name="Frame9" text:anchor-type="as-char" svg:width="9.502cm" style:rel-width="100%" draw:z-index="5"><draw:text-box fo:min-height="5.001cm"><text:p text:style-name="P24">AppendEntriesRPC</text:p><table:table table:name="Table21" table:style-name="Table21"><table:table-column table:style-name="Table21.A"/><table:table-column table:style-name="Table21.B" table:number-columns-repeated="3"/><table:table-column table:style-name="Table21.E"/><table:table-row><table:table-cell table:style-name="Table21.A1" office:value-type="string"><text:p text:style-name="P5">leader<text:span text:style-name="T4">I</text:span>d: </text:p></table:table-cell><table:table-cell table:style-name="Table21.B1" table:number-columns-spanned="4" office:value-type="string"><text:p text:style-name="P6"/></table:table-cell><table:covered-table-cell/><table:covered-table-cell/><table:covered-table-cell/></table:table-row><table:table-row><table:table-cell table:style-name="Table21.A1" office:value-type="string"><text:p text:style-name="P5">term: </text:p></table:table-cell><table:table-cell table:style-name="Table21.B2" table:number-columns-spanned="4" office:value-type="string"><text:p text:style-name="P6"/></table:table-cell><table:covered-table-cell/><table:covered-table-cell/><table:covered-table-cell/></table:table-row><table:table-row><table:table-cell table:style-name="Table21.A3" office:value-type="string"><text:p text:style-name="P15"><text:span text:style-name="T5">index:</text:span> </text:p></table:table-cell><table:table-cell table:style-name="Table21.B3" office:value-type="string"><text:p text:style-name="P17"/></table:table-cell><table:table-cell table:style-name="Table21.C3" office:value-type="string"><text:p text:style-name="P17"/></table:table-cell><table:table-cell table:style-name="Table21.C3" office:value-type="string"><text:p text:style-name="P17"/></table:table-cell><table:table-cell table:style-name="Table21.E3" office:value-type="string"><text:p text:style-name="P17"/></table:table-cell></table:table-row><table:table-row><table:table-cell table:style-name="Table21.A1" office:value-type="string"><text:p text:style-name="P15"><text:span text:style-name="T5">value</text:span>: </text:p></table:table-cell><table:table-cell table:style-name="Table21.B4" office:value-type="string"><text:p text:style-name="P17"/></table:table-cell><table:table-cell table:style-name="Table21.C4" office:value-type="string"><text:p text:style-name="P17"/></table:table-cell><table:table-cell table:style-name="Table21.C4" office:value-type="string"><text:p text:style-name="P17"/></table:table-cell><table:table-cell table:style-name="Table21.E4" office:value-type="string"><text:p text:style-name="P17"/></table:table-cell></table:table-row><table:table-row><table:table-cell table:style-name="Table21.A1" office:value-type="string"><text:p text:style-name="P16">leaderCommit: </text:p></table:table-cell><table:table-cell table:style-name="Table21.B2" table:number-columns-spanned="4" office:value-type="string"><text:p text:style-name="P17"/></table:table-cell><table:covered-table-cell/><table:covered-table-cell/><table:covered-table-cell/></table:table-row></table:table><text:p text:style-name="P25">Response</text:p><table:table table:name="Table22" table:style-name="Table22"><table:table-column table:style-name="Table22.A" table:number-columns-repeated="8"/><table:table-column table:style-name="Table22.I"/><table:table-row><table:table-cell table:style-name="Table22.A1" office:value-type="string"><text:p text:style-name="P3">id</text:p></table:table-cell><table:table-cell table:style-name="Table22.A1" office:value-type="string"><text:p text:style-name="P3">1</text:p></table:table-cell><table:table-cell table:style-name="Table22.A1" office:value-type="string"><text:p text:style-name="P3">2</text:p></table:table-cell><table:table-cell table:style-name="Table22.A1" office:value-type="string"><text:p text:style-name="P3">3</text:p></table:table-cell><table:table-cell table:style-name="Table22.A1" office:value-type="string"><text:p text:style-name="P3">4</text:p></table:table-cell><table:table-cell table:style-name="Table22.A1" office:value-type="string"><text:p text:style-name="P3">5</text:p></table:table-cell><table:table-cell table:style-name="Table22.A1" office:value-type="string"><text:p text:style-name="P3">6</text:p></table:table-cell><table:table-cell table:style-name="Table22.A1" office:value-type="string"><text:p text:style-name="P3">7</text:p></table:table-cell><table:table-cell table:style-name="Table22.I1" office:value-type="string"><text:p text:style-name="P3">8</text:p></table:table-cell></table:table-row><table:table-row><table:table-cell table:style-name="Table22.A2" office:value-type="string"><text:p text:style-name="P3">ok</text:p></table:table-cell><table:table-cell table:style-name="Table22.A2" office:value-type="string"><text:p text:style-name="P2"/></table:table-cell><table:table-cell table:style-name="Table22.A2" office:value-type="string"><text:p text:style-name="P2"/></table:table-cell><table:table-cell table:style-name="Table22.A2" office:value-type="string"><text:p text:style-name="P2"/></table:table-cell><table:table-cell table:style-name="Table22.A2" office:value-type="string"><text:p text:style-name="P2"/></table:table-cell><table:table-cell table:style-name="Table22.A2" office:value-type="string"><text:p text:style-name="P2"/></table:table-cell><table:table-cell table:style-name="Table22.A2" office:value-type="string"><text:p text:style-name="P2"/></table:table-cell><table:table-cell table:style-name="Table22.A2" office:value-type="string"><text:p text:style-name="P2"/></table:table-cell><table:table-cell table:style-name="Table22.I2" office:value-type="string"><text:p text:style-name="P2"/></table:table-cell></table:table-row></table:table><text:p text:style-name="P30"/></draw:text-box></draw:frame><text:line-break/><text:line-break/><draw:frame draw:style-name="fr1" draw:name="Frame1" text:anchor-type="as-char" svg:width="9.502cm" style:rel-width="100%" draw:z-index="4"><draw:text-box fo:min-height="5.001cm"><text:p text:style-name="P24">AppendEntriesRPC</text:p><table:table table:name="Table1" table:style-name="Table1"><table:table-column table:style-name="Table1.A"/><table:table-column table:style-name="Table1.B" table:number-columns-repeated="3"/><table:table-column table:style-name="Table1.E"/><table:table-row><table:table-cell table:style-name="Table1.A1" office:value-type="string"><text:p text:style-name="P5">leader<text:span text:style-name="T4">I</text:span>d: </text:p></table:table-cell><table:table-cell table:style-name="Table1.B1" table:number-columns-spanned="4" office:value-type="string"><text:p text:style-name="P6"/></table:table-cell><table:covered-table-cell/><table:covered-table-cell/><table:covered-table-cell/></table:table-row><table:table-row><table:table-cell table:style-name="Table1.A1" office:value-type="string"><text:p text:style-name="P5">term: </text:p></table:table-cell><table:table-cell table:style-name="Table1.B2" table:number-columns-spanned="4" office:value-type="string"><text:p text:style-name="P6"/></table:table-cell><table:covered-table-cell/><table:covered-table-cell/><table:covered-table-cell/></table:table-row><table:table-row><table:table-cell table:style-name="Table1.A3" office:value-type="string"><text:p text:style-name="P15"><text:span text:style-name="T5">index:</text:span> </text:p></table:table-cell><table:table-cell table:style-name="Table1.B3" office:value-type="string"><text:p text:style-name="P17"/></table:table-cell><table:table-cell table:style-name="Table1.C3" office:value-type="string"><text:p text:style-name="P17"/></table:table-cell><table:table-cell table:style-name="Table1.C3" office:value-type="string"><text:p text:style-name="P17"/></table:table-cell><table:table-cell table:style-name="Table1.E3" office:value-type="string"><text:p text:style-name="P17"/></table:table-cell></table:table-row><table:table-row><table:table-cell table:style-name="Table1.A1" office:value-type="string"><text:p text:style-name="P15"><text:span text:style-name="T5">value</text:span>: </text:p></table:table-cell><table:table-cell table:style-name="Table1.B4" office:value-type="string"><text:p text:style-name="P17"/></table:table-cell><table:table-cell table:style-name="Table1.C4" office:value-type="string"><text:p text:style-name="P17"/></table:table-cell><table:table-cell table:style-name="Table1.C4" office:value-type="string"><text:p text:style-name="P17"/></table:table-cell><table:table-cell table:style-name="Table1.E4" office:value-type="string"><text:p text:style-name="P17"/></table:table-cell></table:table-row><table:table-row><table:table-cell table:style-name="Table1.A1" office:value-type="string"><text:p text:style-name="P16">leaderCommit: </text:p></table:table-cell><table:table-cell table:style-name="Table1.B2" table:number-columns-spanned="4" office:value-type="string"><text:p text:style-name="P17"/></table:table-cell><table:covered-table-cell/><table:covered-table-cell/><table:covered-table-cell/></table:table-row></table:table><text:p text:style-name="P25">Response</text:p><table:table table:name="Table3" table:style-name="Table3"><table:table-column table:style-name="Table3.A" table:number-columns-repeated="8"/><table:table-column table:style-name="Table3.I"/><table:table-row><table:table-cell table:style-name="Table3.A1" office:value-type="string"><text:p text:style-name="P3">id</text:p></table:table-cell><table:table-cell table:style-name="Table3.A1" office:value-type="string"><text:p text:style-name="P3">1</text:p></table:table-cell><table:table-cell table:style-name="Table3.A1" office:value-type="string"><text:p text:style-name="P3">2</text:p></table:table-cell><table:table-cell table:style-name="Table3.A1" office:value-type="string"><text:p text:style-name="P3">3</text:p></table:table-cell><table:table-cell table:style-name="Table3.A1" office:value-type="string"><text:p text:style-name="P3">4</text:p></table:table-cell><table:table-cell table:style-name="Table3.A1" office:value-type="string"><text:p text:style-name="P3">5</text:p></table:table-cell><table:table-cell table:style-name="Table3.A1" office:value-type="string"><text:p text:style-name="P3">6</text:p></table:table-cell><table:table-cell table:style-name="Table3.A1" office:value-type="string"><text:p text:style-name="P3">7</text:p></table:table-cell><table:table-cell table:style-name="Table3.I1" office:value-type="string"><text:p text:style-name="P3">8</text:p></table:table-cell></table:table-row><table:table-row><table:table-cell table:style-name="Table3.A2" office:value-type="string"><text:p text:style-name="P3">ok</text:p></table:table-cell><table:table-cell table:style-name="Table3.A2" office:value-type="string"><text:p text:style-name="P2"/></table:table-cell><table:table-cell table:style-name="Table3.A2" office:value-type="string"><text:p text:style-name="P2"/></table:table-cell><table:table-cell table:style-name="Table3.A2" office:value-type="string"><text:p text:style-name="P2"/></table:table-cell><table:table-cell table:style-name="Table3.A2" office:value-type="string"><text:p text:style-name="P2"/></table:table-cell><table:table-cell table:style-name="Table3.A2" office:value-type="string"><text:p text:style-name="P2"/></table:table-cell><table:table-cell table:style-name="Table3.A2" office:value-type="string"><text:p text:style-name="P2"/></table:table-cell><table:table-cell table:style-name="Table3.A2" office:value-type="string"><text:p text:style-name="P2"/></table:table-cell><table:table-cell table:style-name="Table3.I2" office:value-type="string"><text:p text:style-name="P2"/></table:table-cell></table:table-row></table:table><text:p text:style-name="P30"/></draw:text-box></draw:frame><text:line-break/><text:line-break/><draw:frame draw:style-name="fr1" draw:name="Frame12" text:anchor-type="as-char" svg:width="9.502cm" style:rel-width="100%" draw:z-index="6"><draw:text-box fo:min-height="5.001cm"><text:p text:style-name="P24">AppendEntriesRPC</text:p><table:table table:name="Table27" table:style-name="Table27"><table:table-column table:style-name="Table27.A"/><table:table-column table:style-name="Table27.B" table:number-columns-repeated="3"/><table:table-column table:style-name="Table27.E"/><table:table-row><table:table-cell table:style-name="Table27.A1" office:value-type="string"><text:p text:style-name="P5">leader<text:span text:style-name="T4">I</text:span>d: </text:p></table:table-cell><table:table-cell table:style-name="Table27.B1" table:number-columns-spanned="4" office:value-type="string"><text:p text:style-name="P6"/></table:table-cell><table:covered-table-cell/><table:covered-table-cell/><table:covered-table-cell/></table:table-row><table:table-row><table:table-cell table:style-name="Table27.A1" office:value-type="string"><text:p text:style-name="P5">term: </text:p></table:table-cell><table:table-cell table:style-name="Table27.B2" table:number-columns-spanned="4" office:value-type="string"><text:p text:style-name="P6"/></table:table-cell><table:covered-table-cell/><table:covered-table-cell/><table:covered-table-cell/></table:table-row><table:table-row><table:table-cell table:style-name="Table27.A3" office:value-type="string"><text:p text:style-name="P15"><text:span text:style-name="T5">index:</text:span> </text:p></table:table-cell><table:table-cell table:style-name="Table27.B3" office:value-type="string"><text:p text:style-name="P17"/></table:table-cell><table:table-cell table:style-name="Table27.C3" office:value-type="string"><text:p text:style-name="P17"/></table:table-cell><table:table-cell table:style-name="Table27.C3" office:value-type="string"><text:p text:style-name="P17"/></table:table-cell><table:table-cell table:style-name="Table27.E3" office:value-type="string"><text:p text:style-name="P17"/></table:table-cell></table:table-row><table:table-row><table:table-cell table:style-name="Table27.A1" office:value-type="string"><text:p text:style-name="P15"><text:span text:style-name="T5">value</text:span>: </text:p></table:table-cell><table:table-cell table:style-name="Table27.B4" office:value-type="string"><text:p text:style-name="P17"/></table:table-cell><table:table-cell table:style-name="Table27.C4" office:value-type="string"><text:p text:style-name="P17"/></table:table-cell><table:table-cell table:style-name="Table27.C4" office:value-type="string"><text:p text:style-name="P17"/></table:table-cell><table:table-cell table:style-name="Table27.E4" office:value-type="string"><text:p text:style-name="P17"/></table:table-cell></table:table-row><table:table-row><table:table-cell table:style-name="Table27.A1" office:value-type="string"><text:p text:style-name="P16">leaderCommit: </text:p></table:table-cell><table:table-cell table:style-name="Table27.B2" table:number-columns-spanned="4" office:value-type="string"><text:p text:style-name="P17"/></table:table-cell><table:covered-table-cell/><table:covered-table-cell/><table:covered-table-cell/></table:table-row></table:table><text:p text:style-name="P25">Response</text:p><table:table table:name="Table28" table:style-name="Table28"><table:table-column table:style-name="Table28.A" table:number-columns-repeated="8"/><table:table-column table:style-name="Table28.I"/><table:table-row><table:table-cell table:style-name="Table28.A1" office:value-type="string"><text:p text:style-name="P3">id</text:p></table:table-cell><table:table-cell table:style-name="Table28.A1" office:value-type="string"><text:p text:style-name="P3">1</text:p></table:table-cell><table:table-cell table:style-name="Table28.A1" office:value-type="string"><text:p text:style-name="P3">2</text:p></table:table-cell><table:table-cell table:style-name="Table28.A1" office:value-type="string"><text:p text:style-name="P3">3</text:p></table:table-cell><table:table-cell table:style-name="Table28.A1" office:value-type="string"><text:p text:style-name="P3">4</text:p></table:table-cell><table:table-cell table:style-name="Table28.A1" office:value-type="string"><text:p text:style-name="P3">5</text:p></table:table-cell><table:table-cell table:style-name="Table28.A1" office:value-type="string"><text:p text:style-name="P3">6</text:p></table:table-cell><table:table-cell table:style-name="Table28.A1" office:value-type="string"><text:p text:style-name="P3">7</text:p></table:table-cell><table:table-cell table:style-name="Table28.I1" office:value-type="string"><text:p text:style-name="P3">8</text:p></table:table-cell></table:table-row><table:table-row><table:table-cell table:style-name="Table28.A2" office:value-type="string"><text:p text:style-name="P3">ok</text:p></table:table-cell><table:table-cell table:style-name="Table28.A2" office:value-type="string"><text:p text:style-name="P2"/></table:table-cell><table:table-cell table:style-name="Table28.A2" office:value-type="string"><text:p text:style-name="P2"/></table:table-cell><table:table-cell table:style-name="Table28.A2" office:value-type="string"><text:p text:style-name="P2"/></table:table-cell><table:table-cell table:style-name="Table28.A2" office:value-type="string"><text:p text:style-name="P2"/></table:table-cell><table:table-cell table:style-name="Table28.A2" office:value-type="string"><text:p text:style-name="P2"/></table:table-cell><table:table-cell table:style-name="Table28.A2" office:value-type="string"><text:p text:style-name="P2"/></table:table-cell><table:table-cell table:style-name="Table28.A2" office:value-type="string"><text:p text:style-name="P2"/></table:table-cell><table:table-cell table:style-name="Table28.I2" office:value-type="string"><text:p text:style-name="P2"/></table:table-cell></table:table-row></table:table><text:p text:style-name="P30"/></draw:text-box></draw:frame><text:line-break/><text:line-break/><draw:frame draw:style-name="fr1" draw:name="Frame10" text:anchor-type="as-char" svg:width="9.502cm" style:rel-width="100%" draw:z-index="12"><draw:text-box fo:min-height="5.001cm"><text:p text:style-name="P24">AppendEntriesRPC</text:p><table:table table:name="Table17" table:style-name="Table17"><table:table-column table:style-name="Table17.A"/><table:table-column table:style-name="Table17.B" table:number-columns-repeated="3"/><table:table-column table:style-name="Table17.E"/><table:table-row><table:table-cell table:style-name="Table17.A1" office:value-type="string"><text:p text:style-name="P5">leader<text:span text:style-name="T4">I</text:span>d: </text:p></table:table-cell><table:table-cell table:style-name="Table17.B1" table:number-columns-spanned="4" office:value-type="string"><text:p text:style-name="P6"/></table:table-cell><table:covered-table-cell/><table:covered-table-cell/><table:covered-table-cell/></table:table-row><table:table-row><table:table-cell table:style-name="Table17.A1" office:value-type="string"><text:p text:style-name="P5">term: </text:p></table:table-cell><table:table-cell table:style-name="Table17.B2" table:number-columns-spanned="4" office:value-type="string"><text:p text:style-name="P6"/></table:table-cell><table:covered-table-cell/><table:covered-table-cell/><table:covered-table-cell/></table:table-row><table:table-row><table:table-cell table:style-name="Table17.A3" office:value-type="string"><text:p text:style-name="P15"><text:span text:style-name="T5">index:</text:span> </text:p></table:table-cell><table:table-cell table:style-name="Table17.B3" office:value-type="string"><text:p text:style-name="P17"/></table:table-cell><table:table-cell table:style-name="Table17.C3" office:value-type="string"><text:p text:style-name="P17"/></table:table-cell><table:table-cell table:style-name="Table17.C3" office:value-type="string"><text:p text:style-name="P17"/></table:table-cell><table:table-cell table:style-name="Table17.E3" office:value-type="string"><text:p text:style-name="P17"/></table:table-cell></table:table-row><table:table-row><table:table-cell table:style-name="Table17.A1" office:value-type="string"><text:p text:style-name="P15"><text:span text:style-name="T5">value</text:span>: </text:p></table:table-cell><table:table-cell table:style-name="Table17.B4" office:value-type="string"><text:p text:style-name="P17"/></table:table-cell><table:table-cell table:style-name="Table17.C4" office:value-type="string"><text:p text:style-name="P17"/></table:table-cell><table:table-cell table:style-name="Table17.C4" office:value-type="string"><text:p text:style-name="P17"/></table:table-cell><table:table-cell table:style-name="Table17.E4" office:value-type="string"><text:p text:style-name="P17"/></table:table-cell></table:table-row><table:table-row><table:table-cell table:style-name="Table17.A1" office:value-type="string"><text:p text:style-name="P16">leaderCommit: </text:p></table:table-cell><table:table-cell table:style-name="Table17.B2" table:number-columns-spanned="4" office:value-type="string"><text:p text:style-name="P17"/></table:table-cell><table:covered-table-cell/><table:covered-table-cell/><table:covered-table-cell/></table:table-row></table:table><text:p text:style-name="P25">Response</text:p><table:table table:name="Table18" table:style-name="Table18"><table:table-column table:style-name="Table18.A" table:number-columns-repeated="8"/><table:table-column table:style-name="Table18.I"/><table:table-row><table:table-cell table:style-name="Table18.A1" office:value-type="string"><text:p text:style-name="P3">id</text:p></table:table-cell><table:table-cell table:style-name="Table18.A1" office:value-type="string"><text:p text:style-name="P3">1</text:p></table:table-cell><table:table-cell table:style-name="Table18.A1" office:value-type="string"><text:p text:style-name="P3">2</text:p></table:table-cell><table:table-cell table:style-name="Table18.A1" office:value-type="string"><text:p text:style-name="P3">3</text:p></table:table-cell><table:table-cell table:style-name="Table18.A1" office:value-type="string"><text:p text:style-name="P3">4</text:p></table:table-cell><table:table-cell table:style-name="Table18.A1" office:value-type="string"><text:p text:style-name="P3">5</text:p></table:table-cell><table:table-cell table:style-name="Table18.A1" office:value-type="string"><text:p text:style-name="P3">6</text:p></table:table-cell><table:table-cell table:style-name="Table18.A1" office:value-type="string"><text:p text:style-name="P3">7</text:p></table:table-cell><table:table-cell table:style-name="Table18.I1" office:value-type="string"><text:p text:style-name="P3">8</text:p></table:table-cell></table:table-row><table:table-row><table:table-cell table:style-name="Table18.A2" office:value-type="string"><text:p text:style-name="P3">ok</text:p></table:table-cell><table:table-cell table:style-name="Table18.A2" office:value-type="string"><text:p text:style-name="P2"/></table:table-cell><table:table-cell table:style-name="Table18.A2" office:value-type="string"><text:p text:style-name="P2"/></table:table-cell><table:table-cell table:style-name="Table18.A2" office:value-type="string"><text:p text:style-name="P2"/></table:table-cell><table:table-cell table:style-name="Table18.A2" office:value-type="string"><text:p text:style-name="P2"/></table:table-cell><table:table-cell table:style-name="Table18.A2" office:value-type="string"><text:p text:style-name="P2"/></table:table-cell><table:table-cell table:style-name="Table18.A2" office:value-type="string"><text:p text:style-name="P2"/></table:table-cell><table:table-cell table:style-name="Table18.A2" office:value-type="string"><text:p text:style-name="P2"/></table:table-cell><table:table-cell table:style-name="Table18.I2" office:value-type="string"><text:p text:style-name="P2"/></table:table-cell></table:table-row></table:table><text:p text:style-name="P30"/></draw:text-box></draw:frame><text:line-break/><text:line-break/><draw:frame draw:style-name="fr1" draw:name="Frame11" text:anchor-type="as-char" svg:width="9.502cm" style:rel-width="100%" draw:z-index="14"><draw:text-box fo:min-height="5.001cm"><text:p text:style-name="P24">AppendEntriesRPC</text:p><table:table table:name="Table23" table:style-name="Table23"><table:table-column table:style-name="Table23.A"/><table:table-column table:style-name="Table23.B" table:number-columns-repeated="3"/><table:table-column table:style-name="Table23.E"/><table:table-row><table:table-cell table:style-name="Table23.A1" office:value-type="string"><text:p text:style-name="P5">leader<text:span text:style-name="T4">I</text:span>d: </text:p></table:table-cell><table:table-cell table:style-name="Table23.B1" table:number-columns-spanned="4" office:value-type="string"><text:p text:style-name="P6"/></table:table-cell><table:covered-table-cell/><table:covered-table-cell/><table:covered-table-cell/></table:table-row><table:table-row><table:table-cell table:style-name="Table23.A1" office:value-type="string"><text:p text:style-name="P5">term: </text:p></table:table-cell><table:table-cell table:style-name="Table23.B2" table:number-columns-spanned="4" office:value-type="string"><text:p text:style-name="P6"/></table:table-cell><table:covered-table-cell/><table:covered-table-cell/><table:covered-table-cell/></table:table-row><table:table-row><table:table-cell table:style-name="Table23.A3" office:value-type="string"><text:p text:style-name="P15"><text:span text:style-name="T5">index:</text:span> </text:p></table:table-cell><table:table-cell table:style-name="Table23.B3" office:value-type="string"><text:p text:style-name="P17"/></table:table-cell><table:table-cell table:style-name="Table23.C3" office:value-type="string"><text:p text:style-name="P17"/></table:table-cell><table:table-cell table:style-name="Table23.C3" office:value-type="string"><text:p text:style-name="P17"/></table:table-cell><table:table-cell table:style-name="Table23.E3" office:value-type="string"><text:p text:style-name="P17"/></table:table-cell></table:table-row><table:table-row><table:table-cell table:style-name="Table23.A1" office:value-type="string"><text:p text:style-name="P15"><text:span text:style-name="T5">value</text:span>: </text:p></table:table-cell><table:table-cell table:style-name="Table23.B4" office:value-type="string"><text:p text:style-name="P17"/></table:table-cell><table:table-cell table:style-name="Table23.C4" office:value-type="string"><text:p text:style-name="P17"/></table:table-cell><table:table-cell table:style-name="Table23.C4" office:value-type="string"><text:p text:style-name="P17"/></table:table-cell><table:table-cell table:style-name="Table23.E4" office:value-type="string"><text:p text:style-name="P17"/></table:table-cell></table:table-row><table:table-row><table:table-cell table:style-name="Table23.A1" office:value-type="string"><text:p text:style-name="P16">leaderCommit: </text:p></table:table-cell><table:table-cell table:style-name="Table23.B2" table:number-columns-spanned="4" office:value-type="string"><text:p text:style-name="P17"/></table:table-cell><table:covered-table-cell/><table:covered-table-cell/><table:covered-table-cell/></table:table-row></table:table><text:p text:style-name="P25">Response</text:p><table:table table:name="Table24" table:style-name="Table24"><table:table-column table:style-name="Table24.A" table:number-columns-repeated="8"/><table:table-column table:style-name="Table24.I"/><table:table-row><table:table-cell table:style-name="Table24.A1" office:value-type="string"><text:p text:style-name="P3">id</text:p></table:table-cell><table:table-cell table:style-name="Table24.A1" office:value-type="string"><text:p text:style-name="P3">1</text:p></table:table-cell><table:table-cell table:style-name="Table24.A1" office:value-type="string"><text:p text:style-name="P3">2</text:p></table:table-cell><table:table-cell table:style-name="Table24.A1" office:value-type="string"><text:p text:style-name="P3">3</text:p></table:table-cell><table:table-cell table:style-name="Table24.A1" office:value-type="string"><text:p text:style-name="P3">4</text:p></table:table-cell><table:table-cell table:style-name="Table24.A1" office:value-type="string"><text:p text:style-name="P3">5</text:p></table:table-cell><table:table-cell table:style-name="Table24.A1" office:value-type="string"><text:p text:style-name="P3">6</text:p></table:table-cell><table:table-cell table:style-name="Table24.A1" office:value-type="string"><text:p text:style-name="P3">7</text:p></table:table-cell><table:table-cell table:style-name="Table24.I1" office:value-type="string"><text:p text:style-name="P3">8</text:p></table:table-cell></table:table-row><table:table-row><table:table-cell table:style-name="Table24.A2" office:value-type="string"><text:p text:style-name="P3">ok</text:p></table:table-cell><table:table-cell table:style-name="Table24.A2" office:value-type="string"><text:p text:style-name="P2"/></table:table-cell><table:table-cell table:style-name="Table24.A2" office:value-type="string"><text:p text:style-name="P2"/></table:table-cell><table:table-cell table:style-name="Table24.A2" office:value-type="string"><text:p text:style-name="P2"/></table:table-cell><table:table-cell table:style-name="Table24.A2" office:value-type="string"><text:p text:style-name="P2"/></table:table-cell><table:table-cell table:style-name="Table24.A2" office:value-type="string"><text:p text:style-name="P2"/></table:table-cell><table:table-cell table:style-name="Table24.A2" office:value-type="string"><text:p text:style-name="P2"/></table:table-cell><table:table-cell table:style-name="Table24.A2" office:value-type="string"><text:p text:style-name="P2"/></table:table-cell><table:table-cell table:style-name="Table24.I2" office:value-type="string"><text:p text:style-name="P2"/></table:table-cell></table:table-row></table:table><text:p text:style-name="P30"/></draw:text-box></draw:frame><text:line-break/><text:line-break/><draw:frame draw:style-name="fr1" draw:name="Frame16" text:anchor-type="as-char" svg:width="9.502cm" style:rel-width="100%" draw:z-index="15"><draw:text-box fo:min-height="5.001cm"><text:p text:style-name="P24">AppendEntriesRPC</text:p><table:table table:name="Table25" table:style-name="Table25"><table:table-column table:style-name="Table25.A"/><table:table-column table:style-name="Table25.B" table:number-columns-repeated="3"/><table:table-column table:style-name="Table25.E"/><table:table-row><table:table-cell table:style-name="Table25.A1" office:value-type="string"><text:p text:style-name="P5">leader<text:span text:style-name="T4">I</text:span>d: </text:p></table:table-cell><table:table-cell table:style-name="Table25.B1" table:number-columns-spanned="4" office:value-type="string"><text:p text:style-name="P6"/></table:table-cell><table:covered-table-cell/><table:covered-table-cell/><table:covered-table-cell/></table:table-row><table:table-row><table:table-cell table:style-name="Table25.A1" office:value-type="string"><text:p text:style-name="P5">term: </text:p></table:table-cell><table:table-cell table:style-name="Table25.B2" table:number-columns-spanned="4" office:value-type="string"><text:p text:style-name="P6"/></table:table-cell><table:covered-table-cell/><table:covered-table-cell/><table:covered-table-cell/></table:table-row><table:table-row><table:table-cell table:style-name="Table25.A3" office:value-type="string"><text:p text:style-name="P15"><text:span text:style-name="T5">index:</text:span> </text:p></table:table-cell><table:table-cell table:style-name="Table25.B3" office:value-type="string"><text:p text:style-name="P17"/></table:table-cell><table:table-cell table:style-name="Table25.C3" office:value-type="string"><text:p text:style-name="P17"/></table:table-cell><table:table-cell table:style-name="Table25.C3" office:value-type="string"><text:p text:style-name="P17"/></table:table-cell><table:table-cell table:style-name="Table25.E3" office:value-type="string"><text:p text:style-name="P17"/></table:table-cell></table:table-row><table:table-row><table:table-cell table:style-name="Table25.A1" office:value-type="string"><text:p text:style-name="P15"><text:span text:style-name="T5">value</text:span>: </text:p></table:table-cell><table:table-cell table:style-name="Table25.B4" office:value-type="string"><text:p text:style-name="P17"/></table:table-cell><table:table-cell table:style-name="Table25.C4" office:value-type="string"><text:p text:style-name="P17"/></table:table-cell><table:table-cell table:style-name="Table25.C4" office:value-type="string"><text:p text:style-name="P17"/></table:table-cell><table:table-cell table:style-name="Table25.E4" office:value-type="string"><text:p text:style-name="P17"/></table:table-cell></table:table-row><table:table-row><table:table-cell table:style-name="Table25.A1" office:value-type="string"><text:p text:style-name="P16">leaderCommit: </text:p></table:table-cell><table:table-cell table:style-name="Table25.B2" table:number-columns-spanned="4" office:value-type="string"><text:p text:style-name="P17"/></table:table-cell><table:covered-table-cell/><table:covered-table-cell/><table:covered-table-cell/></table:table-row></table:table><text:p text:style-name="P25">Response</text:p><table:table table:name="Table26" table:style-name="Table26"><table:table-column table:style-name="Table26.A" table:number-columns-repeated="8"/><table:table-column table:style-name="Table26.I"/><table:table-row><table:table-cell table:style-name="Table26.A1" office:value-type="string"><text:p text:style-name="P3">id</text:p></table:table-cell><table:table-cell table:style-name="Table26.A1" office:value-type="string"><text:p text:style-name="P3">1</text:p></table:table-cell><table:table-cell table:style-name="Table26.A1" office:value-type="string"><text:p text:style-name="P3">2</text:p></table:table-cell><table:table-cell table:style-name="Table26.A1" office:value-type="string"><text:p text:style-name="P3">3</text:p></table:table-cell><table:table-cell table:style-name="Table26.A1" office:value-type="string"><text:p text:style-name="P3">4</text:p></table:table-cell><table:table-cell table:style-name="Table26.A1" office:value-type="string"><text:p text:style-name="P3">5</text:p></table:table-cell><table:table-cell table:style-name="Table26.A1" office:value-type="string"><text:p text:style-name="P3">6</text:p></table:table-cell><table:table-cell table:style-name="Table26.A1" office:value-type="string"><text:p text:style-name="P3">7</text:p></table:table-cell><table:table-cell table:style-name="Table26.I1" office:value-type="string"><text:p text:style-name="P3">8</text:p></table:table-cell></table:table-row><table:table-row><table:table-cell table:style-name="Table26.A2" office:value-type="string"><text:p text:style-name="P3">ok</text:p></table:table-cell><table:table-cell table:style-name="Table26.A2" office:value-type="string"><text:p text:style-name="P2"/></table:table-cell><table:table-cell table:style-name="Table26.A2" office:value-type="string"><text:p text:style-name="P2"/></table:table-cell><table:table-cell table:style-name="Table26.A2" office:value-type="string"><text:p text:style-name="P2"/></table:table-cell><table:table-cell table:style-name="Table26.A2" office:value-type="string"><text:p text:style-name="P2"/></table:table-cell><table:table-cell table:style-name="Table26.A2" office:value-type="string"><text:p text:style-name="P2"/></table:table-cell><table:table-cell table:style-name="Table26.A2" office:value-type="string"><text:p text:style-name="P2"/></table:table-cell><table:table-cell table:style-name="Table26.A2" office:value-type="string"><text:p text:style-name="P2"/></table:table-cell><table:table-cell table:style-name="Table26.I2" office:value-type="string"><text:p text:style-name="P2"/></table:table-cell></table:table-row></table:table><text:p text:style-name="P30"/></draw:text-box></draw:frame></text:p>
      <text:p text:style-name="P31"><text:soft-page-break/><draw:frame draw:style-name="fr1" draw:name="Frame13" text:anchor-type="as-char" svg:width="9.502cm" style:rel-width="100%" draw:z-index="9"><draw:text-box fo:min-height="5.001cm"><text:p text:style-name="P24">AppendEntriesRPC</text:p><table:table table:name="Table29" table:style-name="Table29"><table:table-column table:style-name="Table29.A"/><table:table-column table:style-name="Table29.B" table:number-columns-repeated="3"/><table:table-column table:style-name="Table29.E"/><table:table-row><table:table-cell table:style-name="Table29.A1" office:value-type="string"><text:p text:style-name="P5">leader<text:span text:style-name="T4">I</text:span>d: </text:p></table:table-cell><table:table-cell table:style-name="Table29.B1" table:number-columns-spanned="4" office:value-type="string"><text:p text:style-name="P6"/></table:table-cell><table:covered-table-cell/><table:covered-table-cell/><table:covered-table-cell/></table:table-row><table:table-row><table:table-cell table:style-name="Table29.A1" office:value-type="string"><text:p text:style-name="P5">term: </text:p></table:table-cell><table:table-cell table:style-name="Table29.B2" table:number-columns-spanned="4" office:value-type="string"><text:p text:style-name="P6"/></table:table-cell><table:covered-table-cell/><table:covered-table-cell/><table:covered-table-cell/></table:table-row><table:table-row><table:table-cell table:style-name="Table29.A3" office:value-type="string"><text:p text:style-name="P15"><text:span text:style-name="T5">index:</text:span> </text:p></table:table-cell><table:table-cell table:style-name="Table29.B3" office:value-type="string"><text:p text:style-name="P17"/></table:table-cell><table:table-cell table:style-name="Table29.C3" office:value-type="string"><text:p text:style-name="P17"/></table:table-cell><table:table-cell table:style-name="Table29.C3" office:value-type="string"><text:p text:style-name="P17"/></table:table-cell><table:table-cell table:style-name="Table29.B1" office:value-type="string"><text:p text:style-name="P17"/></table:table-cell></table:table-row><table:table-row><table:table-cell table:style-name="Table29.A1" office:value-type="string"><text:p text:style-name="P15"><text:span text:style-name="T5">value</text:span>: </text:p></table:table-cell><table:table-cell table:style-name="Table29.B4" office:value-type="string"><text:p text:style-name="P17"/></table:table-cell><table:table-cell table:style-name="Table29.C4" office:value-type="string"><text:p text:style-name="P17"/></table:table-cell><table:table-cell table:style-name="Table29.C4" office:value-type="string"><text:p text:style-name="P17"/></table:table-cell><table:table-cell table:style-name="Table29.B2" office:value-type="string"><text:p text:style-name="P17"/></table:table-cell></table:table-row><table:table-row><table:table-cell table:style-name="Table29.A1" office:value-type="string"><text:p text:style-name="P16">leaderCommit: </text:p></table:table-cell><table:table-cell table:style-name="Table29.B2" table:number-columns-spanned="4" office:value-type="string"><text:p text:style-name="P17"/></table:table-cell><table:covered-table-cell/><table:covered-table-cell/><table:covered-table-cell/></table:table-row></table:table><text:p text:style-name="P25">Response</text:p><table:table table:name="Table30" table:style-name="Table30"><table:table-column table:style-name="Table30.A" table:number-columns-repeated="8"/><table:table-column table:style-name="Table30.I"/><table:table-row><table:table-cell table:style-name="Table30.A1" office:value-type="string"><text:p text:style-name="P3">id</text:p></table:table-cell><table:table-cell table:style-name="Table30.A1" office:value-type="string"><text:p text:style-name="P3">1</text:p></table:table-cell><table:table-cell table:style-name="Table30.A1" office:value-type="string"><text:p text:style-name="P3">2</text:p></table:table-cell><table:table-cell table:style-name="Table30.A1" office:value-type="string"><text:p text:style-name="P3">3</text:p></table:table-cell><table:table-cell table:style-name="Table30.A1" office:value-type="string"><text:p text:style-name="P3">4</text:p></table:table-cell><table:table-cell table:style-name="Table30.A1" office:value-type="string"><text:p text:style-name="P3">5</text:p></table:table-cell><table:table-cell table:style-name="Table30.A1" office:value-type="string"><text:p text:style-name="P3">6</text:p></table:table-cell><table:table-cell table:style-name="Table30.A1" office:value-type="string"><text:p text:style-name="P3">7</text:p></table:table-cell><table:table-cell table:style-name="Table30.I1" office:value-type="string"><text:p text:style-name="P3">8</text:p></table:table-cell></table:table-row><table:table-row><table:table-cell table:style-name="Table30.A2" office:value-type="string"><text:p text:style-name="P3">ok</text:p></table:table-cell><table:table-cell table:style-name="Table30.A2" office:value-type="string"><text:p text:style-name="P2"/></table:table-cell><table:table-cell table:style-name="Table30.A2" office:value-type="string"><text:p text:style-name="P2"/></table:table-cell><table:table-cell table:style-name="Table30.A2" office:value-type="string"><text:p text:style-name="P2"/></table:table-cell><table:table-cell table:style-name="Table30.A2" office:value-type="string"><text:p text:style-name="P2"/></table:table-cell><table:table-cell table:style-name="Table30.A2" office:value-type="string"><text:p text:style-name="P2"/></table:table-cell><table:table-cell table:style-name="Table30.A2" office:value-type="string"><text:p text:style-name="P2"/></table:table-cell><table:table-cell table:style-name="Table30.A2" office:value-type="string"><text:p text:style-name="P2"/></table:table-cell><table:table-cell table:style-name="Table30.I2" office:value-type="string"><text:p text:style-name="P2"/></table:table-cell></table:table-row></table:table><text:p text:style-name="P30"/></draw:text-box></draw:frame><text:line-break/><text:line-break/><draw:frame draw:style-name="fr1" draw:name="Frame14" text:anchor-type="as-char" svg:width="9.502cm" style:rel-width="100%" draw:z-index="10"><draw:text-box fo:min-height="5.001cm"><text:p text:style-name="P24">AppendEntriesRPC</text:p><table:table table:name="Table31" table:style-name="Table31"><table:table-column table:style-name="Table31.A"/><table:table-column table:style-name="Table31.B" table:number-columns-repeated="3"/><table:table-column table:style-name="Table31.E"/><table:table-row><table:table-cell table:style-name="Table31.A1" office:value-type="string"><text:p text:style-name="P5">leader<text:span text:style-name="T4">I</text:span>d: </text:p></table:table-cell><table:table-cell table:style-name="Table31.B1" table:number-columns-spanned="4" office:value-type="string"><text:p text:style-name="P6"/></table:table-cell><table:covered-table-cell/><table:covered-table-cell/><table:covered-table-cell/></table:table-row><table:table-row><table:table-cell table:style-name="Table31.A1" office:value-type="string"><text:p text:style-name="P5">term: </text:p></table:table-cell><table:table-cell table:style-name="Table31.B2" table:number-columns-spanned="4" office:value-type="string"><text:p text:style-name="P6"/></table:table-cell><table:covered-table-cell/><table:covered-table-cell/><table:covered-table-cell/></table:table-row><table:table-row><table:table-cell table:style-name="Table31.A3" office:value-type="string"><text:p text:style-name="P15"><text:span text:style-name="T5">index:</text:span> </text:p></table:table-cell><table:table-cell table:style-name="Table31.B3" office:value-type="string"><text:p text:style-name="P17"/></table:table-cell><table:table-cell table:style-name="Table31.B3" office:value-type="string"><text:p text:style-name="P17"/></table:table-cell><table:table-cell table:style-name="Table31.B3" office:value-type="string"><text:p text:style-name="P17"/></table:table-cell><table:table-cell table:style-name="Table31.B2" office:value-type="string"><text:p text:style-name="P17"/></table:table-cell></table:table-row><table:table-row><table:table-cell table:style-name="Table31.A1" office:value-type="string"><text:p text:style-name="P15"><text:span text:style-name="T5">value</text:span>: </text:p></table:table-cell><table:table-cell table:style-name="Table31.B4" office:value-type="string"><text:p text:style-name="P17"/></table:table-cell><table:table-cell table:style-name="Table31.B4" office:value-type="string"><text:p text:style-name="P17"/></table:table-cell><table:table-cell table:style-name="Table31.B4" office:value-type="string"><text:p text:style-name="P17"/></table:table-cell><table:table-cell table:style-name="Table31.B2" office:value-type="string"><text:p text:style-name="P17"/></table:table-cell></table:table-row><table:table-row><table:table-cell table:style-name="Table31.A1" office:value-type="string"><text:p text:style-name="P16">leaderCommit: </text:p></table:table-cell><table:table-cell table:style-name="Table31.B2" table:number-columns-spanned="4" office:value-type="string"><text:p text:style-name="P17"/></table:table-cell><table:covered-table-cell/><table:covered-table-cell/><table:covered-table-cell/></table:table-row></table:table><text:p text:style-name="P25">Response</text:p><table:table table:name="Table32" table:style-name="Table32"><table:table-column table:style-name="Table32.A" table:number-columns-repeated="8"/><table:table-column table:style-name="Table32.I"/><table:table-row><table:table-cell table:style-name="Table32.A1" office:value-type="string"><text:p text:style-name="P3">id</text:p></table:table-cell><table:table-cell table:style-name="Table32.A1" office:value-type="string"><text:p text:style-name="P3">1</text:p></table:table-cell><table:table-cell table:style-name="Table32.A1" office:value-type="string"><text:p text:style-name="P3">2</text:p></table:table-cell><table:table-cell table:style-name="Table32.A1" office:value-type="string"><text:p text:style-name="P3">3</text:p></table:table-cell><table:table-cell table:style-name="Table32.A1" office:value-type="string"><text:p text:style-name="P3">4</text:p></table:table-cell><table:table-cell table:style-name="Table32.A1" office:value-type="string"><text:p text:style-name="P3">5</text:p></table:table-cell><table:table-cell table:style-name="Table32.A1" office:value-type="string"><text:p text:style-name="P3">6</text:p></table:table-cell><table:table-cell table:style-name="Table32.A1" office:value-type="string"><text:p text:style-name="P3">7</text:p></table:table-cell><table:table-cell table:style-name="Table32.I1" office:value-type="string"><text:p text:style-name="P3">8</text:p></table:table-cell></table:table-row><table:table-row><table:table-cell table:style-name="Table32.A2" office:value-type="string"><text:p text:style-name="P3">ok</text:p></table:table-cell><table:table-cell table:style-name="Table32.A2" office:value-type="string"><text:p text:style-name="P2"/></table:table-cell><table:table-cell table:style-name="Table32.A2" office:value-type="string"><text:p text:style-name="P2"/></table:table-cell><table:table-cell table:style-name="Table32.A2" office:value-type="string"><text:p text:style-name="P2"/></table:table-cell><table:table-cell table:style-name="Table32.A2" office:value-type="string"><text:p text:style-name="P2"/></table:table-cell><table:table-cell table:style-name="Table32.A2" office:value-type="string"><text:p text:style-name="P2"/></table:table-cell><table:table-cell table:style-name="Table32.A2" office:value-type="string"><text:p text:style-name="P2"/></table:table-cell><table:table-cell table:style-name="Table32.A2" office:value-type="string"><text:p text:style-name="P2"/></table:table-cell><table:table-cell table:style-name="Table32.I2" office:value-type="string"><text:p text:style-name="P2"/></table:table-cell></table:table-row></table:table><text:p text:style-name="P30"/></draw:text-box></draw:frame><text:line-break/><text:line-break/><draw:frame draw:style-name="fr1" draw:name="Frame15" text:anchor-type="as-char" svg:width="9.502cm" style:rel-width="100%" draw:z-index="11"><draw:text-box fo:min-height="5.001cm"><text:p text:style-name="P24">AppendEntriesRPC</text:p><table:table table:name="Table33" table:style-name="Table33"><table:table-column table:style-name="Table33.A"/><table:table-column table:style-name="Table33.B" table:number-columns-repeated="3"/><table:table-column table:style-name="Table33.E"/><table:table-row><table:table-cell table:style-name="Table33.A1" office:value-type="string"><text:p text:style-name="P5">leader<text:span text:style-name="T4">I</text:span>d: </text:p></table:table-cell><table:table-cell table:style-name="Table33.B1" table:number-columns-spanned="4" office:value-type="string"><text:p text:style-name="P6"/></table:table-cell><table:covered-table-cell/><table:covered-table-cell/><table:covered-table-cell/></table:table-row><table:table-row><table:table-cell table:style-name="Table33.A1" office:value-type="string"><text:p text:style-name="P5">term: </text:p></table:table-cell><table:table-cell table:style-name="Table33.B2" table:number-columns-spanned="4" office:value-type="string"><text:p text:style-name="P6"/></table:table-cell><table:covered-table-cell/><table:covered-table-cell/><table:covered-table-cell/></table:table-row><table:table-row><table:table-cell table:style-name="Table33.A3" office:value-type="string"><text:p text:style-name="P15"><text:span text:style-name="T5">index:</text:span> </text:p></table:table-cell><table:table-cell table:style-name="Table33.B3" office:value-type="string"><text:p text:style-name="P17"/></table:table-cell><table:table-cell table:style-name="Table33.B3" office:value-type="string"><text:p text:style-name="P17"/></table:table-cell><table:table-cell table:style-name="Table33.B3" office:value-type="string"><text:p text:style-name="P17"/></table:table-cell><table:table-cell table:style-name="Table33.B2" office:value-type="string"><text:p text:style-name="P17"/></table:table-cell></table:table-row><table:table-row><table:table-cell table:style-name="Table33.A1" office:value-type="string"><text:p text:style-name="P15"><text:span text:style-name="T5">value</text:span>: </text:p></table:table-cell><table:table-cell table:style-name="Table33.B4" office:value-type="string"><text:p text:style-name="P17"/></table:table-cell><table:table-cell table:style-name="Table33.B4" office:value-type="string"><text:p text:style-name="P17"/></table:table-cell><table:table-cell table:style-name="Table33.B4" office:value-type="string"><text:p text:style-name="P17"/></table:table-cell><table:table-cell table:style-name="Table33.B2" office:value-type="string"><text:p text:style-name="P17"/></table:table-cell></table:table-row><table:table-row><table:table-cell table:style-name="Table33.A1" office:value-type="string"><text:p text:style-name="P16">leaderCommit: </text:p></table:table-cell><table:table-cell table:style-name="Table33.B2" table:number-columns-spanned="4" office:value-type="string"><text:p text:style-name="P17"/></table:table-cell><table:covered-table-cell/><table:covered-table-cell/><table:covered-table-cell/></table:table-row></table:table><text:p text:style-name="P25">Response</text:p><table:table table:name="Table34" table:style-name="Table34"><table:table-column table:style-name="Table34.A" table:number-columns-repeated="8"/><table:table-column table:style-name="Table34.I"/><table:table-row><table:table-cell table:style-name="Table34.A1" office:value-type="string"><text:p text:style-name="P3">id</text:p></table:table-cell><table:table-cell table:style-name="Table34.A1" office:value-type="string"><text:p text:style-name="P3">1</text:p></table:table-cell><table:table-cell table:style-name="Table34.A1" office:value-type="string"><text:p text:style-name="P3">2</text:p></table:table-cell><table:table-cell table:style-name="Table34.A1" office:value-type="string"><text:p text:style-name="P3">3</text:p></table:table-cell><table:table-cell table:style-name="Table34.A1" office:value-type="string"><text:p text:style-name="P3">4</text:p></table:table-cell><table:table-cell table:style-name="Table34.A1" office:value-type="string"><text:p text:style-name="P3">5</text:p></table:table-cell><table:table-cell table:style-name="Table34.A1" office:value-type="string"><text:p text:style-name="P3">6</text:p></table:table-cell><table:table-cell table:style-name="Table34.A1" office:value-type="string"><text:p text:style-name="P3">7</text:p></table:table-cell><table:table-cell table:style-name="Table34.I1" office:value-type="string"><text:p text:style-name="P3">8</text:p></table:table-cell></table:table-row><table:table-row><table:table-cell table:style-name="Table34.A2" office:value-type="string"><text:p text:style-name="P3">ok</text:p></table:table-cell><table:table-cell table:style-name="Table34.A2" office:value-type="string"><text:p text:style-name="P2"/></table:table-cell><table:table-cell table:style-name="Table34.A2" office:value-type="string"><text:p text:style-name="P2"/></table:table-cell><table:table-cell table:style-name="Table34.A2" office:value-type="string"><text:p text:style-name="P2"/></table:table-cell><table:table-cell table:style-name="Table34.A2" office:value-type="string"><text:p text:style-name="P2"/></table:table-cell><table:table-cell table:style-name="Table34.A2" office:value-type="string"><text:p text:style-name="P2"/></table:table-cell><table:table-cell table:style-name="Table34.A2" office:value-type="string"><text:p text:style-name="P2"/></table:table-cell><table:table-cell table:style-name="Table34.A2" office:value-type="string"><text:p text:style-name="P2"/></table:table-cell><table:table-cell table:style-name="Table34.I2" office:value-type="string"><text:p text:style-name="P2"/></table:table-cell></table:table-row></table:table><text:p text:style-name="P30"/></draw:text-box></draw:frame></text:p>
      <text:p text:style-name="P38"><draw:frame draw:style-name="fr1" draw:name="Frame17" text:anchor-type="as-char" svg:width="9.502cm" style:rel-width="100%" draw:z-index="16"><draw:text-box fo:min-height="5.001cm"><text:p text:style-name="P24">AppendEntriesRPC</text:p><table:table table:name="Table35" table:style-name="Table35"><table:table-column table:style-name="Table35.A"/><table:table-column table:style-name="Table35.B" table:number-columns-repeated="3"/><table:table-column table:style-name="Table35.E"/><table:table-row><table:table-cell table:style-name="Table35.A1" office:value-type="string"><text:p text:style-name="P5">leader<text:span text:style-name="T4">I</text:span>d: </text:p></table:table-cell><table:table-cell table:style-name="Table35.B1" table:number-columns-spanned="4" office:value-type="string"><text:p text:style-name="P6"/></table:table-cell><table:covered-table-cell/><table:covered-table-cell/><table:covered-table-cell/></table:table-row><table:table-row><table:table-cell table:style-name="Table35.A1" office:value-type="string"><text:p text:style-name="P5">term: </text:p></table:table-cell><table:table-cell table:style-name="Table35.B2" table:number-columns-spanned="4" office:value-type="string"><text:p text:style-name="P6"/></table:table-cell><table:covered-table-cell/><table:covered-table-cell/><table:covered-table-cell/></table:table-row><table:table-row><table:table-cell table:style-name="Table35.A3" office:value-type="string"><text:p text:style-name="P15"><text:span text:style-name="T5">index:</text:span> </text:p></table:table-cell><table:table-cell table:style-name="Table35.B3" office:value-type="string"><text:p text:style-name="P17"/></table:table-cell><table:table-cell table:style-name="Table35.C3" office:value-type="string"><text:p text:style-name="P17"/></table:table-cell><table:table-cell table:style-name="Table35.C3" office:value-type="string"><text:p text:style-name="P17"/></table:table-cell><table:table-cell table:style-name="Table35.B1" office:value-type="string"><text:p text:style-name="P17"/></table:table-cell></table:table-row><table:table-row><table:table-cell table:style-name="Table35.A1" office:value-type="string"><text:p text:style-name="P15"><text:span text:style-name="T5">value</text:span>: </text:p></table:table-cell><table:table-cell table:style-name="Table35.B4" office:value-type="string"><text:p text:style-name="P17"/></table:table-cell><table:table-cell table:style-name="Table35.C4" office:value-type="string"><text:p text:style-name="P17"/></table:table-cell><table:table-cell table:style-name="Table35.C4" office:value-type="string"><text:p text:style-name="P17"/></table:table-cell><table:table-cell table:style-name="Table35.B2" office:value-type="string"><text:p text:style-name="P17"/></table:table-cell></table:table-row><table:table-row><table:table-cell table:style-name="Table35.A1" office:value-type="string"><text:p text:style-name="P16">leaderCommit: </text:p></table:table-cell><table:table-cell table:style-name="Table35.B2" table:number-columns-spanned="4" office:value-type="string"><text:p text:style-name="P17"/></table:table-cell><table:covered-table-cell/><table:covered-table-cell/><table:covered-table-cell/></table:table-row></table:table><text:p text:style-name="P25">Response</text:p><table:table table:name="Table36" table:style-name="Table36"><table:table-column table:style-name="Table36.A" table:number-columns-repeated="8"/><table:table-column table:style-name="Table36.I"/><table:table-row><table:table-cell table:style-name="Table36.A1" office:value-type="string"><text:p text:style-name="P3">id</text:p></table:table-cell><table:table-cell table:style-name="Table36.A1" office:value-type="string"><text:p text:style-name="P3">1</text:p></table:table-cell><table:table-cell table:style-name="Table36.A1" office:value-type="string"><text:p text:style-name="P3">2</text:p></table:table-cell><table:table-cell table:style-name="Table36.A1" office:value-type="string"><text:p text:style-name="P3">3</text:p></table:table-cell><table:table-cell table:style-name="Table36.A1" office:value-type="string"><text:p text:style-name="P3">4</text:p></table:table-cell><table:table-cell table:style-name="Table36.A1" office:value-type="string"><text:p text:style-name="P3">5</text:p></table:table-cell><table:table-cell table:style-name="Table36.A1" office:value-type="string"><text:p text:style-name="P3">6</text:p></table:table-cell><table:table-cell table:style-name="Table36.A1" office:value-type="string"><text:p text:style-name="P3">7</text:p></table:table-cell><table:table-cell table:style-name="Table36.I1" office:value-type="string"><text:p text:style-name="P3">8</text:p></table:table-cell></table:table-row><table:table-row><table:table-cell table:style-name="Table36.A2" office:value-type="string"><text:p text:style-name="P3">ok</text:p></table:table-cell><table:table-cell table:style-name="Table36.A2" office:value-type="string"><text:p text:style-name="P2"/></table:table-cell><table:table-cell table:style-name="Table36.A2" office:value-type="string"><text:p text:style-name="P2"/></table:table-cell><table:table-cell table:style-name="Table36.A2" office:value-type="string"><text:p text:style-name="P2"/></table:table-cell><table:table-cell table:style-name="Table36.A2" office:value-type="string"><text:p text:style-name="P2"/></table:table-cell><table:table-cell table:style-name="Table36.A2" office:value-type="string"><text:p text:style-name="P2"/></table:table-cell><table:table-cell table:style-name="Table36.A2" office:value-type="string"><text:p text:style-name="P2"/></table:table-cell><table:table-cell table:style-name="Table36.A2" office:value-type="string"><text:p text:style-name="P2"/></table:table-cell><table:table-cell table:style-name="Table36.I2" office:value-type="string"><text:p text:style-name="P2"/></table:table-cell></table:table-row></table:table><text:p text:style-name="P30"/></draw:text-box></draw:frame><text:line-break/><text:line-break/><draw:frame draw:style-name="fr1" draw:name="Frame18" text:anchor-type="as-char" svg:width="9.502cm" style:rel-width="100%" draw:z-index="17"><draw:text-box fo:min-height="5.001cm"><text:p text:style-name="P24">AppendEntriesRPC</text:p><table:table table:name="Table37" table:style-name="Table37"><table:table-column table:style-name="Table37.A"/><table:table-column table:style-name="Table37.B" table:number-columns-repeated="3"/><table:table-column table:style-name="Table37.E"/><table:table-row><table:table-cell table:style-name="Table37.A1" office:value-type="string"><text:p text:style-name="P5">leader<text:span text:style-name="T4">I</text:span>d: </text:p></table:table-cell><table:table-cell table:style-name="Table37.B1" table:number-columns-spanned="4" office:value-type="string"><text:p text:style-name="P6"/></table:table-cell><table:covered-table-cell/><table:covered-table-cell/><table:covered-table-cell/></table:table-row><table:table-row><table:table-cell table:style-name="Table37.A1" office:value-type="string"><text:p text:style-name="P5">term: </text:p></table:table-cell><table:table-cell table:style-name="Table37.B2" table:number-columns-spanned="4" office:value-type="string"><text:p text:style-name="P6"/></table:table-cell><table:covered-table-cell/><table:covered-table-cell/><table:covered-table-cell/></table:table-row><table:table-row><table:table-cell table:style-name="Table37.A3" office:value-type="string"><text:p text:style-name="P15"><text:span text:style-name="T5">index:</text:span> </text:p></table:table-cell><table:table-cell table:style-name="Table37.B3" office:value-type="string"><text:p text:style-name="P17"/></table:table-cell><table:table-cell table:style-name="Table37.C3" office:value-type="string"><text:p text:style-name="P17"/></table:table-cell><table:table-cell table:style-name="Table37.C3" office:value-type="string"><text:p text:style-name="P17"/></table:table-cell><table:table-cell table:style-name="Table37.B1" office:value-type="string"><text:p text:style-name="P17"/></table:table-cell></table:table-row><table:table-row><table:table-cell table:style-name="Table37.A1" office:value-type="string"><text:p text:style-name="P15"><text:span text:style-name="T5">value</text:span>: </text:p></table:table-cell><table:table-cell table:style-name="Table37.B4" office:value-type="string"><text:p text:style-name="P17"/></table:table-cell><table:table-cell table:style-name="Table37.C4" office:value-type="string"><text:p text:style-name="P17"/></table:table-cell><table:table-cell table:style-name="Table37.C4" office:value-type="string"><text:p text:style-name="P17"/></table:table-cell><table:table-cell table:style-name="Table37.B2" office:value-type="string"><text:p text:style-name="P17"/></table:table-cell></table:table-row><table:table-row><table:table-cell table:style-name="Table37.A1" office:value-type="string"><text:p text:style-name="P16">leaderCommit: </text:p></table:table-cell><table:table-cell table:style-name="Table37.B2" table:number-columns-spanned="4" office:value-type="string"><text:p text:style-name="P17"/></table:table-cell><table:covered-table-cell/><table:covered-table-cell/><table:covered-table-cell/></table:table-row></table:table><text:p text:style-name="P25">Response</text:p><table:table table:name="Table38" table:style-name="Table38"><table:table-column table:style-name="Table38.A" table:number-columns-repeated="8"/><table:table-column table:style-name="Table38.I"/><table:table-row><table:table-cell table:style-name="Table38.A1" office:value-type="string"><text:p text:style-name="P3">id</text:p></table:table-cell><table:table-cell table:style-name="Table38.A1" office:value-type="string"><text:p text:style-name="P3">1</text:p></table:table-cell><table:table-cell table:style-name="Table38.A1" office:value-type="string"><text:p text:style-name="P3">2</text:p></table:table-cell><table:table-cell table:style-name="Table38.A1" office:value-type="string"><text:p text:style-name="P3">3</text:p></table:table-cell><table:table-cell table:style-name="Table38.A1" office:value-type="string"><text:p text:style-name="P3">4</text:p></table:table-cell><table:table-cell table:style-name="Table38.A1" office:value-type="string"><text:p text:style-name="P3">5</text:p></table:table-cell><table:table-cell table:style-name="Table38.A1" office:value-type="string"><text:p text:style-name="P3">6</text:p></table:table-cell><table:table-cell table:style-name="Table38.A1" office:value-type="string"><text:p text:style-name="P3">7</text:p></table:table-cell><table:table-cell table:style-name="Table38.I1" office:value-type="string"><text:p text:style-name="P3">8</text:p></table:table-cell></table:table-row><table:table-row><table:table-cell table:style-name="Table38.A2" office:value-type="string"><text:p text:style-name="P3">ok</text:p></table:table-cell><table:table-cell table:style-name="Table38.A2" office:value-type="string"><text:p text:style-name="P2"/></table:table-cell><table:table-cell table:style-name="Table38.A2" office:value-type="string"><text:p text:style-name="P2"/></table:table-cell><table:table-cell table:style-name="Table38.A2" office:value-type="string"><text:p text:style-name="P2"/></table:table-cell><table:table-cell table:style-name="Table38.A2" office:value-type="string"><text:p text:style-name="P2"/></table:table-cell><table:table-cell table:style-name="Table38.A2" office:value-type="string"><text:p text:style-name="P2"/></table:table-cell><table:table-cell table:style-name="Table38.A2" office:value-type="string"><text:p text:style-name="P2"/></table:table-cell><table:table-cell table:style-name="Table38.A2" office:value-type="string"><text:p text:style-name="P2"/></table:table-cell><table:table-cell table:style-name="Table38.I2" office:value-type="string"><text:p text:style-name="P2"/></table:table-cell></table:table-row></table:table><text:p text:style-name="P30"/></draw:text-box></draw:frame><text:line-break/><text:line-break/><draw:frame draw:style-name="fr1" draw:name="Frame19" text:anchor-type="as-char" svg:width="9.502cm" style:rel-width="100%" draw:z-index="18"><draw:text-box fo:min-height="5.001cm"><text:p text:style-name="P24">AppendEntriesRPC</text:p><table:table table:name="Table39" table:style-name="Table39"><table:table-column table:style-name="Table39.A"/><table:table-column table:style-name="Table39.B" table:number-columns-repeated="3"/><table:table-column table:style-name="Table39.E"/><table:table-row><table:table-cell table:style-name="Table39.A1" office:value-type="string"><text:p text:style-name="P5">leader<text:span text:style-name="T4">I</text:span>d: </text:p></table:table-cell><table:table-cell table:style-name="Table39.B1" table:number-columns-spanned="4" office:value-type="string"><text:p text:style-name="P6"/></table:table-cell><table:covered-table-cell/><table:covered-table-cell/><table:covered-table-cell/></table:table-row><table:table-row><table:table-cell table:style-name="Table39.A1" office:value-type="string"><text:p text:style-name="P5">term: </text:p></table:table-cell><table:table-cell table:style-name="Table39.B2" table:number-columns-spanned="4" office:value-type="string"><text:p text:style-name="P6"/></table:table-cell><table:covered-table-cell/><table:covered-table-cell/><table:covered-table-cell/></table:table-row><table:table-row><table:table-cell table:style-name="Table39.A3" office:value-type="string"><text:p text:style-name="P15"><text:span text:style-name="T5">index:</text:span> </text:p></table:table-cell><table:table-cell table:style-name="Table39.B3" office:value-type="string"><text:p text:style-name="P17"/></table:table-cell><table:table-cell table:style-name="Table39.C3" office:value-type="string"><text:p text:style-name="P17"/></table:table-cell><table:table-cell table:style-name="Table39.C3" office:value-type="string"><text:p text:style-name="P17"/></table:table-cell><table:table-cell table:style-name="Table39.B1" office:value-type="string"><text:p text:style-name="P17"/></table:table-cell></table:table-row><table:table-row><table:table-cell table:style-name="Table39.A1" office:value-type="string"><text:p text:style-name="P15"><text:span text:style-name="T5">value</text:span>: </text:p></table:table-cell><table:table-cell table:style-name="Table39.B4" office:value-type="string"><text:p text:style-name="P17"/></table:table-cell><table:table-cell table:style-name="Table39.C4" office:value-type="string"><text:p text:style-name="P17"/></table:table-cell><table:table-cell table:style-name="Table39.C4" office:value-type="string"><text:p text:style-name="P17"/></table:table-cell><table:table-cell table:style-name="Table39.B2" office:value-type="string"><text:p text:style-name="P17"/></table:table-cell></table:table-row><table:table-row><table:table-cell table:style-name="Table39.A1" office:value-type="string"><text:p text:style-name="P16">leaderCommit: </text:p></table:table-cell><table:table-cell table:style-name="Table39.B2" table:number-columns-spanned="4" office:value-type="string"><text:p text:style-name="P17"/></table:table-cell><table:covered-table-cell/><table:covered-table-cell/><table:covered-table-cell/></table:table-row></table:table><text:p text:style-name="P25">Response</text:p><table:table table:name="Table40" table:style-name="Table40"><table:table-column table:style-name="Table40.A" table:number-columns-repeated="8"/><table:table-column table:style-name="Table40.I"/><table:table-row><table:table-cell table:style-name="Table40.A1" office:value-type="string"><text:p text:style-name="P3">id</text:p></table:table-cell><table:table-cell table:style-name="Table40.A1" office:value-type="string"><text:p text:style-name="P3">1</text:p></table:table-cell><table:table-cell table:style-name="Table40.A1" office:value-type="string"><text:p text:style-name="P3">2</text:p></table:table-cell><table:table-cell table:style-name="Table40.A1" office:value-type="string"><text:p text:style-name="P3">3</text:p></table:table-cell><table:table-cell table:style-name="Table40.A1" office:value-type="string"><text:p text:style-name="P3">4</text:p></table:table-cell><table:table-cell table:style-name="Table40.A1" office:value-type="string"><text:p text:style-name="P3">5</text:p></table:table-cell><table:table-cell table:style-name="Table40.A1" office:value-type="string"><text:p text:style-name="P3">6</text:p></table:table-cell><table:table-cell table:style-name="Table40.A1" office:value-type="string"><text:p text:style-name="P3">7</text:p></table:table-cell><table:table-cell table:style-name="Table40.I1" office:value-type="string"><text:p text:style-name="P3">8</text:p></table:table-cell></table:table-row><table:table-row><table:table-cell table:style-name="Table40.A2" office:value-type="string"><text:p text:style-name="P3">ok</text:p></table:table-cell><table:table-cell table:style-name="Table40.A2" office:value-type="string"><text:p text:style-name="P2"/></table:table-cell><table:table-cell table:style-name="Table40.A2" office:value-type="string"><text:p text:style-name="P2"/></table:table-cell><table:table-cell table:style-name="Table40.A2" office:value-type="string"><text:p text:style-name="P2"/></table:table-cell><table:table-cell table:style-name="Table40.A2" office:value-type="string"><text:p text:style-name="P2"/></table:table-cell><table:table-cell table:style-name="Table40.A2" office:value-type="string"><text:p text:style-name="P2"/></table:table-cell><table:table-cell table:style-name="Table40.A2" office:value-type="string"><text:p text:style-name="P2"/></table:table-cell><table:table-cell table:style-name="Table40.A2" office:value-type="string"><text:p text:style-name="P2"/></table:table-cell><table:table-cell table:style-name="Table40.I2" office:value-type="string"><text:p text:style-name="P2"/></table:table-cell></table:table-row></table:table><text:p text:style-name="P30"/></draw:text-box></draw:frame></text:p>
      <text:p text:style-name="P40"><draw:frame draw:style-name="fr2" draw:name="Frame3" text:anchor-type="as-char" svg:width="9.502cm" style:rel-width="100%" draw:z-index="13"><draw:text-box fo:min-height="5.001cm"><text:p text:style-name="P26"><text:span text:style-name="T2">RequestVote</text:span><text:span text:style-name="T3">RPC</text:span></text:p><table:table table:name="Table2" table:style-name="Table2"><table:table-column table:style-name="Table2.A"/><table:table-column table:style-name="Table2.B"/><table:table-row><table:table-cell table:style-name="Table2.A1" office:value-type="string"><text:p text:style-name="P4">term: </text:p></table:table-cell><table:table-cell table:style-name="Table2.B1" office:value-type="string"><text:p text:style-name="P6"/></table:table-cell></table:table-row><table:table-row><table:table-cell table:style-name="Table2.A1" office:value-type="string"><text:p text:style-name="P4"><text:span text:style-name="T1">candidate</text:span><text:span text:style-name="T4">I</text:span>d: </text:p></table:table-cell><table:table-cell table:style-name="Table2.B2" office:value-type="string"><text:p text:style-name="P6"/></table:table-cell></table:table-row><table:table-row><table:table-cell table:style-name="Table2.A1" office:value-type="string"><text:p text:style-name="P4"><text:span text:style-name="T1">last</text:span><text:span text:style-name="T4">L</text:span><text:span text:style-name="T1">og</text:span><text:span text:style-name="T4">I</text:span>ndex: </text:p></table:table-cell><table:table-cell table:style-name="Table2.B2" office:value-type="string"><text:p text:style-name="P6"/></table:table-cell></table:table-row><table:table-row><table:table-cell table:style-name="Table2.A1" office:value-type="string"><text:p text:style-name="P11">last<text:span text:style-name="T4">L</text:span>og<text:span text:style-name="T4">T</text:span>erm: </text:p></table:table-cell><table:table-cell table:style-name="Table2.B2" office:value-type="string"><text:p text:style-name="P7"/></table:table-cell></table:table-row><table:table-row><table:table-cell table:style-name="Table2.A1" office:value-type="string"><text:p text:style-name="P11"/></table:table-cell><table:table-cell table:style-name="Table2.A1" office:value-type="string"><text:p text:style-name="P7"/></table:table-cell></table:table-row></table:table><text:p text:style-name="P25">Response</text:p><table:table table:name="Table4" table:style-name="Table4"><table:table-column table:style-name="Table4.A" table:number-columns-repeated="8"/><table:table-column table:style-name="Table4.I"/><table:table-row><table:table-cell table:style-name="Table4.A1" office:value-type="string"><text:p text:style-name="P3">id</text:p></table:table-cell><table:table-cell table:style-name="Table4.A1" office:value-type="string"><text:p text:style-name="P3">1</text:p></table:table-cell><table:table-cell table:style-name="Table4.A1" office:value-type="string"><text:p text:style-name="P3">2</text:p></table:table-cell><table:table-cell table:style-name="Table4.A1" office:value-type="string"><text:p text:style-name="P3">3</text:p></table:table-cell><table:table-cell table:style-name="Table4.A1" office:value-type="string"><text:p text:style-name="P3">4</text:p></table:table-cell><table:table-cell table:style-name="Table4.A1" office:value-type="string"><text:p text:style-name="P3">5</text:p></table:table-cell><table:table-cell table:style-name="Table4.A1" office:value-type="string"><text:p text:style-name="P3">6</text:p></table:table-cell><table:table-cell table:style-name="Table4.A1" office:value-type="string"><text:p text:style-name="P3">7</text:p></table:table-cell><table:table-cell table:style-name="Table4.I1" office:value-type="string"><text:p text:style-name="P3">8</text:p></table:table-cell></table:table-row><table:table-row><table:table-cell table:style-name="Table4.A2" office:value-type="string"><text:p text:style-name="P3">ok</text:p></table:table-cell><table:table-cell table:style-name="Table4.A2" office:value-type="string"><text:p text:style-name="P2"/></table:table-cell><table:table-cell table:style-name="Table4.A2" office:value-type="string"><text:p text:style-name="P2"/></table:table-cell><table:table-cell table:style-name="Table4.A2" office:value-type="string"><text:p text:style-name="P2"/></table:table-cell><table:table-cell table:style-name="Table4.A2" office:value-type="string"><text:p text:style-name="P2"/></table:table-cell><table:table-cell table:style-name="Table4.A2" office:value-type="string"><text:p text:style-name="P2"/></table:table-cell><table:table-cell table:style-name="Table4.A2" office:value-type="string"><text:p text:style-name="P2"/></table:table-cell><table:table-cell table:style-name="Table4.A2" office:value-type="string"><text:p text:style-name="P2"/></table:table-cell><table:table-cell table:style-name="Table4.I2" office:value-type="string"><text:p text:style-name="P2"/></table:table-cell></table:table-row></table:table><text:p text:style-name="P1"/></draw:text-box></draw:frame></text:p>
      <text:p text:style-name="P29"/>
      <text:p text:style-name="P29"><draw:frame draw:style-name="fr2" draw:name="Frame2" text:anchor-type="as-char" svg:width="9.502cm" style:rel-width="100%" draw:z-index="1"><draw:text-box fo:min-height="5.001cm"><text:p text:style-name="P26"><text:span text:style-name="T2">RequestVote</text:span><text:span text:style-name="T3">RPC</text:span></text:p><table:table table:name="Table5" table:style-name="Table5"><table:table-column table:style-name="Table5.A"/><table:table-column table:style-name="Table5.B"/><table:table-row><table:table-cell table:style-name="Table5.A1" office:value-type="string"><text:p text:style-name="P4">term: </text:p></table:table-cell><table:table-cell table:style-name="Table5.B1" office:value-type="string"><text:p text:style-name="P6"/></table:table-cell></table:table-row><table:table-row><table:table-cell table:style-name="Table5.A1" office:value-type="string"><text:p text:style-name="P4"><text:span text:style-name="T1">candidate</text:span><text:span text:style-name="T4">I</text:span>d: </text:p></table:table-cell><table:table-cell table:style-name="Table5.B2" office:value-type="string"><text:p text:style-name="P6"/></table:table-cell></table:table-row><table:table-row><table:table-cell table:style-name="Table5.A1" office:value-type="string"><text:p text:style-name="P4"><text:span text:style-name="T1">last</text:span><text:span text:style-name="T4">L</text:span><text:span text:style-name="T1">og</text:span><text:span text:style-name="T4">I</text:span>ndex: </text:p></table:table-cell><table:table-cell table:style-name="Table5.B2" office:value-type="string"><text:p text:style-name="P6"/></table:table-cell></table:table-row><table:table-row><table:table-cell table:style-name="Table5.A1" office:value-type="string"><text:p text:style-name="P11">last<text:span text:style-name="T4">L</text:span>og<text:span text:style-name="T4">T</text:span>erm: </text:p></table:table-cell><table:table-cell table:style-name="Table5.B2" office:value-type="string"><text:p text:style-name="P7"/></table:table-cell></table:table-row><table:table-row><table:table-cell table:style-name="Table5.A1" office:value-type="string"><text:p text:style-name="P11"/></table:table-cell><table:table-cell table:style-name="Table5.A1" office:value-type="string"><text:p text:style-name="P7"/></table:table-cell></table:table-row></table:table><text:p text:style-name="P25">Response</text:p><table:table table:name="Table6" table:style-name="Table6"><table:table-column table:style-name="Table6.A" table:number-columns-repeated="8"/><table:table-column table:style-name="Table6.I"/><table:table-row><table:table-cell table:style-name="Table6.A1" office:value-type="string"><text:p text:style-name="P3">id</text:p></table:table-cell><table:table-cell table:style-name="Table6.A1" office:value-type="string"><text:p text:style-name="P3">1</text:p></table:table-cell><table:table-cell table:style-name="Table6.A1" office:value-type="string"><text:p text:style-name="P3">2</text:p></table:table-cell><table:table-cell table:style-name="Table6.A1" office:value-type="string"><text:p text:style-name="P3">3</text:p></table:table-cell><table:table-cell table:style-name="Table6.A1" office:value-type="string"><text:p text:style-name="P3">4</text:p></table:table-cell><table:table-cell table:style-name="Table6.A1" office:value-type="string"><text:p text:style-name="P3">5</text:p></table:table-cell><table:table-cell table:style-name="Table6.A1" office:value-type="string"><text:p text:style-name="P3">6</text:p></table:table-cell><table:table-cell table:style-name="Table6.A1" office:value-type="string"><text:p text:style-name="P3">7</text:p></table:table-cell><table:table-cell table:style-name="Table6.I1" office:value-type="string"><text:p text:style-name="P3">8</text:p></table:table-cell></table:table-row><table:table-row><table:table-cell table:style-name="Table6.A2" office:value-type="string"><text:p text:style-name="P3">ok</text:p></table:table-cell><table:table-cell table:style-name="Table6.A2" office:value-type="string"><text:p text:style-name="P2"/></table:table-cell><table:table-cell table:style-name="Table6.A2" office:value-type="string"><text:p text:style-name="P2"/></table:table-cell><table:table-cell table:style-name="Table6.A2" office:value-type="string"><text:p text:style-name="P2"/></table:table-cell><table:table-cell table:style-name="Table6.A2" office:value-type="string"><text:p text:style-name="P2"/></table:table-cell><table:table-cell table:style-name="Table6.A2" office:value-type="string"><text:p text:style-name="P2"/></table:table-cell><table:table-cell table:style-name="Table6.A2" office:value-type="string"><text:p text:style-name="P2"/></table:table-cell><table:table-cell table:style-name="Table6.A2" office:value-type="string"><text:p text:style-name="P2"/></table:table-cell><table:table-cell table:style-name="Table6.I2" office:value-type="string"><text:p text:style-name="P2"/></table:table-cell></table:table-row></table:table><text:p text:style-name="P18"/></draw:text-box></draw:frame></text:p>
      <text:p text:style-name="Standard"/>
      <text:p text:style-name="Standard"><draw:frame draw:style-name="fr2" draw:name="Frame4" text:anchor-type="as-char" svg:width="9.502cm" style:rel-width="100%" draw:z-index="2"><draw:text-box fo:min-height="5.001cm"><text:p text:style-name="P26"><text:span text:style-name="T2">RequestVote</text:span><text:span text:style-name="T3">RPC</text:span></text:p><table:table table:name="Table7" table:style-name="Table7"><table:table-column table:style-name="Table7.A"/><table:table-column table:style-name="Table7.B"/><table:table-row><table:table-cell table:style-name="Table7.A1" office:value-type="string"><text:p text:style-name="P4">term: </text:p></table:table-cell><table:table-cell table:style-name="Table7.B1" office:value-type="string"><text:p text:style-name="P6"/></table:table-cell></table:table-row><table:table-row><table:table-cell table:style-name="Table7.A1" office:value-type="string"><text:p text:style-name="P4"><text:span text:style-name="T1">candidate</text:span><text:span text:style-name="T4">I</text:span>d: </text:p></table:table-cell><table:table-cell table:style-name="Table7.B2" office:value-type="string"><text:p text:style-name="P6"/></table:table-cell></table:table-row><table:table-row><table:table-cell table:style-name="Table7.A1" office:value-type="string"><text:p text:style-name="P4"><text:span text:style-name="T1">last</text:span><text:span text:style-name="T4">L</text:span><text:span text:style-name="T1">og</text:span><text:span text:style-name="T4">I</text:span>ndex: </text:p></table:table-cell><table:table-cell table:style-name="Table7.B2" office:value-type="string"><text:p text:style-name="P6"/></table:table-cell></table:table-row><table:table-row><table:table-cell table:style-name="Table7.A1" office:value-type="string"><text:p text:style-name="P11">last<text:span text:style-name="T4">L</text:span>og<text:span text:style-name="T4">T</text:span>erm: </text:p></table:table-cell><table:table-cell table:style-name="Table7.B2" office:value-type="string"><text:p text:style-name="P7"/></table:table-cell></table:table-row><table:table-row><table:table-cell table:style-name="Table7.A1" office:value-type="string"><text:p text:style-name="P11"/></table:table-cell><table:table-cell table:style-name="Table7.A1" office:value-type="string"><text:p text:style-name="P7"/></table:table-cell></table:table-row></table:table><text:p text:style-name="P25">Response</text:p><table:table table:name="Table8" table:style-name="Table8"><table:table-column table:style-name="Table8.A" table:number-columns-repeated="8"/><table:table-column table:style-name="Table8.I"/><table:table-row><table:table-cell table:style-name="Table8.A1" office:value-type="string"><text:p text:style-name="P3">id</text:p></table:table-cell><table:table-cell table:style-name="Table8.A1" office:value-type="string"><text:p text:style-name="P3">1</text:p></table:table-cell><table:table-cell table:style-name="Table8.A1" office:value-type="string"><text:p text:style-name="P3">2</text:p></table:table-cell><table:table-cell table:style-name="Table8.A1" office:value-type="string"><text:p text:style-name="P3">3</text:p></table:table-cell><table:table-cell table:style-name="Table8.A1" office:value-type="string"><text:p text:style-name="P3">4</text:p></table:table-cell><table:table-cell table:style-name="Table8.A1" office:value-type="string"><text:p text:style-name="P3">5</text:p></table:table-cell><table:table-cell table:style-name="Table8.A1" office:value-type="string"><text:p text:style-name="P3">6</text:p></table:table-cell><table:table-cell table:style-name="Table8.A1" office:value-type="string"><text:p text:style-name="P3">7</text:p></table:table-cell><table:table-cell table:style-name="Table8.I1" office:value-type="string"><text:p text:style-name="P3">8</text:p></table:table-cell></table:table-row><table:table-row><table:table-cell table:style-name="Table8.A2" office:value-type="string"><text:p text:style-name="P3">ok</text:p></table:table-cell><table:table-cell table:style-name="Table8.A2" office:value-type="string"><text:p text:style-name="P2"/></table:table-cell><table:table-cell table:style-name="Table8.A2" office:value-type="string"><text:p text:style-name="P2"/></table:table-cell><table:table-cell table:style-name="Table8.A2" office:value-type="string"><text:p text:style-name="P2"/></table:table-cell><table:table-cell table:style-name="Table8.A2" office:value-type="string"><text:p text:style-name="P2"/></table:table-cell><table:table-cell table:style-name="Table8.A2" office:value-type="string"><text:p text:style-name="P2"/></table:table-cell><table:table-cell table:style-name="Table8.A2" office:value-type="string"><text:p text:style-name="P2"/></table:table-cell><table:table-cell table:style-name="Table8.A2" office:value-type="string"><text:p text:style-name="P2"/></table:table-cell><table:table-cell table:style-name="Table8.I2" office:value-type="string"><text:p text:style-name="P2"/></table:table-cell></table:table-row></table:table><text:p text:style-name="P1"/></draw:text-box></draw:frame></text:p>
      <text:p text:style-name="P29"><draw:frame draw:style-name="fr2" draw:name="Frame7" text:anchor-type="as-char" svg:width="9.502cm" style:rel-width="100%" draw:z-index="7"><draw:text-box fo:min-height="5.001cm"><text:p text:style-name="P26"><text:span text:style-name="T2">RequestVote</text:span><text:span text:style-name="T3">RPC</text:span></text:p><table:table table:name="Table11" table:style-name="Table11"><table:table-column table:style-name="Table11.A"/><table:table-column table:style-name="Table11.B"/><table:table-row><table:table-cell table:style-name="Table11.A1" office:value-type="string"><text:p text:style-name="P4">term: </text:p></table:table-cell><table:table-cell table:style-name="Table11.B1" office:value-type="string"><text:p text:style-name="P6"/></table:table-cell></table:table-row><table:table-row><table:table-cell table:style-name="Table11.A1" office:value-type="string"><text:p text:style-name="P4"><text:span text:style-name="T1">candidate</text:span><text:span text:style-name="T4">I</text:span>d: </text:p></table:table-cell><table:table-cell table:style-name="Table11.B2" office:value-type="string"><text:p text:style-name="P6"/></table:table-cell></table:table-row><table:table-row><table:table-cell table:style-name="Table11.A1" office:value-type="string"><text:p text:style-name="P4"><text:span text:style-name="T1">last</text:span><text:span text:style-name="T4">L</text:span><text:span text:style-name="T1">og</text:span><text:span text:style-name="T4">I</text:span>ndex: </text:p></table:table-cell><table:table-cell table:style-name="Table11.B2" office:value-type="string"><text:p text:style-name="P6"/></table:table-cell></table:table-row><table:table-row><table:table-cell table:style-name="Table11.A1" office:value-type="string"><text:p text:style-name="P11">last<text:span text:style-name="T4">L</text:span>og<text:span text:style-name="T4">T</text:span>erm: </text:p></table:table-cell><table:table-cell table:style-name="Table11.B2" office:value-type="string"><text:p text:style-name="P7"/></table:table-cell></table:table-row><table:table-row><table:table-cell table:style-name="Table11.A1" office:value-type="string"><text:p text:style-name="P11"/></table:table-cell><table:table-cell table:style-name="Table11.A1" office:value-type="string"><text:p text:style-name="P7"/></table:table-cell></table:table-row></table:table><text:p text:style-name="P25">Response</text:p><table:table table:name="Table12" table:style-name="Table12"><table:table-column table:style-name="Table12.A" table:number-columns-repeated="8"/><table:table-column table:style-name="Table12.I"/><table:table-row><table:table-cell table:style-name="Table12.A1" office:value-type="string"><text:p text:style-name="P3">id</text:p></table:table-cell><table:table-cell table:style-name="Table12.A1" office:value-type="string"><text:p text:style-name="P3">1</text:p></table:table-cell><table:table-cell table:style-name="Table12.A1" office:value-type="string"><text:p text:style-name="P3">2</text:p></table:table-cell><table:table-cell table:style-name="Table12.A1" office:value-type="string"><text:p text:style-name="P3">3</text:p></table:table-cell><table:table-cell table:style-name="Table12.A1" office:value-type="string"><text:p text:style-name="P3">4</text:p></table:table-cell><table:table-cell table:style-name="Table12.A1" office:value-type="string"><text:p text:style-name="P3">5</text:p></table:table-cell><table:table-cell table:style-name="Table12.A1" office:value-type="string"><text:p text:style-name="P3">6</text:p></table:table-cell><table:table-cell table:style-name="Table12.A1" office:value-type="string"><text:p text:style-name="P3">7</text:p></table:table-cell><table:table-cell table:style-name="Table12.I1" office:value-type="string"><text:p text:style-name="P3">8</text:p></table:table-cell></table:table-row><table:table-row><table:table-cell table:style-name="Table12.A2" office:value-type="string"><text:p text:style-name="P3">ok</text:p></table:table-cell><table:table-cell table:style-name="Table12.A2" office:value-type="string"><text:p text:style-name="P2"/></table:table-cell><table:table-cell table:style-name="Table12.A2" office:value-type="string"><text:p text:style-name="P2"/></table:table-cell><table:table-cell table:style-name="Table12.A2" office:value-type="string"><text:p text:style-name="P2"/></table:table-cell><table:table-cell table:style-name="Table12.A2" office:value-type="string"><text:p text:style-name="P2"/></table:table-cell><table:table-cell table:style-name="Table12.A2" office:value-type="string"><text:p text:style-name="P2"/></table:table-cell><table:table-cell table:style-name="Table12.A2" office:value-type="string"><text:p text:style-name="P2"/></table:table-cell><table:table-cell table:style-name="Table12.A2" office:value-type="string"><text:p text:style-name="P2"/></table:table-cell><table:table-cell table:style-name="Table12.I2" office:value-type="string"><text:p text:style-name="P2"/></table:table-cell></table:table-row></table:table><text:p text:style-name="P1"/></draw:text-box></draw:frame></text:p>
      <text:p text:style-name="P29"/>
      <text:p text:style-name="P29"><draw:frame draw:style-name="fr2" draw:name="Frame8" text:anchor-type="as-char" svg:width="9.502cm" style:rel-width="100%" draw:z-index="8"><draw:text-box fo:min-height="5.001cm"><text:p text:style-name="P26"><text:span text:style-name="T2">RequestVote</text:span><text:span text:style-name="T3">RPC</text:span></text:p><table:table table:name="Table19" table:style-name="Table19"><table:table-column table:style-name="Table19.A"/><table:table-column table:style-name="Table19.B"/><table:table-row><table:table-cell table:style-name="Table19.A1" office:value-type="string"><text:p text:style-name="P4">term: </text:p></table:table-cell><table:table-cell table:style-name="Table19.B1" office:value-type="string"><text:p text:style-name="P6"/></table:table-cell></table:table-row><table:table-row><table:table-cell table:style-name="Table19.A1" office:value-type="string"><text:p text:style-name="P4"><text:span text:style-name="T1">candidate</text:span><text:span text:style-name="T4">I</text:span>d: </text:p></table:table-cell><table:table-cell table:style-name="Table19.B2" office:value-type="string"><text:p text:style-name="P6"/></table:table-cell></table:table-row><table:table-row><table:table-cell table:style-name="Table19.A1" office:value-type="string"><text:p text:style-name="P4"><text:span text:style-name="T1">last</text:span><text:span text:style-name="T4">L</text:span><text:span text:style-name="T1">og</text:span><text:span text:style-name="T4">I</text:span>ndex: </text:p></table:table-cell><table:table-cell table:style-name="Table19.B2" office:value-type="string"><text:p text:style-name="P6"/></table:table-cell></table:table-row><table:table-row><table:table-cell table:style-name="Table19.A1" office:value-type="string"><text:p text:style-name="P11">last<text:span text:style-name="T4">L</text:span>og<text:span text:style-name="T4">T</text:span>erm: </text:p></table:table-cell><table:table-cell table:style-name="Table19.B2" office:value-type="string"><text:p text:style-name="P7"/></table:table-cell></table:table-row><table:table-row><table:table-cell table:style-name="Table19.A1" office:value-type="string"><text:p text:style-name="P11"/></table:table-cell><table:table-cell table:style-name="Table19.A1" office:value-type="string"><text:p text:style-name="P7"/></table:table-cell></table:table-row></table:table><text:p text:style-name="P25">Response</text:p><table:table table:name="Table20" table:style-name="Table20"><table:table-column table:style-name="Table20.A" table:number-columns-repeated="8"/><table:table-column table:style-name="Table20.I"/><table:table-row><table:table-cell table:style-name="Table20.A1" office:value-type="string"><text:p text:style-name="P3">id</text:p></table:table-cell><table:table-cell table:style-name="Table20.A1" office:value-type="string"><text:p text:style-name="P3">1</text:p></table:table-cell><table:table-cell table:style-name="Table20.A1" office:value-type="string"><text:p text:style-name="P3">2</text:p></table:table-cell><table:table-cell table:style-name="Table20.A1" office:value-type="string"><text:p text:style-name="P3">3</text:p></table:table-cell><table:table-cell table:style-name="Table20.A1" office:value-type="string"><text:p text:style-name="P3">4</text:p></table:table-cell><table:table-cell table:style-name="Table20.A1" office:value-type="string"><text:p text:style-name="P3">5</text:p></table:table-cell><table:table-cell table:style-name="Table20.A1" office:value-type="string"><text:p text:style-name="P3">6</text:p></table:table-cell><table:table-cell table:style-name="Table20.A1" office:value-type="string"><text:p text:style-name="P3">7</text:p></table:table-cell><table:table-cell table:style-name="Table20.I1" office:value-type="string"><text:p text:style-name="P3">8</text:p></table:table-cell></table:table-row><table:table-row><table:table-cell table:style-name="Table20.A2" office:value-type="string"><text:p text:style-name="P3">ok</text:p></table:table-cell><table:table-cell table:style-name="Table20.A2" office:value-type="string"><text:p text:style-name="P2"/></table:table-cell><table:table-cell table:style-name="Table20.A2" office:value-type="string"><text:p text:style-name="P2"/></table:table-cell><table:table-cell table:style-name="Table20.A2" office:value-type="string"><text:p text:style-name="P2"/></table:table-cell><table:table-cell table:style-name="Table20.A2" office:value-type="string"><text:p text:style-name="P2"/></table:table-cell><table:table-cell table:style-name="Table20.A2" office:value-type="string"><text:p text:style-name="P2"/></table:table-cell><table:table-cell table:style-name="Table20.A2" office:value-type="string"><text:p text:style-name="P2"/></table:table-cell><table:table-cell table:style-name="Table20.A2" office:value-type="string"><text:p text:style-name="P2"/></table:table-cell><table:table-cell table:style-name="Table20.I2" office:value-type="string"><text:p text:style-name="P2"/></table:table-cell></table:table-row></table:table><text:p text:style-name="P18"/></draw:text-box></draw:frame></text:p>
      <text:p text:style-name="P29"/>
      <text:p text:style-name="P29"><draw:frame draw:style-name="fr2" draw:name="Frame6" text:anchor-type="as-char" svg:width="9.502cm" style:rel-width="100%" draw:z-index="3"><draw:text-box fo:min-height="5.001cm"><text:p text:style-name="P26"><text:span text:style-name="T2">RequestVote</text:span><text:span text:style-name="T3">RPC</text:span></text:p><table:table table:name="Table9" table:style-name="Table9"><table:table-column table:style-name="Table9.A"/><table:table-column table:style-name="Table9.B"/><table:table-row><table:table-cell table:style-name="Table9.A1" office:value-type="string"><text:p text:style-name="P4">term: </text:p></table:table-cell><table:table-cell table:style-name="Table9.B1" office:value-type="string"><text:p text:style-name="P6"/></table:table-cell></table:table-row><table:table-row><table:table-cell table:style-name="Table9.A1" office:value-type="string"><text:p text:style-name="P4"><text:span text:style-name="T1">candidate</text:span><text:span text:style-name="T4">I</text:span>d: </text:p></table:table-cell><table:table-cell table:style-name="Table9.B2" office:value-type="string"><text:p text:style-name="P6"/></table:table-cell></table:table-row><table:table-row><table:table-cell table:style-name="Table9.A1" office:value-type="string"><text:p text:style-name="P4"><text:span text:style-name="T1">last</text:span><text:span text:style-name="T4">L</text:span><text:span text:style-name="T1">og</text:span><text:span text:style-name="T4">I</text:span>ndex: </text:p></table:table-cell><table:table-cell table:style-name="Table9.B2" office:value-type="string"><text:p text:style-name="P6"/></table:table-cell></table:table-row><table:table-row><table:table-cell table:style-name="Table9.A1" office:value-type="string"><text:p text:style-name="P11">last<text:span text:style-name="T4">L</text:span>og<text:span text:style-name="T4">T</text:span>erm: </text:p></table:table-cell><table:table-cell table:style-name="Table9.B2" office:value-type="string"><text:p text:style-name="P7"/></table:table-cell></table:table-row><table:table-row><table:table-cell table:style-name="Table9.A1" office:value-type="string"><text:p text:style-name="P11"/></table:table-cell><table:table-cell table:style-name="Table9.A1" office:value-type="string"><text:p text:style-name="P7"/></table:table-cell></table:table-row></table:table><text:p text:style-name="P25">Response</text:p><table:table table:name="Table10" table:style-name="Table10"><table:table-column table:style-name="Table10.A" table:number-columns-repeated="8"/><table:table-column table:style-name="Table10.I"/><table:table-row><table:table-cell table:style-name="Table10.A1" office:value-type="string"><text:p text:style-name="P3">id</text:p></table:table-cell><table:table-cell table:style-name="Table10.A1" office:value-type="string"><text:p text:style-name="P3">1</text:p></table:table-cell><table:table-cell table:style-name="Table10.A1" office:value-type="string"><text:p text:style-name="P3">2</text:p></table:table-cell><table:table-cell table:style-name="Table10.A1" office:value-type="string"><text:p text:style-name="P3">3</text:p></table:table-cell><table:table-cell table:style-name="Table10.A1" office:value-type="string"><text:p text:style-name="P3">4</text:p></table:table-cell><table:table-cell table:style-name="Table10.A1" office:value-type="string"><text:p text:style-name="P3">5</text:p></table:table-cell><table:table-cell table:style-name="Table10.A1" office:value-type="string"><text:p text:style-name="P3">6</text:p></table:table-cell><table:table-cell table:style-name="Table10.A1" office:value-type="string"><text:p text:style-name="P3">7</text:p></table:table-cell><table:table-cell table:style-name="Table10.I1" office:value-type="string"><text:p text:style-name="P3">8</text:p></table:table-cell></table:table-row><table:table-row><table:table-cell table:style-name="Table10.A2" office:value-type="string"><text:p text:style-name="P3">ok</text:p></table:table-cell><table:table-cell table:style-name="Table10.A2" office:value-type="string"><text:p text:style-name="P2"/></table:table-cell><table:table-cell table:style-name="Table10.A2" office:value-type="string"><text:p text:style-name="P2"/></table:table-cell><table:table-cell table:style-name="Table10.A2" office:value-type="string"><text:p text:style-name="P2"/></table:table-cell><table:table-cell table:style-name="Table10.A2" office:value-type="string"><text:p text:style-name="P2"/></table:table-cell><table:table-cell table:style-name="Table10.A2" office:value-type="string"><text:p text:style-name="P2"/></table:table-cell><table:table-cell table:style-name="Table10.A2" office:value-type="string"><text:p text:style-name="P2"/></table:table-cell><table:table-cell table:style-name="Table10.A2" office:value-type="string"><text:p text:style-name="P2"/></table:table-cell><table:table-cell table:style-name="Table10.I2" office:value-type="string"><text:p text:style-name="P2"/></table:table-cell></table:table-row></table:table><text:p text:style-name="P1"/></draw:text-box></draw:frame></text:p>
      <text:p text:style-name="P29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" fo:font-family="'Liberation Serif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18pt" fo:font-weight="bold" officeooo:rsid="000fa442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998cm">
          <style:column-sep style:width="0.009cm" style:color="#000000" style:height="100%" style:style="dotte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00:28:15.967211981</meta:creation-date>
    <meta:editing-duration>PT1H37M40S</meta:editing-duration>
    <meta:editing-cycles>10</meta:editing-cycles>
    <meta:generator>LibreOffice/7.4.3.2$Linux_X86_64 LibreOffice_project/8d7af0b9f05ca3f6bf3593323f061d3291e2ce28</meta:generator>
    <dc:date>2022-12-08T11:53:18.729821448</dc:date>
    <meta:document-statistic meta:table-count="40" meta:image-count="0" meta:object-count="0" meta:page-count="5" meta:paragraph-count="336" meta:word-count="328" meta:character-count="1561" meta:non-whitespace-character-count="1450"/>
  </office:meta>
</office:document-meta>
</file>